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5" style:family="paragraph" style:parent-style-name="Standard">
      <style:text-properties fo:color="#993300" style:font-name="Arial" fo:font-size="10pt" fo:font-weight="bold" style:font-size-asian="10pt" style:font-weight-asian="bold" style:font-name-complex="Arial" style:font-size-complex="10pt"/>
    </style:style>
    <style:style style:name="P6"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7"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8" style:family="paragraph" style:parent-style-name="Standard">
      <style:text-properties style:font-name="Courier New" fo:font-size="10pt" style:font-size-asian="10pt" style:font-name-complex="Courier New" style:font-size-complex="10pt"/>
    </style:style>
    <style:style style:name="P9" style:family="paragraph" style:parent-style-name="Standard">
      <style:text-properties officeooo:paragraph-rsid="00105b51"/>
    </style:style>
    <style:style style:name="P10" style:family="paragraph" style:parent-style-name="Standard">
      <style:text-properties officeooo:paragraph-rsid="0011d03f"/>
    </style:style>
    <style:style style:name="P11" style:family="paragraph" style:parent-style-name="Standard">
      <style:text-properties officeooo:paragraph-rsid="0016a8b4"/>
    </style:style>
    <style:style style:name="P12" style:family="paragraph" style:parent-style-name="Standard">
      <style:text-properties officeooo:paragraph-rsid="001855b2"/>
    </style:style>
    <style:style style:name="P13" style:family="paragraph" style:parent-style-name="Standard">
      <style:text-properties officeooo:paragraph-rsid="00196747"/>
    </style:style>
    <style:style style:name="P14" style:family="paragraph" style:parent-style-name="Standard">
      <style:paragraph-properties fo:text-align="justify" style:justify-single-word="false"/>
      <style:text-properties officeooo:rsid="001d4eb3" officeooo:paragraph-rsid="001d4eb3"/>
    </style:style>
    <style:style style:name="P15" style:family="paragraph" style:parent-style-name="Standard">
      <style:paragraph-properties fo:margin-left="0in" fo:margin-right="0in" fo:text-indent="0.248in" style:auto-text-indent="false"/>
    </style:style>
    <style:style style:name="P16" style:family="paragraph" style:parent-style-name="Standard">
      <style:paragraph-properties fo:margin-left="0in" fo:margin-right="0in" fo:text-align="justify" style:justify-single-word="false" fo:text-indent="0.248in" style:auto-text-indent="false"/>
    </style:style>
    <style:style style:name="P17" style:family="paragraph" style:parent-style-name="Standard">
      <style:paragraph-properties fo:margin-left="0in" fo:margin-right="0in" fo:text-align="justify" style:justify-single-word="false" fo:text-indent="0.248in" style:auto-text-indent="false" style:text-autospace="none"/>
    </style:style>
    <style:style style:name="P18"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19"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0"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4" style:family="paragraph" style:parent-style-name="Standard">
      <style:paragraph-properties fo:margin-left="0in" fo:margin-right="0in" fo:text-indent="0.248in" style:auto-text-indent="false"/>
      <style:text-properties fo:language="en" fo:country="US"/>
    </style:style>
    <style:style style:name="P25" style:family="paragraph" style:parent-style-name="Standard">
      <style:paragraph-properties fo:margin-left="0in" fo:margin-right="0in" fo:text-align="justify" style:justify-single-word="false" fo:text-indent="0.248in" style:auto-text-indent="false"/>
      <style:text-properties fo:language="en" fo:country="US"/>
    </style:style>
    <style:style style:name="P26"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27" style:family="paragraph" style:parent-style-name="Standard">
      <style:paragraph-properties fo:margin-left="0in" fo:margin-right="0in" fo:text-indent="0.248in" style:auto-text-indent="false"/>
      <style:text-properties fo:color="#008000" fo:language="en" fo:country="US"/>
    </style:style>
    <style:style style:name="P28"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29" style:family="paragraph" style:parent-style-name="Standard">
      <style:paragraph-properties fo:margin-left="0in" fo:margin-right="0in" fo:text-indent="0.248in" style:auto-text-indent="false"/>
      <style:text-properties fo:color="#0000ff"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1"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2"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3"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34"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35"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36"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37"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38"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39" style:family="paragraph" style:parent-style-name="Standard">
      <style:paragraph-properties fo:keep-with-next="always"/>
    </style:style>
    <style:style style:name="P40"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1" style:family="paragraph" style:parent-style-name="Standard">
      <style:paragraph-properties fo:margin-left="0.2402in" fo:margin-right="0in" fo:text-align="justify" style:justify-single-word="false" fo:text-indent="0in" style:auto-text-indent="false"/>
      <style:text-properties fo:language="en" fo:country="US"/>
    </style:style>
    <style:style style:name="P42" style:family="paragraph" style:parent-style-name="Body_20_Text_20_First_20_Indent_20_2">
      <style:paragraph-properties fo:margin-left="0.1972in" fo:margin-right="0in" fo:text-align="justify" style:justify-single-word="false" fo:text-indent="0in" style:auto-text-indent="false"/>
    </style:style>
    <style:style style:name="P43" style:family="paragraph" style:parent-style-name="Body_20_Text_20_Indent_20_3">
      <style:paragraph-properties fo:text-align="justify" style:justify-single-word="false"/>
    </style:style>
    <style:style style:name="P44"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45"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46"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47" style:family="paragraph" style:parent-style-name="Heading_20_1">
      <style:text-properties fo:language="en" fo:country="US"/>
    </style:style>
    <style:style style:name="P48" style:family="paragraph" style:parent-style-name="Heading_20_1" style:master-page-name="Standard">
      <style:paragraph-properties style:page-number="auto"/>
      <style:text-properties fo:font-size="18pt" fo:language="en" fo:country="US" style:font-size-asian="18pt" style:font-size-complex="18pt"/>
    </style:style>
    <style:style style:name="P49" style:family="paragraph" style:parent-style-name="Heading_20_1">
      <style:paragraph-properties fo:break-before="page"/>
      <style:text-properties fo:language="en" fo:country="US"/>
    </style:style>
    <style:style style:name="P50" style:family="paragraph" style:parent-style-name="Heading_20_5">
      <style:text-properties fo:language="en" fo:country="US" fo:font-style="normal" style:font-style-asian="normal"/>
    </style:style>
    <style:style style:name="P51" style:family="paragraph" style:parent-style-name="Heading_20_5">
      <style:text-properties officeooo:paragraph-rsid="00186cb7"/>
    </style:style>
    <style:style style:name="P52"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53" style:family="paragraph" style:parent-style-name="Heading_20_2">
      <style:text-properties fo:language="en" fo:country="US"/>
    </style:style>
    <style:style style:name="P54" style:family="paragraph" style:parent-style-name="Heading_20_4">
      <style:text-properties fo:language="en" fo:country="US"/>
    </style:style>
    <style:style style:name="P55" style:family="paragraph" style:parent-style-name="Heading_20_4" style:list-style-name="WW8Num6">
      <style:text-properties fo:language="en" fo:country="US"/>
    </style:style>
    <style:style style:name="P56" style:family="paragraph" style:parent-style-name="Heading_20_7">
      <style:text-properties fo:language="en" fo:country="US" fo:font-weight="bold" style:font-weight-asian="bold"/>
    </style:style>
    <style:style style:name="P57" style:family="paragraph" style:parent-style-name="Heading_20_7">
      <style:paragraph-properties fo:keep-with-next="always"/>
    </style:style>
    <style:style style:name="P58" style:family="paragraph" style:parent-style-name="Style_20_Heading_20_9_20__2b__20_12_20_pt_20_Bold_20_Green">
      <style:text-properties fo:language="en" fo:country="US"/>
    </style:style>
    <style:style style:name="P59" style:family="paragraph" style:parent-style-name="Style_20_Heading_20_9_20__2b__20_12_20_pt_20_Bold">
      <style:text-properties fo:language="en" fo:country="US"/>
    </style:style>
    <style:style style:name="P60" style:family="paragraph" style:parent-style-name="Standard" style:list-style-name="WW8Num16">
      <style:paragraph-properties fo:text-align="justify" style:justify-single-word="false"/>
    </style:style>
    <style:style style:name="P61" style:family="paragraph" style:parent-style-name="Standard" style:list-style-name="WW8Num18">
      <style:paragraph-properties fo:text-align="justify" style:justify-single-word="false"/>
    </style:style>
    <style:style style:name="P62" style:family="paragraph" style:parent-style-name="Standard" style:list-style-name="WW8Num17">
      <style:paragraph-properties fo:text-align="justify" style:justify-single-word="false"/>
    </style:style>
    <style:style style:name="P63" style:family="paragraph" style:parent-style-name="Standard" style:list-style-name="WW8Num2">
      <style:paragraph-properties fo:text-align="justify" style:justify-single-word="false"/>
    </style:style>
    <style:style style:name="P64" style:family="paragraph" style:parent-style-name="Standard" style:list-style-name="WW8Num14">
      <style:paragraph-properties fo:text-align="justify" style:justify-single-word="false"/>
    </style:style>
    <style:style style:name="P65" style:family="paragraph" style:parent-style-name="Standard" style:list-style-name="WW8Num10">
      <style:paragraph-properties fo:text-align="justify" style:justify-single-word="false"/>
    </style:style>
    <style:style style:name="P66" style:family="paragraph" style:parent-style-name="Standard" style:list-style-name="WW8Num28">
      <style:paragraph-properties fo:text-align="justify" style:justify-single-word="false"/>
    </style:style>
    <style:style style:name="P67" style:family="paragraph" style:parent-style-name="Standard" style:list-style-name="WW8Num7">
      <style:paragraph-properties fo:text-align="justify" style:justify-single-word="false"/>
    </style:style>
    <style:style style:name="P68" style:family="paragraph" style:parent-style-name="Standard" style:list-style-name="WW8Num19">
      <style:paragraph-properties fo:text-align="justify" style:justify-single-word="false"/>
    </style:style>
    <style:style style:name="P69" style:family="paragraph" style:parent-style-name="Standard" style:list-style-name="WW8Num3">
      <style:paragraph-properties fo:text-align="justify" style:justify-single-word="false"/>
    </style:style>
    <style:style style:name="P70" style:family="paragraph" style:parent-style-name="Standard" style:list-style-name="WW8Num22">
      <style:paragraph-properties fo:text-align="justify" style:justify-single-word="false"/>
    </style:style>
    <style:style style:name="P71" style:family="paragraph" style:parent-style-name="Standard" style:list-style-name="WW8Num12">
      <style:paragraph-properties fo:text-align="justify" style:justify-single-word="false"/>
    </style:style>
    <style:style style:name="P72" style:family="paragraph" style:parent-style-name="Standard" style:list-style-name="WW8Num8">
      <style:paragraph-properties fo:text-align="justify" style:justify-single-word="false"/>
    </style:style>
    <style:style style:name="P73" style:family="paragraph" style:parent-style-name="Standard" style:list-style-name="WW8Num13">
      <style:paragraph-properties fo:text-align="justify" style:justify-single-word="false"/>
    </style:style>
    <style:style style:name="P74" style:family="paragraph" style:parent-style-name="Standard" style:list-style-name="WW8Num30">
      <style:paragraph-properties fo:text-align="justify" style:justify-single-word="false"/>
    </style:style>
    <style:style style:name="P75" style:family="paragraph" style:parent-style-name="Standard" style:list-style-name="WW8Num26">
      <style:paragraph-properties fo:text-align="justify" style:justify-single-word="false"/>
    </style:style>
    <style:style style:name="P76" style:family="paragraph" style:parent-style-name="Standard" style:list-style-name="WW8Num31">
      <style:paragraph-properties fo:text-align="justify" style:justify-single-word="false"/>
    </style:style>
    <style:style style:name="P77" style:family="paragraph" style:parent-style-name="Standard" style:list-style-name="WW8Num27">
      <style:paragraph-properties fo:text-align="justify" style:justify-single-word="false"/>
    </style:style>
    <style:style style:name="P78" style:family="paragraph" style:parent-style-name="Standard" style:list-style-name="WW8Num6">
      <style:paragraph-properties fo:text-align="justify" style:justify-single-word="false"/>
    </style:style>
    <style:style style:name="P79" style:family="paragraph" style:parent-style-name="Standard" style:list-style-name="WW8Num4">
      <style:paragraph-properties fo:text-align="justify" style:justify-single-word="false"/>
    </style:style>
    <style:style style:name="P80" style:family="paragraph" style:parent-style-name="Standard" style:list-style-name="WW8Num34">
      <style:paragraph-properties fo:text-align="justify" style:justify-single-word="false"/>
    </style:style>
    <style:style style:name="P81" style:family="paragraph" style:parent-style-name="Standard" style:list-style-name="WW8Num5">
      <style:paragraph-properties fo:text-align="justify" style:justify-single-word="false"/>
    </style:style>
    <style:style style:name="P82" style:family="paragraph" style:parent-style-name="Standard" style:list-style-name="WW8Num1">
      <style:paragraph-properties fo:text-align="justify" style:justify-single-word="false"/>
    </style:style>
    <style:style style:name="P83" style:family="paragraph" style:parent-style-name="Standard" style:list-style-name="WW8Num25">
      <style:paragraph-properties fo:text-align="justify" style:justify-single-word="false"/>
    </style:style>
    <style:style style:name="P84" style:family="paragraph" style:parent-style-name="Standard" style:list-style-name="WW8Num21">
      <style:paragraph-properties fo:text-align="justify" style:justify-single-word="false"/>
    </style:style>
    <style:style style:name="P85" style:family="paragraph" style:parent-style-name="Standard" style:list-style-name="WW8Num16">
      <style:paragraph-properties fo:text-align="justify" style:justify-single-word="false"/>
      <style:text-properties fo:language="en" fo:country="US"/>
    </style:style>
    <style:style style:name="P86" style:family="paragraph" style:parent-style-name="Standard" style:list-style-name="WW8Num18">
      <style:paragraph-properties fo:text-align="justify" style:justify-single-word="false"/>
      <style:text-properties fo:language="en" fo:country="US"/>
    </style:style>
    <style:style style:name="P87" style:family="paragraph" style:parent-style-name="Standard" style:list-style-name="WW8Num24">
      <style:paragraph-properties fo:text-align="justify" style:justify-single-word="false"/>
      <style:text-properties fo:language="en" fo:country="US"/>
    </style:style>
    <style:style style:name="P88" style:family="paragraph" style:parent-style-name="Standard" style:list-style-name="WW8Num29">
      <style:paragraph-properties fo:text-align="justify" style:justify-single-word="false"/>
      <style:text-properties fo:language="en" fo:country="US"/>
    </style:style>
    <style:style style:name="P89" style:family="paragraph" style:parent-style-name="Standard" style:list-style-name="WW8Num3">
      <style:paragraph-properties fo:text-align="justify" style:justify-single-word="false"/>
      <style:text-properties fo:language="en" fo:country="US"/>
    </style:style>
    <style:style style:name="P90" style:family="paragraph" style:parent-style-name="Standard" style:list-style-name="WW8Num9">
      <style:paragraph-properties fo:text-align="justify" style:justify-single-word="false"/>
      <style:text-properties fo:language="en" fo:country="US"/>
    </style:style>
    <style:style style:name="P91" style:family="paragraph" style:parent-style-name="Standard" style:list-style-name="WW8Num30">
      <style:paragraph-properties fo:text-align="justify" style:justify-single-word="false"/>
      <style:text-properties fo:language="en" fo:country="US"/>
    </style:style>
    <style:style style:name="P92" style:family="paragraph" style:parent-style-name="Standard" style:list-style-name="WW8Num26">
      <style:paragraph-properties fo:text-align="justify" style:justify-single-word="false"/>
      <style:text-properties fo:language="en" fo:country="US"/>
    </style:style>
    <style:style style:name="P93" style:family="paragraph" style:parent-style-name="Standard" style:list-style-name="WW8Num27">
      <style:paragraph-properties fo:text-align="justify" style:justify-single-word="false"/>
      <style:text-properties fo:language="en" fo:country="US"/>
    </style:style>
    <style:style style:name="P94" style:family="paragraph" style:parent-style-name="Standard" style:list-style-name="WW8Num6">
      <style:paragraph-properties fo:text-align="justify" style:justify-single-word="false"/>
      <style:text-properties fo:language="en" fo:country="US"/>
    </style:style>
    <style:style style:name="P95" style:family="paragraph" style:parent-style-name="Standard" style:list-style-name="WW8Num4">
      <style:paragraph-properties fo:text-align="justify" style:justify-single-word="false"/>
      <style:text-properties fo:language="en" fo:country="US"/>
    </style:style>
    <style:style style:name="P96" style:family="paragraph" style:parent-style-name="Standard" style:list-style-name="WW8Num34">
      <style:paragraph-properties fo:text-align="justify" style:justify-single-word="false"/>
      <style:text-properties fo:language="en" fo:country="US"/>
    </style:style>
    <style:style style:name="P97" style:family="paragraph" style:parent-style-name="Standard" style:list-style-name="WW8Num23">
      <style:paragraph-properties fo:text-align="justify" style:justify-single-word="false"/>
      <style:text-properties fo:language="en" fo:country="US"/>
    </style:style>
    <style:style style:name="P98" style:family="paragraph" style:parent-style-name="Standard" style:list-style-name="WW8Num25">
      <style:paragraph-properties fo:text-align="justify" style:justify-single-word="false"/>
      <style:text-properties fo:language="en" fo:country="US"/>
    </style:style>
    <style:style style:name="P99"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100" style:family="paragraph" style:parent-style-name="Standard" style:list-style-name="WW8Num20">
      <style:paragraph-properties fo:text-align="justify" style:justify-single-word="false"/>
      <style:text-properties fo:color="#800080" fo:language="en" fo:country="US"/>
    </style:style>
    <style:style style:name="P101" style:family="paragraph" style:parent-style-name="Standard" style:list-style-name="WW8Num20">
      <style:paragraph-properties fo:text-align="justify" style:justify-single-word="false"/>
      <style:text-properties fo:color="#008000" fo:language="en" fo:country="US"/>
    </style:style>
    <style:style style:name="P102" style:family="paragraph" style:parent-style-name="Standard" style:list-style-name="WW8Num20">
      <style:paragraph-properties fo:text-align="justify" style:justify-single-word="false"/>
      <style:text-properties fo:color="#0000ff" fo:language="en" fo:country="US"/>
    </style:style>
    <style:style style:name="P103" style:family="paragraph" style:parent-style-name="Standard" style:list-style-name="L1">
      <style:paragraph-properties fo:text-align="justify" style:justify-single-word="false"/>
      <style:text-properties officeooo:rsid="00196747" officeooo:paragraph-rsid="00196747"/>
    </style:style>
    <style:style style:name="P104" style:family="paragraph" style:parent-style-name="Standard" style:list-style-name="L1">
      <style:paragraph-properties fo:text-align="justify" style:justify-single-word="false"/>
      <style:text-properties officeooo:rsid="001bd12a" officeooo:paragraph-rsid="001c48e9"/>
    </style:style>
    <style:style style:name="P105" style:family="paragraph" style:parent-style-name="Standard" style:list-style-name="L1">
      <style:paragraph-properties fo:text-align="justify" style:justify-single-word="false"/>
      <style:text-properties officeooo:rsid="001bd12a" officeooo:paragraph-rsid="001d4eb3"/>
    </style:style>
    <style:style style:name="P106"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07" style:family="paragraph" style:parent-style-name="Standard">
      <style:text-properties officeooo:paragraph-rsid="00288ad6"/>
    </style:style>
    <style:style style:name="P108" style:family="paragraph" style:parent-style-name="Standard">
      <style:text-properties fo:color="#993300" style:font-name="Arial" fo:font-size="10pt" fo:language="en" fo:country="US" fo:font-weight="bold" officeooo:paragraph-rsid="00288ad6" style:font-size-asian="10pt" style:font-weight-asian="bold" style:font-name-complex="Arial" style:font-size-complex="10pt"/>
    </style:style>
    <style:style style:name="P109" style:family="paragraph" style:parent-style-name="Standard" style:list-style-name="WW8Num33">
      <style:paragraph-properties fo:text-align="justify" style:justify-single-word="false" fo:keep-together="always" fo:keep-with-next="always"/>
      <style:text-properties fo:language="en" fo:country="US"/>
    </style:style>
    <style:style style:name="P110" style:family="paragraph" style:parent-style-name="Standard" style:list-style-name="WW8Num33">
      <style:paragraph-properties fo:text-align="justify" style:justify-single-word="false" fo:keep-together="always" fo:keep-with-next="always"/>
    </style:style>
    <style:style style:name="P111"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2"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3"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4"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15" style:family="paragraph" style:parent-style-name="Standard">
      <style:paragraph-properties fo:margin-left="0in" fo:margin-right="0in" fo:text-align="justify" style:justify-single-word="false" fo:text-indent="0.248in" style:auto-text-indent="false"/>
      <style:text-properties fo:language="en" fo:country="US" officeooo:rsid="00200395"/>
    </style:style>
    <style:style style:name="P116"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117"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font-style="italic" style:font-style-asian="italic"/>
    </style:style>
    <style:style style:name="T45" style:family="text">
      <style:text-properties fo:font-style="italic" fo:font-weight="bold" style:font-style-asian="italic" style:font-weight-asian="bold"/>
    </style:style>
    <style:style style:name="T46" style:family="text">
      <style:text-properties fo:font-weight="bold" style:font-weight-asian="bold"/>
    </style:style>
    <style:style style:name="T47" style:family="text">
      <style:text-properties fo:color="#008000" fo:language="en" fo:country="US"/>
    </style:style>
    <style:style style:name="T48" style:family="text">
      <style:text-properties fo:color="#008000" fo:language="en" fo:country="US" fo:font-style="italic" fo:font-weight="bold" style:font-style-asian="italic" style:font-weight-asian="bold"/>
    </style:style>
    <style:style style:name="T49" style:family="text">
      <style:text-properties fo:color="#008000" fo:language="en" fo:country="US" fo:font-style="italic" style:font-style-asian="italic"/>
    </style:style>
    <style:style style:name="T50" style:family="text">
      <style:text-properties fo:color="#008000" fo:language="en" fo:country="US" fo:font-weight="bold" style:font-weight-asian="bold"/>
    </style:style>
    <style:style style:name="T51" style:family="text">
      <style:text-properties fo:color="#0000ff"/>
    </style:style>
    <style:style style:name="T52" style:family="text">
      <style:text-properties fo:color="#0000ff" fo:font-style="italic" style:font-style-asian="italic"/>
    </style:style>
    <style:style style:name="T53" style:family="text">
      <style:text-properties fo:color="#0000ff" fo:language="en" fo:country="US"/>
    </style:style>
    <style:style style:name="T54" style:family="text">
      <style:text-properties fo:color="#0000ff" fo:language="en" fo:country="US" fo:font-style="italic" fo:font-weight="bold" style:font-style-asian="italic" style:font-weight-asian="bold"/>
    </style:style>
    <style:style style:name="T55" style:family="text">
      <style:text-properties fo:color="#0000ff" fo:language="en" fo:country="US" fo:font-style="italic" style:font-style-asian="italic"/>
    </style:style>
    <style:style style:name="T56" style:family="text">
      <style:text-properties fo:color="#0000ff" fo:language="en" fo:country="US" fo:font-style="italic" officeooo:rsid="0011d03f" style:font-style-asian="italic"/>
    </style:style>
    <style:style style:name="T57" style:family="text">
      <style:text-properties fo:color="#0000ff" fo:language="en" fo:country="US" fo:font-style="italic" officeooo:rsid="0011e012" style:font-style-asian="italic"/>
    </style:style>
    <style:style style:name="T58" style:family="text">
      <style:text-properties fo:color="#0000ff" fo:language="en" fo:country="US" fo:font-style="italic" officeooo:rsid="0016a8b4" style:font-style-asian="italic"/>
    </style:style>
    <style:style style:name="T59" style:family="text">
      <style:text-properties fo:color="#0000ff" fo:language="en" fo:country="US" fo:font-style="italic" officeooo:rsid="001855b2" style:font-style-asian="italic"/>
    </style:style>
    <style:style style:name="T60" style:family="text">
      <style:text-properties fo:color="#0000ff" fo:language="en" fo:country="US" fo:font-style="italic" officeooo:rsid="00196747" style:font-style-asian="italic"/>
    </style:style>
    <style:style style:name="T61" style:family="text">
      <style:text-properties fo:color="#0000ff" fo:font-size="12pt" fo:language="en" fo:country="US" fo:font-weight="bold" style:font-size-asian="12pt" style:font-weight-asian="bold" style:font-size-complex="12pt"/>
    </style:style>
    <style:style style:name="T62" style:family="text">
      <style:text-properties fo:color="#0000ff" style:font-name="Courier New" fo:font-size="10pt" fo:language="en" fo:country="US" style:font-size-asian="10pt" style:font-name-complex="Courier New" style:font-size-complex="10pt"/>
    </style:style>
    <style:style style:name="T63" style:family="text">
      <style:text-properties fo:color="#800080"/>
    </style:style>
    <style:style style:name="T64" style:family="text">
      <style:text-properties fo:color="#800080" fo:language="en" fo:country="US"/>
    </style:style>
    <style:style style:name="T65" style:family="text">
      <style:text-properties fo:color="#800080" fo:language="en" fo:country="US" fo:font-style="italic" fo:font-weight="bold" style:font-style-asian="italic" style:font-weight-asian="bold"/>
    </style:style>
    <style:style style:name="T66" style:family="text">
      <style:text-properties fo:color="#800080" fo:language="en" fo:country="US" fo:font-style="italic" style:font-style-asian="italic"/>
    </style:style>
    <style:style style:name="T67" style:family="text">
      <style:text-properties fo:color="#800080" fo:language="en" fo:country="US" fo:font-style="italic" officeooo:rsid="00288ad6" style:font-style-asian="italic"/>
    </style:style>
    <style:style style:name="T68" style:family="text">
      <style:text-properties fo:color="#800080" fo:font-size="12pt" fo:language="en" fo:country="US" fo:font-weight="bold" style:font-size-asian="12pt" style:font-weight-asian="bold" style:font-size-complex="12pt"/>
    </style:style>
    <style:style style:name="T69" style:family="text">
      <style:text-properties fo:color="#800080" style:font-name="Courier New" fo:font-size="10pt" fo:language="en" fo:country="US" style:font-size-asian="10pt" style:font-name-complex="Courier New" style:font-size-complex="10pt"/>
    </style:style>
    <style:style style:name="T70" style:family="text">
      <style:text-properties fo:color="#800080" fo:font-size="10pt" fo:language="en" fo:country="US" style:font-size-asian="10pt" style:font-size-complex="10pt"/>
    </style:style>
    <style:style style:name="T71" style:family="text">
      <style:text-properties fo:font-size="10pt" fo:language="en" fo:country="US" style:font-size-asian="10pt" style:font-size-complex="10pt"/>
    </style:style>
    <style:style style:name="T72" style:family="text">
      <style:text-properties fo:font-size="10pt" fo:language="en" fo:country="US" fo:font-style="italic" style:font-size-asian="10pt" style:font-style-asian="italic" style:font-size-complex="10pt" style:font-style-complex="italic"/>
    </style:style>
    <style:style style:name="T73" style:family="text">
      <style:text-properties fo:font-size="10pt" fo:language="en" fo:country="US" fo:font-weight="bold" style:font-size-asian="10pt" style:font-weight-asian="bold" style:font-size-complex="10pt" style:font-weight-complex="bold"/>
    </style:style>
    <style:style style:name="T74" style:family="text">
      <style:text-properties style:font-name="Times New Roman CYR" fo:font-size="10pt" fo:language="en" fo:country="US" style:font-size-asian="10pt" style:font-name-complex="Times New Roman CYR" style:font-size-complex="10pt"/>
    </style:style>
    <style:style style:name="T75" style:family="text">
      <style:text-properties style:font-name="Times New Roman CYR" fo:language="en" fo:country="US" style:font-name-complex="Times New Roman CYR"/>
    </style:style>
    <style:style style:name="T76" style:family="text">
      <style:text-properties style:font-name="Times New Roman CYR" fo:language="en" fo:country="US" style:font-name-complex="Times New Roman CYR" style:font-style-complex="italic"/>
    </style:style>
    <style:style style:name="T77" style:family="text">
      <style:text-properties style:font-name="Times New Roman CYR" fo:language="en" fo:country="US" fo:font-style="italic" style:font-style-asian="italic" style:font-name-complex="Times New Roman CYR" style:font-style-complex="italic"/>
    </style:style>
    <style:style style:name="T78" style:family="text">
      <style:text-properties fo:color="#993300"/>
    </style:style>
    <style:style style:name="T79" style:family="text">
      <style:text-properties fo:color="#993300" fo:language="en" fo:country="US"/>
    </style:style>
    <style:style style:name="T80" style:family="text">
      <style:text-properties fo:color="#993300" fo:language="en" fo:country="US" fo:font-style="italic" style:font-style-asian="italic"/>
    </style:style>
    <style:style style:name="T81" style:family="text">
      <style:text-properties fo:color="#993300" style:font-name="Arial" fo:font-size="10pt" fo:font-weight="bold" style:font-size-asian="10pt" style:font-weight-asian="bold" style:font-name-complex="Arial" style:font-size-complex="10pt"/>
    </style:style>
    <style:style style:name="T82" style:family="text">
      <style:text-properties fo:color="#993300" style:font-name="Arial" fo:font-size="10pt" fo:language="en" fo:country="US" fo:font-weight="bold" style:font-size-asian="10pt" style:font-weight-asian="bold" style:font-name-complex="Arial" style:font-size-complex="10pt"/>
    </style:style>
    <style:style style:name="T83"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84"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85"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86"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87"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88"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89"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90" style:family="text">
      <style:text-properties fo:color="#993300" style:font-name="Arial" fo:font-size="10pt" fo:language="en" fo:country="US" style:font-size-asian="10pt" style:font-name-complex="Arial" style:font-size-complex="10pt"/>
    </style:style>
    <style:style style:name="T91"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92"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93" style:family="text">
      <style:text-properties fo:color="#993300" style:font-name="Arial" fo:font-size="10pt" fo:font-style="italic" fo:font-weight="bold" style:font-size-asian="10pt" style:font-style-asian="italic" style:font-weight-asian="bold" style:font-name-complex="Arial" style:font-size-complex="10pt"/>
    </style:style>
    <style:style style:name="T94" style:family="text">
      <style:text-properties fo:color="#993300" style:font-name="Arial" fo:font-weight="bold" style:font-weight-asian="bold" style:font-name-complex="Arial"/>
    </style:style>
    <style:style style:name="T95" style:family="text">
      <style:text-properties fo:color="#993300" style:font-name="Arial" fo:language="en" fo:country="US" fo:font-weight="bold" style:font-weight-asian="bold" style:font-name-complex="Arial"/>
    </style:style>
    <style:style style:name="T96" style:family="text">
      <style:text-properties fo:color="#993300" style:font-name="Wingdings" fo:font-size="10pt" fo:language="en" fo:country="US" fo:font-weight="bold" style:font-size-asian="10pt" style:font-weight-asian="bold" style:font-size-complex="10pt"/>
    </style:style>
    <style:style style:name="T97" style:family="text">
      <style:text-properties fo:color="#993300" style:font-name="Lucida Sans Unicode" fo:font-size="9pt" fo:language="en" fo:country="US" style:font-size-asian="9pt" style:font-name-complex="Lucida Sans Unicode" style:font-size-complex="9pt"/>
    </style:style>
    <style:style style:name="T98"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99" style:family="text">
      <style:text-properties fo:color="#ff6600" fo:font-size="12pt" fo:language="en" fo:country="US" fo:font-weight="bold" style:font-size-asian="12pt" style:font-weight-asian="bold" style:font-size-complex="12pt"/>
    </style:style>
    <style:style style:name="T100" style:family="text">
      <style:text-properties fo:color="#ff6600" fo:language="en" fo:country="US"/>
    </style:style>
    <style:style style:name="T101" style:family="text">
      <style:text-properties fo:color="#cc99ff" fo:language="en" fo:country="US"/>
    </style:style>
    <style:style style:name="T102" style:family="text">
      <style:text-properties style:font-name="Courier New" fo:font-size="10pt" fo:language="en" fo:country="US" style:font-size-asian="10pt" style:font-name-complex="Courier New" style:font-size-complex="10pt"/>
    </style:style>
    <style:style style:name="T103" style:family="text">
      <style:text-properties style:font-name="Courier New" fo:language="en" fo:country="US" fo:font-weight="bold" style:font-weight-asian="bold" style:font-name-complex="Courier New"/>
    </style:style>
    <style:style style:name="T104" style:family="text">
      <style:text-properties style:font-name="Courier New" fo:language="en" fo:country="US" fo:font-style="normal" style:font-style-asian="normal" style:font-name-complex="Courier New"/>
    </style:style>
    <style:style style:name="T105" style:family="text">
      <style:text-properties fo:color="#c0c0c0" fo:language="en" fo:country="US"/>
    </style:style>
    <style:style style:name="T106" style:family="text">
      <style:text-properties fo:color="#99ccff" fo:language="en" fo:country="US"/>
    </style:style>
    <style:style style:name="T107" style:family="text">
      <style:text-properties fo:color="#99ccff" style:font-name="Courier New" fo:font-size="10pt" fo:language="en" fo:country="US" style:font-size-asian="10pt" style:font-name-complex="Courier New" style:font-size-complex="10pt"/>
    </style:style>
    <style:style style:name="T108" style:family="text">
      <style:text-properties fo:color="#339966" fo:language="en" fo:country="US"/>
    </style:style>
    <style:style style:name="T109" style:family="text">
      <style:text-properties style:font-name="Arial" fo:font-size="11pt" fo:language="en" fo:country="US" fo:font-weight="bold" style:font-size-asian="11pt" style:font-weight-asian="bold" style:font-name-complex="Arial" style:font-size-complex="11pt"/>
    </style:style>
    <style:style style:name="T110" style:family="text">
      <style:text-properties style:font-name="Wingdings" fo:language="en" fo:country="US"/>
    </style:style>
    <style:style style:name="T111" style:family="text">
      <style:text-properties style:font-name="Times New Roman" fo:font-size="12pt" fo:language="en" fo:country="US" style:font-size-asian="12pt" style:font-name-complex="Times New Roman" style:font-size-complex="12pt"/>
    </style:style>
    <style:style style:name="T112" style:family="text">
      <style:text-properties style:font-name="Times New Roman" fo:font-size="12pt" fo:language="en" fo:country="US" officeooo:rsid="0013bf8f" style:font-size-asian="12pt" style:font-size-complex="12pt"/>
    </style:style>
    <style:style style:name="T113" style:family="text">
      <style:text-properties style:font-name="Times New Roman" fo:font-size="12pt" fo:language="en" fo:country="US" officeooo:rsid="0014e07e" style:font-size-asian="12pt" style:font-size-complex="12pt"/>
    </style:style>
    <style:style style:name="T114" style:family="text">
      <style:text-properties style:font-name="Times New Roman" fo:font-size="12pt" fo:language="en" fo:country="US" officeooo:rsid="0016a8b4" style:font-size-asian="12pt" style:font-size-complex="12pt"/>
    </style:style>
    <style:style style:name="T115" style:family="text">
      <style:text-properties style:font-name="Times New Roman" fo:font-size="12pt" fo:language="en" fo:country="US" officeooo:rsid="00186cb7" style:font-size-asian="12pt" style:font-size-complex="12pt"/>
    </style:style>
    <style:style style:name="T116" style:family="text">
      <style:text-properties fo:font-style="normal" style:font-style-asian="normal"/>
    </style:style>
    <style:style style:name="T117" style:family="text">
      <style:text-properties fo:color="#999999" fo:language="en" fo:country="US"/>
    </style:style>
    <style:style style:name="T118" style:family="text">
      <style:text-properties fo:color="#808080" fo:language="en" fo:country="US"/>
    </style:style>
    <style:style style:name="T119" style:family="text">
      <style:text-properties style:font-name="Arial Narrow" style:font-name-complex="Arial Narrow"/>
    </style:style>
    <style:style style:name="T120" style:family="text">
      <style:text-properties style:font-name="Arial Narrow" fo:language="en" fo:country="US" style:font-name-complex="Arial Narrow"/>
    </style:style>
    <style:style style:name="T121" style:family="text">
      <style:text-properties fo:color="#808000" style:font-name="Lucida Sans Unicode" fo:font-size="10pt" fo:language="en" fo:country="US" style:font-size-asian="10pt" style:font-name-complex="Lucida Sans Unicode" style:font-size-complex="10pt"/>
    </style:style>
    <style:style style:name="T122" style:family="text">
      <style:text-properties fo:color="#ff00ff" fo:language="en" fo:country="US"/>
    </style:style>
    <style:style style:name="T123" style:family="text">
      <style:text-properties officeooo:rsid="0011d03f"/>
    </style:style>
    <style:style style:name="T124" style:family="text">
      <style:text-properties style:font-name="Courier New1" fo:language="en" fo:country="US" officeooo:rsid="0013bf8f"/>
    </style:style>
    <style:style style:name="T125" style:family="text">
      <style:text-properties style:font-name="Courier New1" fo:font-size="12pt" fo:language="en" fo:country="US" officeooo:rsid="0013bf8f" style:font-size-asian="12pt" style:font-size-complex="12pt"/>
    </style:style>
    <style:style style:name="T126" style:family="text">
      <style:text-properties officeooo:rsid="0016a8b4"/>
    </style:style>
    <style:style style:name="T127" style:family="text">
      <style:text-properties officeooo:rsid="001855b2"/>
    </style:style>
    <style:style style:name="T128" style:family="text">
      <style:text-properties officeooo:rsid="00278d66"/>
    </style:style>
    <style:style style:name="T129" style:family="text">
      <style:text-properties officeooo:rsid="002c99c8"/>
    </style:style>
    <style:style style:name="T130"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_Ref134432080"/>Eclipse/ExDT – Tools For Interactive Development Environments Setup</text:h>
      <text:h text:style-name="P47" text:outline-level="1"><text:bookmark-end text:name="_Ref134432080"/>Introduction</text:h>
      <text:p text:style-name="P25">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3" text:outline-level="2">Requirements</text:h>
      <text:p text:style-name="P25">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25">Therefore the development environment to be created within this project has to meet the following requirements: </text:p>
      <text:list xml:id="list1039035304771348257" text:style-name="WW8Num16">
        <text:list-item>
          <text:p text:style-name="P60"><text:span text:style-name="T2">extensibility –</text:span><text:span text:style-name="T1"> ability to integrate as more existing or new programming means as possible;</text:span></text:p>
        </text:list-item>
        <text:list-item>
          <text:p text:style-name="P60"><text:span text:style-name="T2">polyvariancy –</text:span><text:span text:style-name="T1"> ability to set up several technological procedures to be available at the same time, also implemented with alternative instruments;</text:span></text:p>
        </text:list-item>
        <text:list-item>
          <text:p text:style-name="P85"><text:span text:style-name="T44">flexibility – </text:span><text:s/>ability to change setup settings within a certain installation or for a certain user;</text:p>
        </text:list-item>
        <text:list-item>
          <text:p text:style-name="P60"><text:span text:style-name="T2">simplicity –</text:span><text:span text:style-name="T1"> ability to perform the above works by an end-user (hardware developer) himself;</text:span></text:p>
        </text:list-item>
        <text:list-item>
          <text:p text:style-name="P60"><text:span text:style-name="T2">portablity – </text:span><text:span text:style-name="T1">ability to port a technology to various operational platforms, in particular, Windows and Linux.</text:span></text:p>
        </text:list-item>
      </text:list>
      <text:p text:style-name="P16"><text:span text:style-name="T1">All these features are hereafter considered as aspects of the </text:span><text:span text:style-name="T8">custom setup of an IDE</text:span><text:span text:style-name="T1">.</text:span></text:p>
      <text:p text:style-name="P16"><text:span text:style-name="T1">The extensible IDE </text:span><text:span text:style-name="T2">Eclipse</text:span><text:span text:style-name="T1"> has been chosen as an implementation platform.</text:span></text:p>
      <text:h text:style-name="P53" text:outline-level="2">Eclipse</text:h>
      <text:p text:style-name="P16"><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6"><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25">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3" text:outline-level="2"><text:soft-page-break/>Eclipse/VDT</text:h>
      <text:p text:style-name="P16"><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6"><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6"><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6"><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415523203363731219" text:style-name="WW8Num18">
        <text:list-item>
          <text:p text:style-name="P86"><text:span text:style-name="T45">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1"><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6"><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25">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25">That’s why the functional setup means have been taken out into a separate plug-in – Eclipse/ExDT – of higher abstraction level and of instrumental purpose, in terms of which they will be described below. </text:p>
      <text:p text:style-name="P25">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25">In the rest of this paper the issues of functional setup are discussed as features of Eclipse/ExDT.</text:p>
      <text:h text:style-name="P53" text:outline-level="2">Eclipse/ExDT</text:h>
      <text:p text:style-name="P16"><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25">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25">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25">Possession of a command line control interface is the only requirement limiting integration of this or that program in Eclipse/ExDT.</text:p>
      <text:h text:style-name="P53" text:outline-level="2"><text:soft-page-break/>TSL</text:h>
      <text:p text:style-name="P16"><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25">TSL is a metalanguage which introduces, in fact, three interconnected control interfaces:</text:p>
      <text:list xml:id="list6525173960512482569" text:style-name="WW8Num17">
        <text:list-item>
          <text:p text:style-name="P62"><text:span text:style-name="T48">user control interface (input)</text:span><text:span text:style-name="T1">, related with setup parameters visualization and input;</text:span></text:p>
        </text:list-item>
        <text:list-item>
          <text:p text:style-name="P62"><text:span text:style-name="T54">command-line interface of a program (output)</text:span><text:span text:style-name="T1">, related with program’s control command language and passing parameters to a program when called;</text:span></text:p>
        </text:list-item>
        <text:list-item>
          <text:p text:style-name="P62"><text:span text:style-name="T65">data representation interface (internal)</text:span><text:span text:style-name="T1">, related with internal organization of TSL elements and their relations.</text:span></text:p>
        </text:list-item>
      </text:list>
      <text:p text:style-name="P25">Hereafter, terms and explanations related to each of the above interfaces are hilighted with respective color.</text:p>
      <text:h text:style-name="P49" text:outline-level="1">Basic Components Of The Eclipse/ExDT Technology</text:h>
      <text:p text:style-name="P25">This section introduces terms and definitions for basic concepts used in Eclipse/ExDT, enumerates basic components of the plug-in and clarifies their purpose.</text:p>
      <text:h text:style-name="P58" text:outline-level="9">Projects And Technologies</text:h>
      <text:p text:style-name="P17"><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6"><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3"><text:span text:style-name="T71">(Terminology note: in microcircuits production, a project is often called a </text:span><text:span text:style-name="T72">design</text:span><text:span text:style-name="T71">, and to build it is to </text:span><text:span text:style-name="T72">implement a design</text:span><text:span text:style-name="T73">;</text:span><text:span text:style-name="T74"> </text:span><text:span text:style-name="T71">therefore this term is used in Eclipse/VDT).</text:span></text:p>
      <text:p text:style-name="P16"><text:span text:style-name="T8">Build/design flow</text:span><text:span text:style-name="T1"> is <text:s/>a chain of elementary data processing steps implementing some method of project building.</text:span></text:p>
      <text:p text:style-name="P16"><text:span text:style-name="T8">Project build/design technique </text:span><text:span text:style-name="T1">is the overall set of methods and tools used for project building.</text:span></text:p>
      <text:h text:style-name="P58" text:outline-level="9">Perspective And Tools</text:h>
      <text:p text:style-name="P16"><text:span text:style-name="T1">A </text:span><text:span text:style-name="T8">perspective</text:span><text:span text:style-name="T1"> defines a set of tools and control means available to a user, appearance of control panels and their arrangement in the Eclipse window. </text:span></text:p>
      <text:p text:style-name="P25">There are three kinds of tools in Eclipse/ExDT:</text:p>
      <text:list xml:id="list7740150191352161951" text:style-name="WW8Num2">
        <text:list-item>
          <text:p text:style-name="P63"><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3"><text:span text:style-name="T1">language-oriented </text:span><text:span text:style-name="T8">editors</text:span><text:span text:style-name="T1"> of text files;</text:span></text:p>
        </text:list-item>
        <text:list-item>
          <text:p text:style-name="P63"><text:span text:style-name="T8">application tools</text:span><text:span text:style-name="T1">, which call external utilities for automatic data processing.</text:span></text:p>
        </text:list-item>
      </text:list>
      <text:h text:style-name="P58" text:outline-level="9">Data Objects, Navigators And Editors</text:h>
      <text:p text:style-name="P16"><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6"><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25">File editors are associated with files of certain types and may have language-oriented features, such as syntax hilighting, context helps, navigation across a list of error messages etc..</text:p>
      <text:p text:style-name="P25">At the moment, navigators and editors for Eclipse/ExDT and its special versions are chosen from those existing in the world or are programmed separately. Their integration is performed programmatically.</text:p>
      <text:h text:style-name="P58" text:outline-level="9">Application Tools Menu</text:h>
      <text:p text:style-name="P16"><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25">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25"><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25">Descriptions of the structure and contents of a design menu are written in TSL and are integrated in the IDE dynamically.</text:p>
      <text:p text:style-name="P16"><text:span text:style-name="T8">Availability </text:span><text:span text:style-name="T1">of each tool in the menu at each moment depends on whether its application to the current data object is valid</text:span><text:span text:style-name="T2">.</text:span></text:p>
      <text:p text:style-name="P25">For each tool in the menu the following actions may be performed:</text:p>
      <text:list xml:id="list2392262680024241508" text:style-name="WW8Num14">
        <text:list-item>
          <text:p text:style-name="P64"><text:span text:style-name="T8">operational setup</text:span><text:span text:style-name="T2"> </text:span><text:span text:style-name="T1">– actions to vary control parameters values in properties dialogs;</text:span></text:p>
        </text:list-item>
        <text:list-item>
          <text:p text:style-name="P64"><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25">Additionally, the following actions may be performed in the menu:</text:p>
      <text:list xml:id="list6797082044555540636" text:style-name="WW8Num24">
        <text:list-item>
          <text:p text:style-name="P87"><text:span text:style-name="T45">installation setup</text:span> <text:s/>of the Eclipse/ExDT properties and also of application packages and project properties;</text:p>
        </text:list-item>
        <text:list-item>
          <text:p text:style-name="P87">operational setup of application tools properties, which are common for the package or for the project.</text:p>
        </text:list-item>
      </text:list>
      <text:h text:style-name="P58" text:outline-level="9">Parameters And Tools Properties Setup Dialogs</text:h>
      <text:p text:style-name="P16"><text:span text:style-name="T49">User control interface</text:span><text:span text:style-name="T1"> defines the ways of operational tools setup by a user in work time.</text:span></text:p>
      <text:p text:style-name="P16"><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6"><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8024877126153390614" text:style-name="WW8Num10">
        <text:list-item>
          <text:p text:style-name="P65"><text:span text:style-name="T8">check-box</text:span><text:span text:style-name="T1"> – for boolean parameters;</text:span></text:p>
        </text:list-item>
        <text:list-item>
          <text:p text:style-name="P65"><text:span text:style-name="T8">editable text box</text:span><text:span text:style-name="T1"> – for text and numeric parameters;</text:span></text:p>
        </text:list-item>
        <text:list-item>
          <text:p text:style-name="P65"><text:span text:style-name="T8">drop-down selection list box</text:span><text:span text:style-name="T1"> – for enumeration parameters (with fixed sets of values);</text:span></text:p>
        </text:list-item>
        <text:list-item>
          <text:p text:style-name="P65"><text:span text:style-name="T8">browse button</text:span><text:span text:style-name="T1"> – for files and directories selection;</text:span></text:p>
        </text:list-item>
        <text:list-item>
          <text:p text:style-name="P65"><text:span text:style-name="T8">list value input dialog</text:span><text:span text:style-name="T1"> – for parameters allowing lists of elements as values.</text:span></text:p>
        </text:list-item>
      </text:list>
      <text:p text:style-name="P16"><text:span text:style-name="T1">There are several levels of parameters setup (see </text:span><text:span text:style-name="T80">«Contexts and Parameters Visibility Rules»</text:span><text:span text:style-name="T1">) with a separate setup dialog for each. All setup dialog are available from the design menu.</text:span></text:p>
      <text:h text:style-name="P52" text:outline-level="9">Utilities And Control Command Languages</text:h>
      <text:p text:style-name="P16"><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25">Any program may be integrated into Eclipse as a utility, if its call can be specified by means of control command interface.</text:p>
      <text:p text:style-name="P44">(A program need not necessarily be a console application: it may display graphical dialogs as well – <text:s/>however, no <text:s text:c="2"/>interaction with other Eclipse dialogs is provided for them.)</text:p>
      <text:p text:style-name="P16"><text:span text:style-name="T55">A control command interface </text:span><text:span text:style-name="T1">defines ways of calling a utility and passing it control parameters.</text:span></text:p>
      <text:p text:style-name="P16"><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6"><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6"><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68">Correspondense Between </text:span><text:span text:style-name="Style_20_Heading_20_9_20__2b__20_12_20_pt_20_Bold_20_Green_20_Char"><text:span text:style-name="T1">Input Parameters</text:span></text:span><text:span text:style-name="T99"> </text:span><text:span text:style-name="T68">And</text:span><text:span text:style-name="T99"> </text:span><text:span text:style-name="T61">Output Options</text:span></text:h>
      <text:p text:style-name="P16"><text:span text:style-name="T47">A tool run </text:span><text:span text:style-name="T1">is performed as a <text:s/></text:span><text:span text:style-name="T53">launch of the utility</text:span><text:span text:style-name="T1"> implementing its function; with this, </text:span><text:span text:style-name="T47">input parameters </text:span><text:span text:style-name="T1">are converted in </text:span><text:span text:style-name="T53">utility’s options</text:span><text:span text:style-name="T1">, and </text:span><text:span text:style-name="T47">parameters values</text:span><text:span text:style-name="T1"> – in </text:span><text:span text:style-name="T53">options settings</text:span><text:span text:style-name="T1">. The typical conversion methods </text:span><text:span text:style-name="T8">(output formats)</text:span><text:span text:style-name="T1"> may be predefined and then chosen for each parameter individually.</text:span></text:p>
      <text:p text:style-name="P16"><text:span text:style-name="T1">Thus, there is a mapping between tool’s parameters and utility’s options which is commonly one-to-one. This mapping is defined in TSL by means of</text:span><text:span text:style-name="T64"> a</text:span><text:span text:style-name="T101"> </text:span><text:span text:style-name="T69">parameter </text:span><text:span text:style-name="T70">object</text:span><text:span text:style-name="T1">, which combines in one </text:span><text:span text:style-name="T48">the input representation</text:span><text:span text:style-name="T1"> of the parameter (how it is shown and input in a setup dialog), its </text:span><text:span text:style-name="T54"><text:s/>output representaion</text:span><text:span text:style-name="T1"> (how it is converted in an option setting) and its </text:span><text:span text:style-name="T65">internal representation</text:span><text:span text:style-name="T64"> </text:span><text:span text:style-name="T1">(attributes and relations with other parameters and objects of the TSL specification).</text:span></text:p>
      <text:p text:style-name="P25">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59" text:outline-level="9">Contexts And Parameters Visibility Rules</text:h>
      <text:p text:style-name="P16"><text:span text:style-name="T1">A definition scope for parameters in Eclipse/ExDT is a </text:span><text:span text:style-name="T8">context</text:span><text:span text:style-name="T1"> of operational setup which defines:</text:span></text:p>
      <text:list xml:id="list2202696526960805743" text:style-name="WW8Num20">
        <text:list-item>
          <text:p text:style-name="P100">a list of defined parameters;</text:p>
        </text:list-item>
        <text:list-item>
          <text:p text:style-name="P101">contents and appearance of a parameters setup dialog;</text:p>
        </text:list-item>
        <text:list-item>
          <text:p text:style-name="P102">a set and formats of control lines generated for a utility.</text:p>
        </text:list-item>
      </text:list>
      <text:p text:style-name="P35">There is a hierarchy of 4 kinds of contexts in:</text:p>
      <text:list xml:id="list7947756240643079824" text:style-name="WW8Num33">
        <text:list-item>
          <text:p text:style-name="P109"><text:span text:style-name="T45">installation context</text:span> – specifies the basis of “system” settings for all utilities in Eclipse/ExDT;</text:p>
        </text:list-item>
        <text:list-item>
          <text:p text:style-name="P110"><text:span text:style-name="T8">package context</text:span><text:span text:style-name="T1"> – corresponds to “configuration” settings of a utility in a package;</text:span></text:p>
        </text:list-item>
        <text:list-item>
          <text:p text:style-name="P109"><text:span text:style-name="T45">project context </text:span>– corresponds to “project” settings of a utility;</text:p>
        </text:list-item>
        <text:list-item>
          <text:p text:style-name="P110"><text:span text:style-name="T8">tool context </text:span><text:span text:style-name="T1">– corresponds to a particular utility call.</text:span></text:p>
        </text:list-item>
      </text:list>
      <text:p text:style-name="P37">The contexts had appeared for the reason that there exist programs which parameters differ by generality:</text:p>
      <text:list xml:id="list9116809813957358145" text:style-name="WW8Num28">
        <text:list-item>
          <text:p text:style-name="P66"><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66"><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66"><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25">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8288873208759206920" text:style-name="WW8Num7">
        <text:list-item>
          <text:p text:style-name="P67"><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36"><text:span text:style-name="T1">The following </text:span><text:span text:style-name="T8">rules of parameters visibility</text:span><text:span text:style-name="T1"> in contexts are defined in TSL:</text:span></text:p>
      <text:list xml:id="list234210134909055" text:continue-numbering="true" text:style-name="WW8Num7">
        <text:list-item>
          <text:p text:style-name="P67"><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67"><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25">For example, if the default compiler’s stack size is defined in the configuration file, it may be redefined in the project file and then again in a call’s command line.</text:p>
      <text:h text:style-name="P49" text:outline-level="1">TSL Basic Concepts And Objects</text:h>
      <text:p text:style-name="P25">This section introduces basic concepts, constructive elements and working mechanisms of TSL that are used for functional setup specification in Eclipse/ExDT.</text:p>
      <text:h text:style-name="P59" text:outline-level="9">TSL Data Model</text:h>
      <text:p text:style-name="P16"><text:span text:style-name="T1">The elements of TSL specification are </text:span><text:span text:style-name="T8">objects</text:span><text:span text:style-name="T1">, which have:</text:span></text:p>
      <text:list xml:id="list1760908577552042349" text:style-name="WW8Num29">
        <text:list-item>
          <text:p text:style-name="P88"><text:span text:style-name="T45">attributes</text:span>, denoting various object properties;</text:p>
        </text:list-item>
        <text:list-item>
          <text:p text:style-name="P88"><text:span text:style-name="T45">structure</text:span>, defining a hierarchy of objects definitions (structural dependency relations); </text:p>
        </text:list-item>
        <text:list-item>
          <text:p text:style-name="P88"><text:span text:style-name="T45">relations</text:span>, defining various other relations among objects (except of structural dependency).</text:p>
        </text:list-item>
      </text:list>
      <text:p text:style-name="P37">The catalog of existing objects and their hierarchy are:</text:p>
      <text:list xml:id="list6744802220311182552" text:style-name="WW8Num11">
        <text:list-item>
          <text:p text:style-name="P111">interfaces</text:p>
        </text:list-item>
      </text:list>
      <text:list xml:id="list32101705886283298" text:style-name="WW8Num19">
        <text:list-item>
          <text:list>
            <text:list-item>
              <text:p text:style-name="P113">types</text:p>
            </text:list-item>
            <text:list-item>
              <text:p text:style-name="P113">options formats</text:p>
            </text:list-item>
          </text:list>
        </text:list-item>
        <text:list-item>
          <text:p text:style-name="P112">contexts</text:p>
          <text:list>
            <text:list-item>
              <text:p text:style-name="P113">parameters</text:p>
            </text:list-item>
            <text:list-item>
              <text:p text:style-name="P113">input sections</text:p>
              <text:list>
                <text:list-item>
                  <text:p text:style-name="P114">input groups</text:p>
                </text:list-item>
              </text:list>
            </text:list-item>
            <text:list-item>
              <text:p text:style-name="P113">output sections</text:p>
              <text:list>
                <text:list-item>
                  <text:p text:style-name="P114">control lines</text:p>
                </text:list-item>
              </text:list>
            </text:list-item>
          </text:list>
        </text:list-item>
        <text:list-item>
          <text:p text:style-name="P112">menus</text:p>
          <text:list>
            <text:list-item>
              <text:p text:style-name="P113">submenus</text:p>
            </text:list-item>
            <text:list-item>
              <text:p text:style-name="P113">tool calls</text:p>
            </text:list-item>
          </text:list>
        </text:list-item>
      </text:list>
      <text:p text:style-name="P36"><text:span text:style-name="T8">Data</text:span><text:span text:style-name="T45"> </text:span><text:span text:style-name="T1">in TSL are</text:span>:</text:p>
      <text:list xml:id="list234209725224792" text:continue-numbering="true" text:style-name="WW8Num19">
        <text:list-item>
          <text:p text:style-name="P68"><text:span text:style-name="T1">parameters values with </text:span><text:span text:style-name="T47">input</text:span><text:span text:style-name="T1">, </text:span><text:span text:style-name="T53">output</text:span><text:span text:style-name="T1"> and </text:span><text:span text:style-name="T64">internal</text:span><text:span text:style-name="T1"> representations;</text:span></text:p>
        </text:list-item>
        <text:list-item>
          <text:p text:style-name="P68"><text:span text:style-name="T1">control lines and their elements – options with </text:span><text:span text:style-name="T53">output</text:span><text:span text:style-name="T1"> representations only;</text:span></text:p>
        </text:list-item>
      </text:list>
      <text:p text:style-name="P16"><text:span text:style-name="T48">Input </text:span><text:span text:style-name="T49">representations</text:span><text:span text:style-name="T47"> </text:span><text:span text:style-name="T1">specify how data are displayed and input in setup dialogs.</text:span><text:span text:style-name="T8"> </text:span></text:p>
      <text:p text:style-name="P16"><text:span text:style-name="T54">Output </text:span><text:span text:style-name="T55">representations</text:span><text:span text:style-name="T53"> </text:span><text:span text:style-name="T1">specify how data are passed to utilites.</text:span></text:p>
      <text:p text:style-name="P16"><text:span text:style-name="T65">Internal </text:span><text:span text:style-name="T66">representations</text:span><text:span text:style-name="T64"> </text:span><text:span text:style-name="T1">specify how data are stored in Eclipse metadata.</text:span><text:span text:style-name="T64"> </text:span></text:p>
      <text:p text:style-name="P36"><text:span text:style-name="T1">Objects </text:span><text:span text:style-name="T8">attributes</text:span><text:span text:style-name="T1"> may be:</text:span></text:p>
      <text:list xml:id="list6491242008432819646" text:style-name="WW8Num3">
        <text:list-item>
          <text:p text:style-name="P89"><text:span text:style-name="T63">own name (identifier) of an object and names of objects in relation with it</text:span>;</text:p>
        </text:list-item>
        <text:list-item>
          <text:p text:style-name="P89">parameters values in one of the above three representations;</text:p>
        </text:list-item>
        <text:list-item>
          <text:p text:style-name="P69"><text:span text:style-name="T47">explanatory texts in dialogs</text:span>;</text:p>
        </text:list-item>
        <text:list-item>
          <text:p text:style-name="P89"><text:span text:style-name="T51">control lines and options formats</text:span>;</text:p>
        </text:list-item>
        <text:list-item>
          <text:p text:style-name="P69"><text:span text:style-name="T1">special values</text:span>;</text:p>
        </text:list-item>
      </text:list>
      <text:p text:style-name="P16"><text:span text:style-name="T8">Representations </text:span><text:span text:style-name="T1">of all objects are </text:span><text:span text:style-name="T16">strings</text:span><text:span text:style-name="T1"> (there are no other data types in XML).</text:span></text:p>
      <text:p text:style-name="P36"><text:span text:style-name="T8">Relations</text:span><text:span text:style-name="T1"> among objects are established by </text:span><text:span text:style-name="T64">objects names</text:span><text:span text:style-name="T1">.</text:span></text:p>
      <text:h text:style-name="P59" text:outline-level="9">Virtual Parameter Types</text:h>
      <text:p text:style-name="P16"><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6"><text:span text:style-name="T1">Associated with each parameter is a TSL </text:span><text:span text:style-name="T69">type</text:span><text:span text:style-name="T64">-object</text:span><text:span text:style-name="T1"> that defines these limitations. The following basic virtual types are defined:</text:span></text:p>
      <text:list xml:id="list7283992588170964072" text:style-name="WW8Num22">
        <text:list-item>
          <text:p text:style-name="P70"><text:span text:style-name="T8">boolean types</text:span><text:span text:style-name="T1">: it is possible to define several types differing by </text:span><text:span text:style-name="T53">output representations of </text:span><text:span text:style-name="T62">true</text:span><text:span text:style-name="T53"> and </text:span><text:span text:style-name="T62">false</text:span><text:span text:style-name="T53"> values (e.g., </text:span><text:span text:style-name="T62">”Yes”</text:span><text:span text:style-name="T53"> and </text:span><text:span text:style-name="T62">”No”</text:span><text:span text:style-name="T53"> or </text:span><text:span text:style-name="T62">”+”</text:span><text:span text:style-name="T53"> and </text:span><text:span text:style-name="T62">”-”</text:span><text:span text:style-name="T53">)</text:span><text:span text:style-name="T1">;</text:span></text:p>
        </text:list-item>
        <text:list-item>
          <text:p text:style-name="P70"><text:soft-page-break/><text:span text:style-name="T8">numeric types</text:span><text:span text:style-name="T1">: allow limiting the range of acceptible values</text:span><text:span text:style-name="T105"> </text:span><text:span text:style-name="T106">and different ways to format values (e.g., </text:span><text:span text:style-name="T107">”12’333.00”</text:span><text:span text:style-name="T106">)</text:span><text:span text:style-name="T1">;</text:span></text:p>
        </text:list-item>
        <text:list-item>
          <text:p text:style-name="P70"><text:span text:style-name="T8">string types</text:span><text:span text:style-name="T1">: allow limiting a string length, case sensitivity mode, case auto-correction; as variants of a string type, types “file” and “directory” are defined, </text:span><text:span text:style-name="T47">which values are input in a browse dialog</text:span><text:span text:style-name="T1"> and formatted according to path denotation rules in the given OS (and thus are OS-dependent);</text:span></text:p>
        </text:list-item>
        <text:list-item>
          <text:p text:style-name="P70"><text:span text:style-name="T8">enumeration types</text:span><text:span text:style-name="T1">: allow to introduce types with fixed sets of values, </text:span><text:span text:style-name="T47">to</text:span><text:span text:style-name="T108"> </text:span><text:span text:style-name="T47">input values by selection from a list of alternatives,</text:span><text:span text:style-name="T53">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6"><text:span text:style-name="T1">A utility control language is formally described by two </text:span><text:span text:style-name="T8">layers </text:span><text:span text:style-name="T1">of definitions:</text:span></text:p>
      <text:list xml:id="list1159841000372519614" text:style-name="WW8Num12">
        <text:list-item>
          <text:p text:style-name="P71"><text:span text:style-name="T8">interface</text:span>, <text:span text:style-name="T1">that defines</text:span>:</text:p>
        </text:list-item>
      </text:list>
      <text:list xml:id="list1778489171141730224" text:style-name="WW8Num8">
        <text:list-item>
          <text:list>
            <text:list-item>
              <text:p text:style-name="P72"><text:span text:style-name="T1">named </text:span><text:span text:style-name="T66">types</text:span><text:span text:style-name="T100"> </text:span><text:span text:style-name="T1">of usable parameters, with attributes:</text:span></text:p>
            </text:list-item>
          </text:list>
        </text:list-item>
      </text:list>
      <text:list xml:id="list4667805491022174334" text:style-name="WW8Num13">
        <text:list-item>
          <text:list>
            <text:list-item>
              <text:list>
                <text:list-item>
                  <text:p text:style-name="P73"><text:span text:style-name="T66">set of values (domain)</text:span><text:span text:style-name="T1">, that a parameter may accept;</text:span></text:p>
                </text:list-item>
                <text:list-item>
                  <text:p text:style-name="P73"><text:span text:style-name="T55">output representations of values</text:span><text:span text:style-name="T53"> </text:span><text:span text:style-name="T1">– a format to write them into a control line;</text:span></text:p>
                </text:list-item>
                <text:list-item>
                  <text:p text:style-name="P73"><text:span text:style-name="T49">input representation of values</text:span><text:span text:style-name="T47"> </text:span><text:span text:style-name="T1">– a way and a format to input them in a setup dialog;</text:span></text:p>
                </text:list-item>
              </text:list>
            </text:list-item>
            <text:list-item>
              <text:p text:style-name="P73"><text:span text:style-name="T1">named </text:span><text:span text:style-name="T55">formats</text:span><text:span text:style-name="T53"> </text:span><text:span text:style-name="T1">to convert parameters into control lines options;</text:span></text:p>
            </text:list-item>
          </text:list>
        </text:list-item>
      </text:list>
      <text:list xml:id="list234210009383322" text:continue-list="list1159841000372519614" text:style-name="WW8Num12">
        <text:list-item>
          <text:p text:style-name="P71"><text:span text:style-name="T1">list of </text:span><text:span text:style-name="T8">contexts</text:span><text:span text:style-name="T1">, that define:</text:span></text:p>
        </text:list-item>
      </text:list>
      <text:list xml:id="list5563976574174673657" text:style-name="WW8Num9">
        <text:list-item>
          <text:p text:style-name="P90">all usable parameters of this context, with attributes:</text:p>
        </text:list-item>
      </text:list>
      <text:list xml:id="list234210140625219" text:continue-list="list4667805491022174334" text:style-name="WW8Num13">
        <text:list-item>
          <text:list>
            <text:list-item>
              <text:list>
                <text:list-item>
                  <text:p text:style-name="P73"><text:span text:style-name="T1">parameter names</text:span>:</text:p>
                </text:list-item>
              </text:list>
            </text:list-item>
          </text:list>
        </text:list-item>
      </text:list>
      <text:list xml:id="list8881327601546417358" text:style-name="WW8Num30">
        <text:list-item>
          <text:list>
            <text:list-item>
              <text:list>
                <text:list-item>
                  <text:list>
                    <text:list-item>
                      <text:p text:style-name="P74"><text:span text:style-name="T64">internal </text:span><text:span text:style-name="T66">identifier (id),</text:span><text:span text:style-name="T1"> denoting a TSL </text:span><text:span text:style-name="T69">parameter</text:span><text:span text:style-name="T64">-object</text:span><text:span text:style-name="T1">;</text:span></text:p>
                    </text:list-item>
                    <text:list-item>
                      <text:p text:style-name="P74"><text:span text:style-name="T53">output </text:span><text:span text:style-name="T55">option identifier (outid)</text:span><text:span text:style-name="T1">, to be passed to a utility;</text:span></text:p>
                    </text:list-item>
                    <text:list-item>
                      <text:p text:style-name="P74"><text:span text:style-name="T49">explanation </text:span><text:span text:style-name="T47">to an input field</text:span><text:span text:style-name="T49"> (label)</text:span><text:span text:style-name="T2"> </text:span><text:span text:style-name="T1">in a setup dialog</text:span><text:span text:style-name="T2">.</text:span><text:span text:style-name="T1"> </text:span></text:p>
                    </text:list-item>
                  </text:list>
                </text:list-item>
                <text:list-item>
                  <text:p text:style-name="P74"><text:span text:style-name="T1">parameter’s </text:span><text:span text:style-name="T64">type name</text:span>;</text:p>
                </text:list-item>
                <text:list-item>
                  <text:p text:style-name="P74"><text:span text:style-name="T64">name of a</text:span><text:span text:style-name="T100"> </text:span><text:span text:style-name="T53">format</text:span><text:span text:style-name="T1"> to convert a parameter into an option;</text:span></text:p>
                </text:list-item>
                <text:list-item>
                  <text:p text:style-name="P74"><text:span text:style-name="T1">parameter’s </text:span><text:span text:style-name="T66">default value</text:span>;</text:p>
                </text:list-item>
                <text:list-item>
                  <text:p text:style-name="P74"><text:span text:style-name="T1">parameter’s</text:span><text:span text:style-name="T64"> extra attributes</text:span><text:span text:style-name="T1">;</text:span></text:p>
                </text:list-item>
              </text:list>
            </text:list-item>
          </text:list>
        </text:list-item>
        <text:list-item>
          <text:p text:style-name="P74"><text:span text:style-name="T55">formats </text:span><text:span text:style-name="T1">of all controllines generated by this context;</text:span></text:p>
        </text:list-item>
        <text:list-item>
          <text:p text:style-name="P74"><text:span text:style-name="T1">contents of the </text:span><text:span text:style-name="T47">setup dialog</text:span><text:span text:style-name="T1"> of this context;</text:span></text:p>
        </text:list-item>
        <text:list-item>
          <text:p text:style-name="P91">extra special components of this context.</text:p>
        </text:list-item>
      </text:list>
      <text:p text:style-name="P38"><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02">-option=value</text:span><text:span text:style-name="T75"> </text:span><text:span text:style-name="T1">or MSDOS-style, like </text:span><text:span text:style-name="T102">/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77"> </text:span><text:span text:style-name="T76">while the</text:span><text:span text:style-name="T17"> </text:span><text:span text:style-name="T3">context</text:span><text:span text:style-name="T75"> </text:span><text:span text:style-name="T1">contains language elements specific to each tool. </text:span></text:p>
      <text:h text:style-name="P59" text:outline-level="9">Interfaces</text:h>
      <text:p text:style-name="P16"><text:span text:style-name="T1">An </text:span><text:span text:style-name="T102">interface</text:span><text:span text:style-name="T1"> object contains definitions of parameter types and of formats to convert parameter names and values into control lines options.</text:span></text:p>
      <text:p text:style-name="P16"><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25">Inheritance helps to save definitions by taking their common elements out into basic interfaces and inheriting them by derivative interfaces.</text:p>
      <text:p text:style-name="P16"><text:span text:style-name="T1">By default, the basic interface is a predefined </text:span><text:bookmark-start text:name="OLE_LINK2"/><text:bookmark-start text:name="OLE_LINK1"/><text:span text:style-name="T102">BasicInterface</text:span><text:bookmark-end text:name="OLE_LINK2"/><text:bookmark-end text:name="OLE_LINK1"/><text:span text:style-name="T1"> (supplied in the file </text:span><text:span text:style-name="T102">BasicInterface.xml</text:span><text:span text:style-name="T1">), where several commonly used basic types and formatting styles are defined. So, all interfaces are indirectly derivative from </text:span><text:span text:style-name="T102">BasicInterface </text:span><text:span text:style-name="T1">and may use its definitions. </text:span><text:span text:style-name="T102">BasicInterface</text:span><text:span text:style-name="T1"> is the only interface which is not derivative.</text:span></text:p>
      <text:h text:style-name="P59" text:outline-level="9"><text:soft-page-break/>Contexts</text:h>
      <text:p text:style-name="P16"><text:span text:style-name="T1">There are 4 kinds of TSL </text:span><text:span text:style-name="T102">context</text:span><text:span text:style-name="T1">-objects: </text:span><text:span text:style-name="T102">installation</text:span><text:span text:style-name="T1">, </text:span><text:span text:style-name="T102">package</text:span><text:span text:style-name="T1">, </text:span><text:span text:style-name="T102">project</text:span><text:span text:style-name="T1"> and </text:span><text:span text:style-name="T102">tool</text:span><text:span text:style-name="T1">, that differ only in their purpose and some specific attributes.</text:span></text:p>
      <text:p text:style-name="P25">A contex<text:span text:style-name="T128">t</text:span> definition consists of the following sections:</text:p>
      <text:list xml:id="list7581472682424715651" text:style-name="WW8Num26">
        <text:list-item>
          <text:p text:style-name="P92">parameters sections, containing definitions of parameters avaialable in this context;</text:p>
        </text:list-item>
        <text:list-item>
          <text:p text:style-name="P75"><text:span text:style-name="T102">input </text:span><text:span text:style-name="T1">section, containing definition of the context’s setup dialog;</text:span></text:p>
        </text:list-item>
        <text:list-item>
          <text:p text:style-name="P75"><text:span text:style-name="T102">output </text:span><text:span text:style-name="T1">section, containing specification of control lines generated by the context.</text:span></text:p>
        </text:list-item>
      </text:list>
      <text:p text:style-name="P16"><text:span text:style-name="T1">Two kinds of </text:span><text:span text:style-name="T8">activation</text:span><text:span text:style-name="T1"> are provided for a context with the following actions:</text:span></text:p>
      <text:list xml:id="list234209329373670" text:continue-list="list234210134909055" text:style-name="WW8Num7">
        <text:list-item>
          <text:p text:style-name="P67"><text:span text:style-name="T47">setup dialog activation </text:span><text:span text:style-name="T1">– for all parameters listed by groups in the </text:span><text:span text:style-name="T102">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67"><text:span text:style-name="T53">control lines generators activation</text:span><text:span text:style-name="T47"> </text:span><text:span text:style-name="T1">– all control lines listed in the </text:span><text:span text:style-name="T102">output</text:span><text:span text:style-name="T1"> section are generated according to their formats and are written into output files.</text:span></text:p>
        </text:list-item>
      </text:list>
      <text:p text:style-name="P16"><text:span text:style-name="T1">The first kind of activation is performed on calling setup dialogs in the design menu; the second kind – on exit from the setup dialog by </text:span><text:span text:style-name="T16">Ok</text:span><text:span text:style-name="T1"> button, and for a </text:span><text:span text:style-name="T102">tool</text:span><text:span text:style-name="T1">-context – also on running a tool by the </text:span><text:span text:style-name="T16">Run</text:span><text:span text:style-name="T1"> button.</text:span></text:p>
      <text:p text:style-name="P16"><text:span text:style-name="T1">For a </text:span><text:bookmark-start text:name="OLE_LINK3"/><text:span text:style-name="T102">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02">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6"><text:span text:style-name="T1">In the </text:span><text:span text:style-name="T8">design (tools) menu</text:span><text:span text:style-name="T1"> the available tools are listed, which are organized in a tree-like hierarchy according to proper design technique.</text:span></text:p>
      <text:p text:style-name="P16"><text:span text:style-name="T1">A TSL </text:span><text:span text:style-name="T102">menu</text:span><text:span text:style-name="T1">-object consists of </text:span><text:span text:style-name="T8">menu items </text:span><text:span text:style-name="T102">menuitem</text:span><text:span text:style-name="T1"> (corresponding to tools) and other </text:span><text:span text:style-name="T102">menu</text:span><text:span text:style-name="T1">-objects (corresponding to </text:span><text:span text:style-name="T8">submenus</text:span><text:span text:style-name="T1">).</text:span></text:p>
      <text:p text:style-name="P16"><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59" text:outline-level="9">Patterns</text:h>
      <text:p text:style-name="P16"><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53">output representations of options and control lines</text:span><text:span text:style-name="T1">; besdides, it is also used for building </text:span><text:span text:style-name="T64">list values and conditional values</text:span><text:span text:style-name="T1">; and it can be also used to compose </text:span><text:span text:style-name="T47">conditional explanations for input fields</text:span><text:span text:style-name="T1">.</text:span></text:p>
      <text:p text:style-name="P16"><text:span text:style-name="T1">A </text:span><text:span text:style-name="T8">terminal string</text:span><text:span text:style-name="T1"> is a text containing no patterms.</text:span></text:p>
      <text:p text:style-name="P16"><text:span text:style-name="T1">A </text:span><text:span text:style-name="T8">format string </text:span><text:span text:style-name="T1">is a text that may contain patterns. </text:span></text:p>
      <text:p text:style-name="P16"><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6"><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25">There are the folllowing kinds of patterns in TSL:</text:p>
      <text:list xml:id="list2429131091081196415" text:style-name="WW8Num31">
        <text:list-item>
          <text:p text:style-name="P76"><text:span text:style-name="T8">patterns-parameters</text:span><text:span text:style-name="T1"> are TSL parameters defined in any context (including </text:span><text:span text:style-name="T102">installation</text:span><text:span text:style-name="T1">); the values of these patterns are just values of these parameters;</text:span></text:p>
        </text:list-item>
        <text:list-item>
          <text:p text:style-name="P76"><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1200368942539292675" text:style-name="WW8Num27">
        <text:list-item>
          <text:p text:style-name="P77"><text:span text:style-name="T8">pattern-repetitor</text:span><text:span text:style-name="T1">, that serves to build list values;</text:span></text:p>
        </text:list-item>
        <text:list-item>
          <text:p text:style-name="P93"><text:soft-page-break/><text:span text:style-name="T45">pattrens-options</text:span> are TSL parameters used in control lines formats; their values are expanded format strings for options.</text:p>
        </text:list-item>
      </text:list>
      <text:h text:style-name="P59" text:outline-level="9">Conditional Clauses</text:h>
      <text:p text:style-name="P16"><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6"><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6"><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6"><text:span text:style-name="T1">All condional clauses are interpreted dynamically, i.e. at the moment of value extraction or at the moment of processing the definition containing this conditional. This allows to flexibly vary the structure of definitions: e.g., </text:span><text:span text:style-name="T47">hide those parameters in a setup dialog, which have no sense with the tool operation mode defined by some other parameter</text:span><text:span text:style-name="T1">, and also </text:span><text:span text:style-name="T53">not to pass <text:s/>respective options in a command line</text:span><text:span text:style-name="T1">.</text:span></text:p>
      <text:h text:style-name="Heading_20_1" text:outline-level="1"><text:span text:style-name="T1">TSL</text:span> <text:span text:style-name="T1">Specification</text:span></text:h>
      <text:h text:style-name="P54" text:outline-level="4">Notation</text:h>
      <text:p text:style-name="P25">The following metalinguistical notation (EBNF) is used for TSL syntax definition, with metasymbols and metadefinitions outlined by font and color:</text:p>
      <text:p text:style-name="P15"><text:span text:style-name="T82">defined-concept </text:span><text:span text:style-name="T96"></text:span><text:span text:style-name="T82"> definition<text:tab/><text:tab/></text:span><text:span text:style-name="T1"> <text:tab/>– a concept definition rule</text:span></text:p>
      <text:p text:style-name="P15"><text:span text:style-name="T81">[</text:span> <text:span text:style-name="T1">fragment</text:span> <text:span text:style-name="T81">]</text:span> <text:tab/><text:tab/><text:tab/><text:tab/><text:tab/>– <text:span text:style-name="T1">single optional fragment</text:span></text:p>
      <text:p text:style-name="P15"><text:span text:style-name="T81">{</text:span> <text:span text:style-name="T1">fragment</text:span> <text:span text:style-name="T81">}</text:span><text:tab/><text:tab/><text:tab/><text:tab/><text:tab/>– <text:span text:style-name="T1">possibly</text:span> <text:span text:style-name="T1">repetitive</text:span> <text:span text:style-name="T1">fragment</text:span></text:p>
      <text:p text:style-name="P15"><text:span text:style-name="T1">fragment</text:span> <text:span text:style-name="T81">|</text:span> … <text:span text:style-name="T82">|</text:span><text:span text:style-name="T1"> fragment<text:tab/><text:tab/><text:tab/><text:tab/>– selection of alternative fragments</text:span></text:p>
      <text:p text:style-name="P24">If a concept is defined in another section, the number of this section is indicated after its name in parentheses.</text:p>
      <text:p text:style-name="P25">The final text derivative by the TSL grammar should conform to the general syntax of XML. The most important rules are:</text:p>
      <text:list xml:id="list2255420740169823251" text:style-name="WW8Num6">
        <text:list-item>
          <text:p text:style-name="P94">names of tags and attributes are case-sensitive;</text:p>
        </text:list-item>
        <text:list-item>
          <text:p text:style-name="P78"><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78"><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10"></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78"><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78"><text:span text:style-name="HTML_20_Code"><text:span text:style-name="T111">attribute names in tags must not duplicate.</text:span></text:span></text:p>
          <text:list>
            <text:list-item>
              <text:h text:style-name="P55" text:outline-level="4">General TSL Specification Structure</text:h>
            </text:list-item>
          </text:list>
        </text:list-item>
      </text:list>
      <text:p text:style-name="P16"><text:span text:style-name="T1">The complete </text:span><text:span text:style-name="T8">TSL specification</text:span><text:span text:style-name="T1"> of the Eclipse/ExDT configuration is composed by joining definitions from separate TSL files. These are all files locating in the </text:span><text:span text:style-name="T102">tools</text:span><text:span text:style-name="T1"> subdirectory of the plug-in’s installation directory, which have extension </text:span><text:span text:style-name="T109">.xml</text:span><text:span text:style-name="T1">. </text:span></text:p>
      <text:p text:style-name="P16"><text:span text:style-name="T1">Each TSL file consists of definitions of one or more top-level TSL objects: </text:span><text:span text:style-name="T102">interface</text:span><text:span text:style-name="T1">, </text:span><text:span text:style-name="T102">menu</text:span><text:span text:style-name="T1"> and 4 kinds of </text:span><text:span text:style-name="T8">contexts</text:span><text:span text:style-name="T1"> – </text:span><text:span text:style-name="T102">installation</text:span><text:span text:style-name="T1">, </text:span><text:span text:style-name="T102">package</text:span><text:span text:style-name="T1">, </text:span><text:span text:style-name="T102">project-template</text:span><text:span text:style-name="T1"> and </text:span><text:span text:style-name="T102">tool</text:span><text:span text:style-name="T1">, – which contain nested definitions of other lower-level objects.</text:span></text:p>
      <text:p text:style-name="P4"/>
      <text:p text:style-name="Standard"><text:span text:style-name="T82">TSL</text:span><text:span text:style-name="T81">-</text:span><text:span text:style-name="T82">file</text:span><text:span text:style-name="T81"> </text:span><text:span text:style-name="T96"></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29">vdt</text:span></text:span><text:span text:style-name="HTML_20_Code">-project&gt;</text:span></text:p>
      <text:p text:style-name="Standard"><text:span text:style-name="HTML_20_Code"><text:s text:c="5"/></text:span><text:span text:style-name="T81">{ </text:span><text:span text:style-name="T82">interface</text:span><text:span text:style-name="T81">(</text:span><text:a xlink:type="simple" xlink:href="#_Интерфейсы"><text:span text:style-name="Internet_20_link"><text:span text:style-name="T81"><text:bookmark-ref text:reference-format="number-no-superior" text:ref-name="_Ref133582839">2</text:bookmark-ref></text:span></text:span></text:a><text:span text:style-name="T81">) | </text:span><text:span text:style-name="T82">menu</text:span><text:span text:style-name="T81">(3) | </text:span><text:span text:style-name="T82">context</text:span><text:span text:style-name="T81">(</text:span><text:a xlink:type="simple" xlink:href="#_4._Описание_контекстов"><text:span text:style-name="Internet_20_link"><text:span text:style-name="T81"><text:bookmark-ref text:reference-format="number" text:ref-name="_Ref133582958"/></text:span></text:span></text:a><text:span text:style-name="T81">)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16"><text:bookmark text:name="_2._Описание_интерфейсов"/></text:p>
      <text:p text:style-name="P16"><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02">name</text:span><text:span text:style-name="T1">).</text:span></text:p>
      <text:list xml:id="list234210551523520" text:continue-numbering="true" text:style-name="WW8Num6">
        <text:list-item>
          <text:list>
            <text:list-item>
              <text:h text:style-name="P55" text:outline-level="4"><text:bookmark-start text:name="_Интерфейсы"/><text:bookmark-start text:name="_Ref133582839"/>Interfaces<text:bookmark-end text:name="_Ref133582839"/></text:h>
            </text:list-item>
          </text:list>
        </text:list-item>
      </text:list>
      <text:p text:style-name="P16"><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4"><text:bookmark text:name="_2.1._Описание_типов_данных"/></text:p>
      <text:p text:style-name="Standard"><text:span text:style-name="T82">interface</text:span><text:span text:style-name="T82"> </text:span><text:span text:style-name="T96"></text:span></text:p>
      <text:p text:style-name="Standard"><text:span text:style-name="HTML_20_Code"><text:span text:style-name="T1"><text:s text:c="3"/>&lt;interface name=”</text:span></text:span><text:span text:style-name="HTML_20_Code"><text:span text:style-name="T66">interface-name</text:span></text:span><text:span text:style-name="HTML_20_Code"><text:span text:style-name="T1">”</text:span></text:span></text:p>
      <text:p text:style-name="Standard"><text:span text:style-name="HTML_20_Code"><text:span text:style-name="T1"><text:s text:c="12"/></text:span></text:span><text:span text:style-name="T82">[</text:span><text:span text:style-name="HTML_20_Code"><text:span text:style-name="T1"> extends=”</text:span></text:span><text:span text:style-name="HTML_20_Code"><text:span text:style-name="T66">basic-interface-name</text:span></text:span><text:span text:style-name="HTML_20_Code"><text:span text:style-name="T1">” </text:span></text:span><text:span text:style-name="T82">] </text:span><text:span text:style-name="HTML_20_Code"><text:span text:style-name="T1">&gt;</text:span></text:span></text:p>
      <text:p text:style-name="Standard"><text:span text:style-name="T79"><text:s text:c="9"/></text:span><text:span text:style-name="T82">{ type(</text:span><text:a xlink:type="simple" xlink:href="#_2.1._Описание_типов_данных"><text:span text:style-name="Internet_20_link"><text:span text:style-name="T89">2.1</text:span></text:span></text:a><text:span text:style-name="T82">) | format(</text:span><text:a xlink:type="simple" xlink:href="#_2.2._Синтаксис_(форматы)_параметров"><text:span text:style-name="Internet_20_link"><text:span text:style-name="T89">2.2</text:span></text:span></text:a><text:span text:style-name="T82">)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6"><text:span text:style-name="T1">Mandatory attribute </text:span><text:span text:style-name="HTML_20_Code"><text:span text:style-name="T1">name</text:span></text:span><text:span text:style-name="T1"> specifies the unique </text:span><text:span text:style-name="T64">interface name</text:span><text:span text:style-name="T1"> used for references from </text:span><text:span text:style-name="T82">context(4)</text:span><text:span text:style-name="T1"> or from a derivative interface.</text:span></text:p>
      <text:p text:style-name="P16"><text:span text:style-name="T1">Optional attribute </text:span><text:span text:style-name="HTML_20_Code"><text:span text:style-name="T1">extends</text:span></text:span><text:span text:style-name="T1"> specifies </text:span><text:span text:style-name="T64">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16">2.1. </text:span><text:span text:style-name="T18">Data</text:span><text:span text:style-name="T116"> </text:span><text:span text:style-name="T18">Types</text:span></text:h>
      <text:p text:style-name="P16"><text:span text:style-name="T1">Definition of a </text:span><text:span text:style-name="T8">data type</text:span><text:span text:style-name="T1"> introduces a set of allowed values, </text:span><text:span text:style-name="T47">a value input method</text:span><text:span text:style-name="T1"> and a format to convert a value from <text:s/></text:span><text:span text:style-name="T47">input </text:span><text:span text:style-name="T1">into </text:span><text:span text:style-name="T64">internal</text:span><text:span text:style-name="T1"> and </text:span><text:span text:style-name="T53">output</text:span><text:span text:style-name="T1"> representations.</text:span></text:p>
      <text:p text:style-name="P3"/>
      <text:p text:style-name="Standard"><text:span text:style-name="T82">type-definition </text:span><text:span text:style-name="T96"></text:span></text:p>
      <text:p text:style-name="Standard"><text:span text:style-name="HTML_20_Code"><text:span text:style-name="T1"><text:s text:c="3"/>&lt;typedef name=”</text:span></text:span><text:span text:style-name="HTML_20_Code"><text:span text:style-name="T66">type-name</text:span></text:span><text:span text:style-name="HTML_20_Code"><text:span text:style-name="T1">”</text:span></text:span></text:p>
      <text:p text:style-name="Standard"><text:span text:style-name="HTML_20_Code"><text:span text:style-name="T1"><text:s text:c="10"/></text:span></text:span><text:span text:style-name="T88"><text:s/></text:span><text:span text:style-name="T81">[ <text:s/></text:span><text:span text:style-name="HTML_20_Code"><text:span text:style-name="T1">list</text:span></text:span><text:span text:style-name="HTML_20_Code">=</text:span><text:span text:style-name="T81">(</text:span><text:span text:style-name="HTML_20_Code">"</text:span><text:span text:style-name="HTML_20_Code"><text:span text:style-name="T1">true</text:span></text:span><text:span text:style-name="HTML_20_Code">"</text:span><text:span text:style-name="T81">|</text:span><text:span text:style-name="HTML_20_Code">"</text:span><text:span text:style-name="HTML_20_Code"><text:span text:style-name="T1">false</text:span></text:span><text:span text:style-name="HTML_20_Code">"</text:span><text:span text:style-name="T81">) </text:span><text:span text:style-name="HTML_20_Code"><text:s/></text:span><text:span text:style-name="T81">]</text:span><text:span text:style-name="HTML_20_Code"> &gt;</text:span></text:p>
      <text:p text:style-name="Standard"><text:span text:style-name="HTML_20_Code"><text:s text:c="5"/></text:span><text:span text:style-name="T82">type-structure</text:span></text:p>
      <text:p text:style-name="Standard"><text:span text:style-name="HTML_20_Code"><text:s text:c="3"/>&lt;/</text:span><text:span text:style-name="HTML_20_Code"><text:span text:style-name="T1">typedef</text:span></text:span><text:span text:style-name="HTML_20_Code">&gt;</text:span></text:p>
      <text:p text:style-name="P5"/>
      <text:p text:style-name="Standard"><text:span text:style-name="T82">type-structure </text:span><text:span text:style-name="T96"></text:span><text:span text:style-name="T82"> </text:span></text:p>
      <text:p text:style-name="P45">numeric-type(2.1.1)<text:tab/><text:tab/>|</text:p>
      <text:p text:style-name="P45">boolean-type(2.1.2)<text:tab/><text:tab/>|</text:p>
      <text:p text:style-name="P45">enumeration-type(2.1.3)<text:tab/>|</text:p>
      <text:p text:style-name="P45">string-type(2.1.4)</text:p>
      <text:p text:style-name="P25"/>
      <text:p text:style-name="P16"><text:span text:style-name="T1">Mandatory attribute </text:span><text:span text:style-name="HTML_20_Code"><text:span text:style-name="T1">name</text:span></text:span><text:span text:style-name="T1"> specifies the </text:span><text:span text:style-name="T64">internal type name</text:span><text:span text:style-name="T1"> used for reference from </text:span><text:span text:style-name="T82">parameter(4.2) </text:span><text:span text:style-name="T1">and </text:span><text:span text:style-name="T82"><text:s/>enumeration-type(2.1.3)</text:span><text:span text:style-name="T1">. All used types must be defined in the interface section as named objects.</text:span></text:p>
      <text:p text:style-name="P16"><text:span text:style-name="T1">When optional attribute </text:span><text:span text:style-name="HTML_20_Code"><text:span text:style-name="T1">list=”true”</text:span></text:span><text:span text:style-name="T1">, the type is defined as a list of elements which type is described by </text:span><text:span text:style-name="T82">type-structure</text:span><text:span text:style-name="T1">. Parameters of a list type have a compound value. </text:span><text:span text:style-name="T47">Input of a list parameter is performed in a separate list input dialog. </text:span><text:span text:style-name="T53">To generate an output representation of a list, a format string must contain a </text:span><text:span text:style-name="T82">pattern-repetitor(2.2.1)</text:span><text:span text:style-name="T53">.</text:span></text:p>
      <text:h text:style-name="Heading_20_7" text:outline-level="7"><text:span text:style-name="T46">2.1.1. </text:span><text:span text:style-name="T16">Numeric</text:span><text:span text:style-name="T46"> </text:span><text:span text:style-name="T16">Types</text:span></text:h>
      <text:p text:style-name="P16"><text:span text:style-name="T1">A </text:span><text:span text:style-name="T8">numeric type </text:span><text:span text:style-name="T1">defines a range of integers </text:span><text:span text:style-name="T117">or fixed-point real numbers</text:span><text:span text:style-name="T1">. </text:span></text:p>
      <text:p text:style-name="P4"/>
      <text:p text:style-name="Standard"><text:span text:style-name="T82">numeric-type</text:span><text:span text:style-name="T81"> </text:span><text:span text:style-name="T96"></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66">integer</text:span></text:span><text:span text:style-name="HTML_20_Code"><text:span text:style-name="T1">”</text:span></text:span></text:p>
      <text:p text:style-name="Standard"><text:span text:style-name="HTML_20_Code"><text:span text:style-name="T1"><text:s text:c="14"/>hi=”</text:span></text:span><text:span text:style-name="HTML_20_Code"><text:span text:style-name="T66">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55">f</text:span></text:span><text:span text:style-name="HTML_20_Code"><text:span text:style-name="T49">o</text:span></text:span><text:span text:style-name="HTML_20_Code"><text:span text:style-name="T55">r</text:span></text:span><text:span text:style-name="HTML_20_Code"><text:span text:style-name="T49">m</text:span></text:span><text:span text:style-name="HTML_20_Code"><text:span text:style-name="T55">a</text:span></text:span><text:span text:style-name="HTML_20_Code"><text:span text:style-name="T49">t</text:span></text:span><text:span text:style-name="HTML_20_Code"><text:span text:style-name="T55">-</text:span></text:span><text:span text:style-name="HTML_20_Code"><text:span text:style-name="T49">s</text:span></text:span><text:span text:style-name="HTML_20_Code"><text:span text:style-name="T55">t</text:span></text:span><text:span text:style-name="HTML_20_Code"><text:span text:style-name="T49">r</text:span></text:span><text:span text:style-name="HTML_20_Code"><text:span text:style-name="T55">i</text:span></text:span><text:span text:style-name="HTML_20_Code"><text:span text:style-name="T49">n</text:span></text:span><text:span text:style-name="HTML_20_Code"><text:span text:style-name="T55">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4"/>
      <text:p text:style-name="P16"><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6"><text:span text:style-name="T64">The internal representation of a numeric value is a string containing the decimal spelling of the number. Attributes </text:span><text:span text:style-name="HTML_20_Code"><text:span text:style-name="T64">lo</text:span></text:span><text:span text:style-name="T64"> and </text:span><text:span text:style-name="HTML_20_Code"><text:span text:style-name="T64">hi</text:span></text:span><text:span text:style-name="T64">, and also all values used in utilities description are specified in TSL in their internal representation.</text:span></text:p>
      <text:p text:style-name="P16"><text:span text:style-name="T1">The format string is used to convert values of this type from </text:span><text:span text:style-name="T47">input representation</text:span><text:span text:style-name="T1"> into </text:span><text:span text:style-name="T64">internal</text:span><text:span text:style-name="T1"> and from </text:span><text:span text:style-name="T64">internal</text:span><text:span text:style-name="T53"> </text:span><text:span text:style-name="T1">into </text:span><text:span text:style-name="T53">output</text:span><text:span text:style-name="T1"> represntation.</text:span><text:span text:style-name="T47"> </text:span><text:span text:style-name="T117">Using a format line, it is thus possible to emulate fixed-point real numbers: a point in the format string separates whole positions from fractional on output only, internally real values are stored as scaled integers</text:span><text:span text:style-name="T118"> </text:span><text:span text:style-name="T97">– Not implemented yet. The format line will be defined later; right now it is ignored and a number is output as a string of its significant decimal digits.</text:span></text:p>
      <text:p text:style-name="P16"><text:span text:style-name="T47">In the setup dialog, a numeric parameter is input in an edit control </text:span><text:span text:style-name="T117">according to its format</text:span><text:span text:style-name="T47">. The boundaries check is performed on input.</text:span></text:p>
      <text:h text:style-name="P56" text:outline-level="7">2.1.2. Boolean Types</text:h>
      <text:p text:style-name="P16"><text:span text:style-name="T1">A </text:span><text:span text:style-name="T8">booleanc type </text:span><text:span text:style-name="T1">has common semantics. It is possible to define several boolean types differing by </text:span><text:span text:style-name="T53">output representations of their values</text:span><text:span text:style-name="T1">.</text:span></text:p>
      <text:p text:style-name="P4"/>
      <text:p text:style-name="Standard"><text:span text:style-name="T82">Boolean-type </text:span><text:span text:style-name="T96"></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55">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55">string</text:span></text:span><text:span text:style-name="HTML_20_Code">”</text:span></text:p>
      <text:p text:style-name="Standard"><text:span text:style-name="HTML_20_Code"><text:s text:c="3"/>/&gt;</text:span></text:p>
      <text:p text:style-name="P15"/>
      <text:p text:style-name="P15"><text:span text:style-name="T1">All</text:span> <text:span text:style-name="T1">attributes</text:span> <text:span text:style-name="T1">are</text:span> <text:span text:style-name="T1">mandatory</text:span>. </text:p>
      <text:p text:style-name="P27">In the setup dialog, a boolean parameter is displayed and input as a check box.</text:p>
      <text:p text:style-name="P15"><text:span text:style-name="T64">The internal representation of two values are strings </text:span><text:span text:style-name="HTML_20_Code"><text:span text:style-name="T64">”true” </text:span></text:span><text:span text:style-name="T64">and </text:span><text:span text:style-name="HTML_20_Code"><text:span text:style-name="T64">”false”</text:span></text:span><text:span text:style-name="T64">.</text:span></text:p>
      <text:p text:style-name="P29">The format lines specify output representations of two values separately.</text:p>
      <text:h text:style-name="P56" text:outline-level="7">2.1.3. Enumeration Types</text:h>
      <text:p text:style-name="P16"><text:span text:style-name="T1">An</text:span><text:span text:style-name="T8"> enumeration type</text:span><text:span text:style-name="T1"> defines a set of fixed values. These may be selected values of any other type.</text:span></text:p>
      <text:p text:style-name="P5"/>
      <text:p text:style-name="Standard"><text:span text:style-name="T82">enumeration-type </text:span><text:span text:style-name="T96"></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66">base-type-name</text:span></text:span><text:span text:style-name="HTML_20_Code"><text:span text:style-name="T1">”&gt;</text:span></text:span></text:p>
      <text:p text:style-name="Standard"><text:span text:style-name="T79"><text:s text:c="10"/></text:span><text:span text:style-name="T82">{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5"/>
      <text:p text:style-name="Standard"><text:span text:style-name="T82">enumeration-value </text:span><text:span text:style-name="T96"></text:span></text:p>
      <text:p text:style-name="Standard"><text:span text:style-name="HTML_20_Code"><text:span text:style-name="T1"><text:s text:c="3"/>&lt;item value=”</text:span></text:span><text:span text:style-name="HTML_20_Code"><text:span text:style-name="T66">enumeration-value</text:span></text:span><text:span text:style-name="HTML_20_Code"><text:span text:style-name="T1">”</text:span></text:span></text:p>
      <text:p text:style-name="Standard"><text:span text:style-name="HTML_20_Code"><text:span text:style-name="T1"><text:s text:c="8"/></text:span></text:span><text:span text:style-name="T81">[ </text:span><text:span text:style-name="HTML_20_Code"><text:span text:style-name="T1">label</text:span></text:span><text:span text:style-name="HTML_20_Code">=”</text:span><text:span text:style-name="HTML_20_Code"><text:span text:style-name="T49">explanation</text:span></text:span><text:span text:style-name="HTML_20_Code">” </text:span><text:span text:style-name="T81">]</text:span></text:p>
      <text:p text:style-name="Standard"><text:span text:style-name="HTML_20_Code"><text:s text:c="3"/>/&gt;</text:span></text:p>
      <text:p text:style-name="P15"/>
      <text:p text:style-name="P16"><text:span text:style-name="T1">Mandatory attribute </text:span><text:span text:style-name="HTML_20_Code"><text:span text:style-name="T1">base</text:span></text:span><text:span text:style-name="T1"> specifies the </text:span><text:span text:style-name="T64">base type’s internal name</text:span><text:span text:style-name="T1">, that is the type of values used in enumeration. If values are specified by their text appearance, it is recommended to use a strin type as a base. </text:span></text:p>
      <text:p text:style-name="P16"><text:span text:style-name="T1">Mandatory attribute </text:span><text:span text:style-name="HTML_20_Code"><text:span text:style-name="T1">value</text:span></text:span><text:span text:style-name="T1"> specifies the</text:span><text:span text:style-name="T64"> enumeration value written in the internal representation as defined for the base type</text:span><text:span text:style-name="T1">.</text:span><text:span text:style-name="T64"> </text:span><text:span text:style-name="T53">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47">a string representing the value on input;</text:span><text:span text:style-name="T1"> if it is omitted, </text:span><text:span text:style-name="T47">the input representation is build by rules for the base type – usually will be as written in </text:span><text:span text:style-name="HTML_20_Code"><text:span text:style-name="T47">value</text:span></text:span><text:span text:style-name="T47">.</text:span></text:p>
      <text:p text:style-name="P28"><text:soft-page-break/>In the setup dialog, an enumeration parameter is input with a drop-down selection list containing all elements of the enumeration.</text:p>
      <text:h text:style-name="Heading_20_7" text:outline-level="7"><text:span text:style-name="T46">2.1.4. </text:span><text:span text:style-name="T16">String</text:span><text:span text:style-name="T46"> </text:span><text:span text:style-name="T16">Types</text:span></text:h>
      <text:p text:style-name="P16"><text:span text:style-name="T1">A </text:span><text:span text:style-name="T8">string type</text:span><text:span text:style-name="T1"> defines a set of arbitrary text values.</text:span></text:p>
      <text:p text:style-name="P4"/>
      <text:p text:style-name="Standard"><text:span text:style-name="T82">string-type </text:span><text:span text:style-name="T96"></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82">[ </text:span><text:span text:style-name="HTML_20_Code"><text:span text:style-name="T1">maxlength=”</text:span></text:span><text:span text:style-name="HTML_20_Code"><text:span text:style-name="T66">integer</text:span></text:span><text:span text:style-name="HTML_20_Code"><text:span text:style-name="T1">”</text:span></text:span><text:span text:style-name="T82"> ]</text:span></text:p>
      <text:p text:style-name="Standard"><text:span text:style-name="HTML_20_Code"><text:span text:style-name="T1"><text:s text:c="13"/></text:span></text:span><text:span text:style-name="T82">[ </text:span><text:span text:style-name="HTML_20_Code"><text:span text:style-name="T1">textkind= </text:span></text:span><text:span text:style-name="T82">(</text:span><text:span text:style-name="HTML_20_Code"><text:span text:style-name="T1">”text”</text:span></text:span><text:span text:style-name="T82">|</text:span><text:span text:style-name="T90"> </text:span><text:span text:style-name="HTML_20_Code"><text:span text:style-name="T1">”file”</text:span></text:span><text:span text:style-name="T82">|</text:span><text:span text:style-name="HTML_20_Code"><text:span text:style-name="T1">”dir”</text:span></text:span><text:span text:style-name="T82">) ]</text:span></text:p>
      <text:p text:style-name="Standard"><text:span text:style-name="HTML_20_Code"><text:span text:style-name="T1"><text:s text:c="13"/></text:span></text:span><text:span text:style-name="T82">[ </text:span><text:span text:style-name="HTML_20_Code"><text:span text:style-name="T1">sensitivity=</text:span></text:span><text:span text:style-name="T82"> (</text:span><text:span text:style-name="HTML_20_Code"><text:span text:style-name="T1">”insensitive”</text:span></text:span><text:span text:style-name="T82">|</text:span><text:span text:style-name="HTML_20_Code"><text:span text:style-name="T1">”sensitive”</text:span></text:span><text:span text:style-name="T82">|</text:span><text:span text:style-name="HTML_20_Code"><text:span text:style-name="T1">”uppercase”</text:span></text:span><text:span text:style-name="T82">|</text:span><text:span text:style-name="HTML_20_Code"><text:span text:style-name="T1">”lowercase”</text:span></text:span><text:span text:style-name="T82">) ]</text:span></text:p>
      <text:p text:style-name="Standard"><text:span text:style-name="HTML_20_Code"><text:s text:c="13"/></text:span><text:span text:style-name="T81">[ </text:span><text:span text:style-name="HTML_20_Code"><text:span text:style-name="T1">filemask</text:span></text:span><text:span text:style-name="HTML_20_Code">=”</text:span><text:span text:style-name="HTML_20_Code"><text:span text:style-name="T49">string</text:span></text:span><text:span text:style-name="HTML_20_Code">”</text:span><text:span text:style-name="T81"> ]</text:span></text:p>
      <text:p text:style-name="Standard"><text:span text:style-name="HTML_20_Code"><text:s text:c="4"/>/&gt;</text:span></text:p>
      <text:p text:style-name="P5"/>
      <text:p text:style-name="P16"><text:span text:style-name="T1">Only attribute </text:span><text:span text:style-name="HTML_20_Code"><text:span text:style-name="T1">kind </text:span></text:span><text:span text:style-name="T1">is mandatory.</text:span></text:p>
      <text:p text:style-name="P16"><text:span text:style-name="T1">Attribute </text:span><text:span text:style-name="HTML_20_Code"><text:span text:style-name="T1">maxlength</text:span></text:span><text:span text:style-name="T100"> </text:span><text:span text:style-name="T1">specifies the maximal string length </text:span><text:span text:style-name="T47">(in fact, it is only the limitation of the input field length)</text:span><text:span text:style-name="T1">. By</text:span> <text:span text:style-name="T1">default</text:span> – 256.</text:p>
      <text:p text:style-name="P16"><text:span text:style-name="T1">Attribute </text:span><text:span text:style-name="HTML_20_Code"><text:span text:style-name="T1">textkind</text:span></text:span><text:span text:style-name="T1"> indicates</text:span><text:span text:style-name="T47"> special flavours of a string type having different input methods.</text:span><text:span text:style-name="T1"> A usual text (by default, </text:span><text:span text:style-name="HTML_20_Code"><text:span text:style-name="T1">”text”</text:span></text:span><text:span text:style-name="T1">) </text:span><text:span text:style-name="T47">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47"> are input using a “browse” button; their input representation is built using rules to write file names and paths in the given OS. </text:span></text:p>
      <text:p text:style-name="P16"><text:span text:style-name="T1">Attribute </text:span><text:span text:style-name="HTML_20_Code"><text:span text:style-name="T1">filemask</text:span></text:span><text:span text:style-name="T1"> has sense only for files and specifies </text:span><text:span text:style-name="T47">a file mask for browse dialog. </text:span></text:p>
      <text:p text:style-name="P16"><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47">the input line is not converted;</text:span><text:span text:style-name="T1"> these two values set two case sensitivity modes</text:span><text:span text:style-name="T64">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47">the string is converted on input to uppercase or lowercase;</text:span><text:span text:style-name="T100"> </text:span><text:span text:style-name="T64">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16">2.2. </text:span><text:span text:style-name="T18">Options</text:span><text:span text:style-name="T116"> </text:span><text:span text:style-name="T18">Formats</text:span></text:h>
      <text:p text:style-name="P16"><text:span text:style-name="T1">An </text:span><text:span text:style-name="T8">option format </text:span><text:span text:style-name="T1">defines how a single parameter and its value are written to a control line of a utility.</text:span></text:p>
      <text:p text:style-name="P4"/>
      <text:p text:style-name="Standard"><text:span text:style-name="T82">option </text:span><text:span text:style-name="T96"></text:span></text:p>
      <text:p text:style-name="Standard"><text:span text:style-name="HTML_20_Code"><text:span text:style-name="T1"><text:s text:c="3"/>&lt;syntax name=”</text:span></text:span><text:span text:style-name="HTML_20_Code"><text:span text:style-name="T66">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82">format</text:span><text:span text:style-name="T81">(2.2.1)</text:span><text:span text:style-name="HTML_20_Code">”</text:span></text:p>
      <text:p text:style-name="Standard"><text:span text:style-name="HTML_20_Code"><text:s text:c="3"/>/&gt;</text:span></text:p>
      <text:p text:style-name="P5"/>
      <text:p text:style-name="P16"><text:span text:style-name="T1">All</text:span> <text:span text:style-name="T1">a</text:span>ttribute<text:span text:style-name="T1">s</text:span> <text:span text:style-name="T1">are</text:span> <text:span text:style-name="T1">mandatory</text:span>.</text:p>
      <text:p text:style-name="P16"><text:span text:style-name="T64">The internal option name </text:span><text:span text:style-name="T1">is used for references to the format from </text:span><text:span text:style-name="T82">parameter(4.2)</text:span><text:span text:style-name="T1">.</text:span></text:p>
      <text:p text:style-name="P16"><text:span text:style-name="T1">The format string specifies how an </text:span><text:span text:style-name="T53">output representation of a parameter</text:span><text:span text:style-name="T1"> is constructed. To substitute parameter’s name and value into an option, use patterns-generators </text:span><text:span text:style-name="T102">%%</text:span><text:span text:style-name="HTML_20_Code"><text:span text:style-name="T1">ParamName</text:span></text:span><text:span text:style-name="T1"> and </text:span><text:span text:style-name="T102">%%</text:span><text:span text:style-name="HTML_20_Code"><text:span text:style-name="T1">ParamValue.</text:span></text:span></text:p>
      <text:h text:style-name="P56" text:outline-level="7">2.2.1. Format Expansion</text:h>
      <text:p text:style-name="P25"/>
      <text:p text:style-name="Standard"><text:span text:style-name="T82">format </text:span><text:span text:style-name="T96"></text:span></text:p>
      <text:p text:style-name="Standard"><text:span text:style-name="T79"><text:s text:c="9"/></text:span><text:span text:style-name="T82">{</text:span><text:span text:style-name="T91"> </text:span><text:span text:style-name="HTML_20_Code"><text:span text:style-name="T55">fixed-text</text:span></text:span><text:span text:style-name="T82"> <text:s/>| pattern }</text:span></text:p>
      <text:p text:style-name="P4"/>
      <text:p text:style-name="Standard"><text:span text:style-name="T82">pattern </text:span><text:span text:style-name="T96"></text:span></text:p>
      <text:p text:style-name="Standard"><text:span text:style-name="HTML_20_Code"><text:span text:style-name="T1"><text:s text:c="3"/></text:span></text:span><text:span text:style-name="T82">pattern-generator <text:s/>|</text:span></text:p>
      <text:p text:style-name="Standard"><text:span text:style-name="HTML_20_Code"><text:span text:style-name="T1"><text:s text:c="3"/></text:span></text:span><text:span text:style-name="T82">patter-repetitor</text:span></text:p>
      <text:p text:style-name="P4"/>
      <text:p text:style-name="Standard"><text:span text:style-name="T82">pattern-generator </text:span><text:span text:style-name="T96"></text:span></text:p>
      <text:p text:style-name="Standard"><text:span text:style-name="HTML_20_Code"><text:span text:style-name="T1"><text:s text:c="3"/>%%</text:span></text:span><text:span text:style-name="HTML_20_Code"><text:span text:style-name="T66">generator-name</text:span></text:span></text:p>
      <text:p text:style-name="P4"><text:soft-page-break/></text:p>
      <text:p text:style-name="Standard"><text:span text:style-name="T82">pattern-repetitor </text:span><text:span text:style-name="T96"></text:span></text:p>
      <text:p text:style-name="Standard"><text:span text:style-name="HTML_20_Code"><text:s text:c="3"/>%( </text:span><text:span text:style-name="HTML_20_Code"><text:span text:style-name="T55">text</text:span></text:span><text:span text:style-name="HTML_20_Code"><text:span text:style-name="T52">-</text:span></text:span><text:span text:style-name="HTML_20_Code"><text:span text:style-name="T55">repetitor</text:span></text:span><text:span text:style-name="HTML_20_Code"> %| </text:span><text:span text:style-name="HTML_20_Code"><text:span text:style-name="T55">text</text:span></text:span><text:span text:style-name="HTML_20_Code"><text:span text:style-name="T52">-</text:span></text:span><text:span text:style-name="HTML_20_Code"><text:span text:style-name="T55">separator</text:span></text:span><text:span text:style-name="HTML_20_Code"> %)</text:span></text:p>
      <text:p text:style-name="P16"/>
      <text:p text:style-name="P16"><text:span text:style-name="T1">To expand a </text:span><text:span text:style-name="T82">format</text:span><text:span text:style-name="T1">, its string is taken as a base; then all patterns inside are expanded by the following rules:</text:span></text:p>
      <text:p text:style-name="P25">1) A pattern-generator expamds to a single string or to a list of strings. A single string is substituted as a pattern value. A list may be only substituted into a pattern-repetitor. All of predefined generators are listed in 5.</text:p>
      <text:p text:style-name="P16"><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2"><text:span text:style-name="T71">Sample: the pattern </text:span><text:span text:style-name="HTML_20_Code"><text:span text:style-name="T16">"</text:span></text:span><text:span text:style-name="HTML_20_Code"><text:span text:style-name="T1">%(</text:span></text:span><text:span text:style-name="HTML_20_Code"><text:span text:style-name="T50">&amp;qt;</text:span></text:span><text:span text:style-name="HTML_20_Code"><text:span text:style-name="T1">%%SourceList</text:span></text:span><text:span text:style-name="HTML_20_Code"><text:span text:style-name="T50">&amp;qt;</text:span></text:span><text:span text:style-name="HTML_20_Code"><text:span text:style-name="T1">%|</text:span></text:span><text:span text:style-name="HTML_20_Code"><text:span text:style-name="T50">;</text:span></text:span><text:span text:style-name="HTML_20_Code"><text:span text:style-name="T16">%</text:span></text:span><text:span text:style-name="HTML_20_Code"><text:span text:style-name="T1">)</text:span></text:span><text:span text:style-name="HTML_20_Code"><text:span text:style-name="T16">"</text:span></text:span><text:span text:style-name="T71"> generates a list of project files, each name quoted and separated by a semicolon.</text:span></text:p>
      <text:h text:style-name="P54" text:outline-level="4"><text:bookmark-start text:name="_Ref134432031"/><text:bookmark-start text:name="_Ref133582941"/><text:bookmark text:name="_3._Описание_меню_инструментов"/>3.<text:bookmark-end text:name="_Ref134432031"/><text:bookmark-end text:name="_Ref133582941"/><text:bookmark-start text:name="_Ref133582958"/> Design Menu</text:h>
      <text:p text:style-name="P16"><text:span text:style-name="T1">A </text:span><text:span text:style-name="T8">menu</text:span><text:span text:style-name="T1"> specifies the appearance and functionality of the design menu.</text:span></text:p>
      <text:p text:style-name="P25"/>
      <text:p text:style-name="Standard"><text:span text:style-name="T82">menu </text:span><text:span text:style-name="T96"></text:span></text:p>
      <text:p text:style-name="Standard"><text:span text:style-name="HTML_20_Code"><text:span text:style-name="T1"><text:s text:c="3"/>&lt;menu name=”</text:span></text:span><text:span text:style-name="HTML_20_Code"><text:span text:style-name="T66">menu-name</text:span></text:span><text:span text:style-name="HTML_20_Code"><text:span text:style-name="T1">”</text:span></text:span></text:p>
      <text:p text:style-name="Standard"><text:span text:style-name="HTML_20_Code"><text:span text:style-name="T1"><text:s text:c="9"/>label="</text:span></text:span><text:span text:style-name="HTML_20_Code"><text:span text:style-name="T49">menu-title</text:span></text:span><text:span text:style-name="HTML_20_Code"><text:span text:style-name="T1">"</text:span></text:span></text:p>
      <text:p text:style-name="Standard"><text:span text:style-name="HTML_20_Code"><text:span text:style-name="T1"><text:s text:c="8"/></text:span></text:span><text:span text:style-name="T82">[ </text:span><text:span text:style-name="HTML_20_Code"><text:span text:style-name="T1">tip="</text:span></text:span><text:span text:style-name="HTML_20_Code"><text:span text:style-name="T49">tip-help</text:span></text:span><text:span text:style-name="HTML_20_Code"><text:span text:style-name="T1">"</text:span></text:span><text:span text:style-name="T82"> ]</text:span></text:p>
      <text:p text:style-name="Standard"><text:span text:style-name="HTML_20_Code"><text:span text:style-name="T1"><text:s text:c="8"/></text:span></text:span><text:span text:style-name="T82">[ </text:span><text:span text:style-name="HTML_20_Code"><text:span text:style-name="T1">icon=”</text:span></text:span><text:span text:style-name="HTML_20_Code"><text:span text:style-name="T66">icon-file</text:span></text:span><text:span text:style-name="HTML_20_Code"><text:span text:style-name="T1">”</text:span></text:span><text:span text:style-name="T82"> ]</text:span></text:p>
      <text:p text:style-name="Standard"><text:span text:style-name="HTML_20_Code"><text:span text:style-name="T1"><text:s text:c="8"/></text:span></text:span><text:span text:style-name="T82">[ </text:span><text:span text:style-name="HTML_20_Code"><text:span text:style-name="T1">inherits="</text:span></text:span><text:span text:style-name="HTML_20_Code"><text:span text:style-name="T66">base-menu-name</text:span></text:span><text:span text:style-name="HTML_20_Code"><text:span text:style-name="T1">"</text:span></text:span><text:span text:style-name="T82"> ]</text:span></text:p>
      <text:p text:style-name="Standard"><text:span text:style-name="HTML_20_Code"><text:span text:style-name="T1"><text:s text:c="8"/></text:span></text:span><text:span text:style-name="T82">[ </text:span><text:span text:style-name="HTML_20_Code"><text:span text:style-name="T1">visible=</text:span></text:span><text:span text:style-name="T82">(</text:span><text:span text:style-name="HTML_20_Code"><text:span text:style-name="T1">"true"</text:span></text:span><text:span text:style-name="T82">|</text:span><text:span text:style-name="HTML_20_Code"><text:span text:style-name="T1">"false"</text:span></text:span><text:span text:style-name="T82">) ]</text:span></text:p>
      <text:p text:style-name="Standard"><text:span text:style-name="HTML_20_Code"><text:span text:style-name="T1"><text:s text:c="8"/></text:span></text:span><text:span text:style-name="T82">[ </text:span><text:span text:style-name="HTML_20_Code"><text:span text:style-name="T1">after=”</text:span></text:span><text:span text:style-name="HTML_20_Code"><text:span text:style-name="T66">item-name</text:span></text:span><text:span text:style-name="HTML_20_Code"><text:span text:style-name="T1">”</text:span></text:span><text:span text:style-name="T82"> ]</text:span><text:span text:style-name="HTML_20_Code"><text:span text:style-name="T1"> &gt;</text:span></text:span></text:p>
      <text:p text:style-name="Standard"><text:span text:style-name="T79"><text:s text:c="9"/></text:span><text:span text:style-name="T82">{</text:span><text:span text:style-name="T91"> </text:span><text:span text:style-name="T82">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82">tool </text:span><text:span text:style-name="T96"></text:span></text:p>
      <text:p text:style-name="Standard"><text:span text:style-name="HTML_20_Code"><text:span text:style-name="T1"><text:s text:c="3"/>&lt;menuitem name=”</text:span></text:span><text:span text:style-name="HTML_20_Code"><text:span text:style-name="T66">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49">tool-title</text:span></text:span><text:span text:style-name="HTML_20_Code"><text:span text:style-name="T1">"</text:span></text:span></text:p>
      <text:p text:style-name="Standard"><text:span text:style-name="HTML_20_Code"><text:span text:style-name="T1"><text:s text:c="12"/></text:span></text:span><text:span text:style-name="T82">[ </text:span><text:span text:style-name="HTML_20_Code"><text:span text:style-name="T1">icon=”</text:span></text:span><text:span text:style-name="HTML_20_Code"><text:span text:style-name="T66">icon-file</text:span></text:span><text:span text:style-name="HTML_20_Code"><text:span text:style-name="T1">”</text:span></text:span><text:span text:style-name="T82"> ]</text:span></text:p>
      <text:p text:style-name="Standard"><text:span text:style-name="HTML_20_Code"><text:span text:style-name="T1"><text:s text:c="12"/></text:span></text:span><text:span text:style-name="T82">[ </text:span><text:span text:style-name="HTML_20_Code"><text:span text:style-name="T1">visible=</text:span></text:span><text:span text:style-name="T82">(</text:span><text:span text:style-name="HTML_20_Code"><text:span text:style-name="T1">"true"</text:span></text:span><text:span text:style-name="T82">|</text:span><text:span text:style-name="HTML_20_Code"><text:span text:style-name="T1">"false"</text:span></text:span><text:span text:style-name="T82">) ]</text:span></text:p>
      <text:p text:style-name="Standard"><text:span text:style-name="HTML_20_Code"><text:span text:style-name="T1"><text:s text:c="12"/></text:span></text:span><text:span text:style-name="T82">[ </text:span><text:span text:style-name="HTML_20_Code"><text:span text:style-name="T1">after=”</text:span></text:span><text:span text:style-name="HTML_20_Code"><text:span text:style-name="T66">tool-name</text:span></text:span><text:span text:style-name="HTML_20_Code"><text:span text:style-name="T1">”</text:span></text:span><text:span text:style-name="T82"> ]</text:span><text:span text:style-name="HTML_20_Code"><text:span text:style-name="T1"> &gt;</text:span></text:span></text:p>
      <text:p text:style-name="Standard"><text:span text:style-name="HTML_20_Code"><text:span text:style-name="T1"><text:s text:c="13"/>call=”</text:span></text:span><text:span text:style-name="HTML_20_Code"><text:span text:style-name="T66">tool-context-name</text:span></text:span><text:span text:style-name="HTML_20_Code"><text:span text:style-name="T1">”</text:span></text:span><text:span text:style-name="T82"> </text:span><text:span text:style-name="HTML_20_Code"><text:span text:style-name="T1">/&gt;</text:span></text:span></text:p>
      <text:p text:style-name="P25"/>
      <text:p text:style-name="P25">Nested tools and menus define the order of items and submenus in the menu.</text:p>
      <text:p text:style-name="P16"><text:span text:style-name="T1">Mandatory attribute </text:span><text:span text:style-name="HTML_20_Code"><text:span text:style-name="T1">name</text:span></text:span><text:span text:style-name="T1"> specifies the unique </text:span><text:span text:style-name="T64">menu name</text:span><text:span text:style-name="T1"> or </text:span><text:span text:style-name="T64">menu item name name</text:span><text:span text:style-name="T1"> used for refernces to the menu and its elements when editing.</text:span></text:p>
      <text:p text:style-name="P16"><text:span text:style-name="T1">Mandatory attribute </text:span><text:span text:style-name="HTML_20_Code"><text:span text:style-name="T1">label</text:span></text:span><text:span text:style-name="T1"> specifies </text:span><text:span text:style-name="T47">the explanatory text for a submenu node or for a tool node </text:span><text:span text:style-name="T1">in the menu image.</text:span></text:p>
      <text:p text:style-name="P16"><text:span text:style-name="T1">Optional attribute </text:span><text:span text:style-name="HTML_20_Code"><text:span text:style-name="T1">tip </text:span></text:span><text:span text:style-name="HTML_20_Code"><text:span text:style-name="T111">has sense only for the</text:span></text:span><text:span text:style-name="T1"> top-level menu; it specified the </text:span><text:span text:style-name="T47">text of a tip, or a context help</text:span><text:span text:style-name="T1">, displayed when a cursor points to the menu title.</text:span></text:p>
      <text:p text:style-name="P16"><text:span text:style-name="T1">Optional attribute </text:span><text:span text:style-name="HTML_20_Code"><text:span text:style-name="T1">icon</text:span></text:span><text:span text:style-name="T1"> specifies </text:span><text:span text:style-name="T64">the path and the file name of an icon</text:span><text:span text:style-name="T1"> used to mark the menu item; by default, standard icons for a tool and a submenu are used.</text:span></text:p>
      <text:p text:style-name="P16"><text:span text:style-name="T1">Attribute </text:span><text:span text:style-name="HTML_20_Code"><text:span text:style-name="T1">call</text:span></text:span><text:span text:style-name="T1">, mandatory for a tool, specifies the </text:span><text:span text:style-name="T64">name of the </text:span><text:span text:style-name="T69">tool</text:span><text:span text:style-name="T64">-context</text:span><text:span text:style-name="T1"> which defines the parameters of the tool.</text:span></text:p>
      <text:p text:style-name="P16"><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25"/>
      <text:p text:style-name="P25"><text:soft-page-break/>The mechanism of edition, that helps creating a derivative menu from the basic menu, works as follows:</text:p>
      <text:list xml:id="list6729995918199002661" text:style-name="WW8Num4">
        <text:list-item>
          <text:p text:style-name="P95">The whole structure of the basic menu is copied in the initially empty derivative menu, and the root of this menu get the name of the derivative menu.</text:p>
        </text:list-item>
        <text:list-item>
          <text:p text:style-name="P79"><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79"><text:span text:style-name="T1">For each pair of </text:span><text:span text:style-name="T23">equal</text:span><text:span text:style-name="T1"> nodes, </text:span><text:span text:style-name="T2">edition</text:span><text:span text:style-name="T1"> is performed by the following rules:</text:span></text:p>
        </text:list-item>
      </text:list>
      <text:list xml:id="list5423523504173926079" text:style-name="WW8Num34">
        <text:list-item>
          <text:p text:style-name="P96"><text:span text:style-name="T44">rule for attributes replacement</text:span> in a node: </text:p>
        </text:list-item>
      </text:list>
      <text:list xml:id="list6102696014517437049" text:style-name="WW8Num23">
        <text:list-item>
          <text:p text:style-name="P97">values of attributes in a basic node are replaced with values of the same attrbutes in the derivative mode;</text:p>
        </text:list-item>
        <text:list-item>
          <text:p text:style-name="P97">attributes, absent in the derivative node, preserved their basic value; </text:p>
        </text:list-item>
        <text:list-item>
          <text:p text:style-name="P97">attributes, absent in the basic node, are added from the derivative;</text:p>
        </text:list-item>
      </text:list>
      <text:list xml:id="list234211132076904" text:continue-list="list5423523504173926079" text:style-name="WW8Num34">
        <text:list-item>
          <text:p text:style-name="P80"><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0"><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7584028208475831445" text:style-name="WW8Num5">
        <text:list-item>
          <text:list>
            <text:list-item>
              <text:list>
                <text:list-item>
                  <text:p text:style-name="P81"><text:span text:style-name="T1">after the item indicated by attribute </text:span><text:span text:style-name="HTML_20_Code"><text:span text:style-name="T1">after</text:span></text:span><text:span text:style-name="T1">;</text:span></text:p>
                </text:list-item>
                <text:list-item>
                  <text:p text:style-name="P81"><text:span text:style-name="T1">as the first item, if </text:span><text:span text:style-name="HTML_20_Code"><text:span text:style-name="T1">after=”first”</text:span></text:span><text:span text:style-name="T1">;</text:span></text:p>
                </text:list-item>
                <text:list-item>
                  <text:p text:style-name="P81"><text:span text:style-name="T1">as the last element, if </text:span><text:span text:style-name="HTML_20_Code"><text:span text:style-name="T1">after</text:span></text:span><text:span text:style-name="T1"> is absent.</text:span></text:p>
                </text:list-item>
              </text:list>
            </text:list-item>
          </text:list>
        </text:list-item>
      </text:list>
      <text:p text:style-name="P16"><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6"><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25"/>
      <text:p text:style-name="Standard"><text:span text:style-name="T82">context </text:span><text:span text:style-name="T96"></text:span></text:p>
      <text:p text:style-name="Standard"><text:span text:style-name="HTML_20_Code"><text:span text:style-name="T1"><text:s text:c="3"/>&lt;</text:span></text:span><text:span text:style-name="T82"> ( </text:span><text:span text:style-name="HTML_20_Code"><text:span text:style-name="T1">installation</text:span></text:span><text:span text:style-name="T82"> | </text:span><text:span text:style-name="HTML_20_Code"><text:span text:style-name="T1">package</text:span></text:span><text:span text:style-name="T82"> | </text:span><text:span text:style-name="HTML_20_Code"><text:span text:style-name="T1">project</text:span></text:span><text:span text:style-name="T82"> | </text:span><text:span text:style-name="HTML_20_Code"><text:span text:style-name="T1">tool</text:span></text:span><text:span text:style-name="HTML_20_Code"><text:span text:style-name="T120"> </text:span></text:span><text:span text:style-name="T82">)</text:span></text:p>
      <text:p text:style-name="Standard"><text:span text:style-name="T88"><text:s text:c="19"/></text:span><text:span text:style-name="HTML_20_Code"><text:span text:style-name="T1">name=”</text:span></text:span><text:span text:style-name="HTML_20_Code"><text:span text:style-name="T66">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66">interface-name</text:span></text:span><text:span text:style-name="HTML_20_Code"><text:span text:style-name="T1">"</text:span></text:span></text:p>
      <text:p text:style-name="Standard"><text:span text:style-name="HTML_20_Code"><text:span text:style-name="T1"><text:s text:c="9"/></text:span></text:span><text:span text:style-name="HTML_20_Code"><text:span text:style-name="T95">special-a</text:span></text:span><text:span text:style-name="HTML_20_Code"><text:span text:style-name="T94">ttribute</text:span></text:span><text:span text:style-name="HTML_20_Code"><text:span text:style-name="T95">s(4.1)</text:span></text:span></text:p>
      <text:p text:style-name="Standard"><text:span text:style-name="HTML_20_Code"><text:span text:style-name="T1"><text:s text:c="3"/></text:span></text:span><text:span text:style-name="HTML_20_Code">&gt;</text:span></text:p>
      <text:p text:style-name="Standard"><text:span text:style-name="T79"><text:s text:c="9"/></text:span><text:span text:style-name="T82">parameters-section(4.1)</text:span></text:p>
      <text:p text:style-name="Standard"><text:span text:style-name="T79"><text:s text:c="9"/></text:span><text:span text:style-name="T82">input-section(4.2)</text:span></text:p>
      <text:p text:style-name="Standard"><text:span text:style-name="T79"><text:s text:c="9"/></text:span><text:span text:style-name="T82">output-section(4.3)</text:span></text:p>
      <text:p text:style-name="Standard"><text:span text:style-name="T79"><text:s text:c="9"/></text:span><text:span text:style-name="T82">special-sections(</text:span><text:span text:style-name="T81">4.1)</text:span></text:p>
      <text:p text:style-name="Standard"><text:span text:style-name="HTML_20_Code"><text:s text:c="3"/>&lt;/</text:span><text:span text:style-name="T81">( </text:span><text:span text:style-name="HTML_20_Code"><text:span text:style-name="T1">installation</text:span></text:span><text:span text:style-name="T81"> | </text:span><text:span text:style-name="HTML_20_Code"><text:span text:style-name="T1">package</text:span></text:span><text:span text:style-name="T81"> | </text:span><text:span text:style-name="HTML_20_Code"><text:span text:style-name="T1">project</text:span></text:span><text:span text:style-name="T81"> | </text:span><text:span text:style-name="HTML_20_Code"><text:span text:style-name="T1">tool</text:span></text:span><text:span text:style-name="HTML_20_Code"><text:span text:style-name="T119"> </text:span></text:span><text:span text:style-name="T81">)</text:span><text:span text:style-name="HTML_20_Code">&gt;</text:span></text:p>
      <text:p text:style-name="Standard"><text:span text:style-name="HTML_20_Code"/></text:p>
      <text:p text:style-name="P25">Context tags match to its kind.</text:p>
      <text:p text:style-name="P25">Internal section of the context may be defined in any order.</text:p>
      <text:p text:style-name="P16"><text:span text:style-name="T1">Mandatory attribute </text:span><text:span text:style-name="HTML_20_Code"><text:span text:style-name="T1">name</text:span></text:span><text:span text:style-name="T1"> specifies the <text:s/></text:span><text:span text:style-name="T64">context name</text:span><text:span text:style-name="T1"> used for references from </text:span><text:span text:style-name="T82">tool</text:span><text:span text:style-name="T1"> and also for composing setup lists in the design menu of Eclipse/ExDT.</text:span></text:p>
      <text:p text:style-name="P16"><text:span text:style-name="T1">Mandatory attribute </text:span><text:span text:style-name="HTML_20_Code"><text:span text:style-name="T1">interface</text:span></text:span><text:span text:style-name="T1"> specifies the </text:span><text:span text:style-name="T64">name of the interface</text:span><text:span text:style-name="T1">, where types and options formats for parameters of this context are specified. </text:span></text:p>
      <text:p text:style-name="P16"><text:span text:style-name="T1">Each context, additionally, has its </text:span><text:span text:style-name="HTML_20_Code"><text:span text:style-name="T95">special-attributes(4.1)</text:span></text:span><text:span text:style-name="T1"> and </text:span><text:span text:style-name="HTML_20_Code"><text:span text:style-name="T95">special-sections (4.1)</text:span></text:span><text:span text:style-name="T1">.</text:span></text:p>
      <text:h text:style-name="P50" text:outline-level="5">4.1. Special Attributes And Sections Of Contexts</text:h>
      <text:h text:style-name="Heading_20_7" text:outline-level="7"><text:span text:style-name="T16">4.1.1. Special Attributes And Sections Of <text:s/>Context </text:span><text:span text:style-name="T103">tool</text:span></text:h>
      <text:p text:style-name="P4"/>
      <text:p text:style-name="Standard"><text:soft-page-break/><text:span text:style-name="T82">special-attributes </text:span><text:span text:style-name="T96"></text:span></text:p>
      <text:p text:style-name="P9"><text:span text:style-name="HTML_20_Code"><text:span text:style-name="T1"><text:s text:c="5"/></text:span></text:span><text:span text:style-name="HTML_20_Code"><text:span text:style-name="T83">( </text:span></text:span><text:span text:style-name="HTML_20_Code"><text:span text:style-name="T1">exe </text:span></text:span><text:span text:style-name="HTML_20_Code"><text:span text:style-name="T82">| </text:span></text:span><text:span text:style-name="HTML_20_Code"><text:span text:style-name="T25">shell</text:span></text:span><text:span text:style-name="HTML_20_Code"><text:span text:style-name="T120"> </text:span></text:span><text:span text:style-name="HTML_20_Code"><text:span text:style-name="T82">)</text:span></text:span><text:span text:style-name="HTML_20_Code"><text:span text:style-name="T1">="</text:span></text:span><text:span text:style-name="HTML_20_Code"><text:span text:style-name="T55">utility-name</text:span></text:span><text:span text:style-name="HTML_20_Code"><text:span text:style-name="T1">"</text:span></text:span></text:p>
      <text:p text:style-name="Standard"><text:span text:style-name="T98"><text:s text:c="4"/></text:span><text:span text:style-name="T82">[ </text:span><text:span text:style-name="HTML_20_Code"><text:span text:style-name="T1">package=”</text:span></text:span><text:span text:style-name="HTML_20_Code"><text:span text:style-name="T66">context-package-name</text:span></text:span><text:span text:style-name="HTML_20_Code"><text:span text:style-name="T1">”</text:span></text:span><text:span text:style-name="T82"> ]</text:span></text:p>
      <text:p text:style-name="Standard"><text:span text:style-name="T98"><text:s text:c="4"/></text:span><text:span text:style-name="T82">[ </text:span><text:span text:style-name="HTML_20_Code"><text:span text:style-name="T1">project=”</text:span></text:span><text:span text:style-name="HTML_20_Code"><text:span text:style-name="T66">context-project-name</text:span></text:span><text:span text:style-name="HTML_20_Code"><text:span text:style-name="T1">”</text:span></text:span><text:span text:style-name="T82"> ]</text:span></text:p>
      <text:p text:style-name="Standard"><text:span text:style-name="HTML_20_Code"><text:span text:style-name="T1"><text:s text:c="4"/></text:span></text:span><text:span text:style-name="T82">[ </text:span><text:span text:style-name="HTML_20_Code"><text:span text:style-name="T1">inherits="</text:span></text:span><text:span text:style-name="HTML_20_Code"><text:span text:style-name="T66">context-tool-name</text:span></text:span><text:span text:style-name="HTML_20_Code"><text:span text:style-name="T1">"</text:span></text:span><text:span text:style-name="T82"> ]</text:span></text:p>
      <text:p text:style-name="P107"><text:span text:style-name="HTML_20_Code"><text:span text:style-name="T1"><text:s text:c="4"/></text:span></text:span><text:span text:style-name="T82">[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67">regular-expression</text:span></text:span><text:span text:style-name="HTML_20_Code"><text:span text:style-name="T1">"</text:span></text:span><text:span text:style-name="T82"> ]</text:span></text:p>
      <text:p text:style-name="P107"><text:span text:style-name="HTML_20_Code"><text:span text:style-name="T1"/></text:span></text:p>
      <text:p text:style-name="P18"><text:span text:style-name="T1">Mandatory attribute</text:span><text:span text:style-name="HTML_20_Code"><text:span text:style-name="T1"> exe</text:span></text:span><text:span text:style-name="T1"> specifies </text:span><text:span text:style-name="T53">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6"><text:span text:style-name="T1">Optional attribute</text:span><text:span text:style-name="HTML_20_Code"><text:span text:style-name="T1"> package</text:span></text:span><text:span text:style-name="T1"> specifies </text:span><text:span text:style-name="T64">the <text:s/>name of the </text:span><text:span text:style-name="T69">package</text:span><text:span text:style-name="T64">-context</text:span><text:span text:style-name="T1">, which settings are used by the utility (following visibility rules).</text:span></text:p>
      <text:p text:style-name="P16"><text:span text:style-name="T1">Optional attribute</text:span><text:span text:style-name="HTML_20_Code"><text:span text:style-name="T1"> project</text:span></text:span><text:span text:style-name="T1"> specifies </text:span><text:span text:style-name="T64">the name of the </text:span><text:span text:style-name="T69">project-template</text:span><text:span text:style-name="T64">-context name</text:span><text:span text:style-name="T1">, which settings are used by the utility (following visibility rules).</text:span></text:p>
      <text:p text:style-name="P25">A utility may also use settings from the installation-context without special notes.</text:p>
      <text:p text:style-name="P16"><text:span text:style-name="T1">Optional attribute</text:span><text:span text:style-name="HTML_20_Code"><text:span text:style-name="T1"> inherits</text:span></text:span><text:span text:style-name="T1"> specifies </text:span><text:span text:style-name="T64">the name of the</text:span><text:span text:style-name="T69"> tool</text:span><text:span text:style-name="T64">-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116"><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108"/>
      <text:p text:style-name="Standard"><text:span text:style-name="T82">special-sections </text:span><text:span text:style-name="T96"></text:span></text:p>
      <text:p text:style-name="Standard"><text:span text:style-name="HTML_20_Code"><text:span text:style-name="T1"><text:s text:c="3"/></text:span></text:span><text:span text:style-name="T82">extensions-section</text:span></text:p>
      <text:p text:style-name="Standard"><text:span text:style-name="HTML_20_Code"><text:span text:style-name="T1"/></text:span></text:p>
      <text:p text:style-name="Standard"><text:span text:style-name="T79"><text:s/></text:span><text:span text:style-name="T82">extensions-section </text:span><text:span text:style-name="T96"></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78"><text:s text:c="9"/></text:span><text:span text:style-name="T81">{</text:span><text:span text:style-name="T93"> </text:span><text:span text:style-name="T82">extension</text:span><text:span text:style-name="T81">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5"/>
      <text:p text:style-name="Standard"><text:span text:style-name="T82">extension</text:span><text:span text:style-name="T81"> </text:span><text:span text:style-name="T96"></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55">extension</text:span></text:span><text:span text:style-name="HTML_20_Code">” /&gt;</text:span></text:p>
      <text:p text:style-name="Standard"/>
      <text:p text:style-name="P30">Extensions-section specifies the list of file extensions mask, for which this context may be activated.</text:p>
      <text:p text:style-name="P26"/>
      <text:p text:style-name="P10"><text:span text:style-name="T82">special-sections </text:span><text:span text:style-name="T96"></text:span></text:p>
      <text:p text:style-name="P10"><text:span text:style-name="HTML_20_Code"><text:span text:style-name="T1"><text:s text:c="3"/></text:span></text:span><text:span text:style-name="T84">actions</text:span><text:span text:style-name="T82">-section</text:span></text:p>
      <text:p text:style-name="P10"><text:span text:style-name="HTML_20_Code"><text:span text:style-name="T1"/></text:span></text:p>
      <text:p text:style-name="P10"><text:span text:style-name="T84">actions</text:span><text:span text:style-name="T82">-section </text:span><text:span text:style-name="T96"></text:span></text:p>
      <text:p text:style-name="P10"><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26">menu</text:span></text:span><text:span text:style-name="HTML_20_Code">&gt;</text:span></text:p>
      <text:p text:style-name="P10"><text:span text:style-name="T78"><text:s text:c="9"/></text:span><text:span text:style-name="T81">{</text:span><text:span text:style-name="T93"> </text:span><text:span text:style-name="T92">action</text:span><text:span text:style-name="T81"> }</text:span></text:p>
      <text:p text:style-name="P10"><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6"/>
      <text:p text:style-name="P10"><text:span text:style-name="T84">action</text:span><text:span text:style-name="T81"> </text:span><text:span text:style-name="T96"></text:span></text:p>
      <text:p text:style-name="P11"><text:span text:style-name="HTML_20_Code"><text:s text:c="3"/>&lt;</text:span><text:span text:style-name="HTML_20_Code"><text:span text:style-name="T26">action</text:span></text:span><text:span text:style-name="HTML_20_Code"> </text:span><text:span text:style-name="HTML_20_Code"><text:span text:style-name="T82">[ </text:span></text:span><text:span text:style-name="HTML_20_Code"><text:span text:style-name="T123">label</text:span></text:span><text:span text:style-name="HTML_20_Code">= <text:s text:c="9"/>”</text:span><text:span text:style-name="HTML_20_Code"><text:span text:style-name="T56">action-label</text:span></text:span><text:span text:style-name="HTML_20_Code">”</text:span><text:span text:style-name="HTML_20_Code"><text:span text:style-name="T82">]</text:span></text:span></text:p>
      <text:p text:style-name="P11"><text:span text:style-name="HTML_20_Code"><text:span text:style-name="T123"><text:s text:c="11"/></text:span></text:span><text:span text:style-name="HTML_20_Code"><text:span text:style-name="T84">[ </text:span></text:span><text:span text:style-name="HTML_20_Code"><text:span text:style-name="T123">resource</text:span></text:span><text:span text:style-name="HTML_20_Code">= <text:s text:c="6"/>”</text:span><text:span text:style-name="HTML_20_Code"><text:span text:style-name="T56">action-</text:span></text:span><text:span text:style-name="HTML_20_Code"><text:span text:style-name="T57">resource</text:span></text:span><text:span text:style-name="HTML_20_Code">”</text:span><text:span text:style-name="HTML_20_Code"><text:span text:style-name="T82">]</text:span></text:span></text:p>
      <text:p text:style-name="P12"><text:span text:style-name="HTML_20_Code"><text:span text:style-name="T123"><text:s text:c="11"/></text:span></text:span><text:span text:style-name="HTML_20_Code"><text:span text:style-name="T84">[ </text:span></text:span><text:span text:style-name="HTML_20_Code"><text:span text:style-name="T123">check-extension</text:span></text:span><text:span text:style-name="HTML_20_Code">=”</text:span><text:span text:style-name="HTML_20_Code"><text:span text:style-name="T57">false”|”true</text:span></text:span><text:span text:style-name="HTML_20_Code">”</text:span><text:span text:style-name="HTML_20_Code"><text:span text:style-name="T82">]</text:span></text:span></text:p>
      <text:p text:style-name="P12"><text:span text:style-name="HTML_20_Code"><text:span text:style-name="T123"><text:s text:c="11"/></text:span></text:span><text:span text:style-name="HTML_20_Code"><text:span text:style-name="T84">[ </text:span></text:span><text:span text:style-name="HTML_20_Code"><text:span text:style-name="T123">check-existence</text:span></text:span><text:span text:style-name="HTML_20_Code">=”</text:span><text:span text:style-name="HTML_20_Code"><text:span text:style-name="T57">false”</text:span></text:span><text:span text:style-name="HTML_20_Code"><text:span text:style-name="T59">|”</text:span></text:span><text:span text:style-name="HTML_20_Code"><text:span text:style-name="T57">true</text:span></text:span><text:span text:style-name="HTML_20_Code">”</text:span><text:span text:style-name="HTML_20_Code"><text:span text:style-name="T82">]</text:span></text:span></text:p>
      <text:p text:style-name="P11"><text:span text:style-name="HTML_20_Code"><text:span text:style-name="T123"><text:s text:c="11"/></text:span></text:span><text:span text:style-name="HTML_20_Code"><text:span text:style-name="T84">[ </text:span></text:span><text:span text:style-name="HTML_20_Code"><text:span text:style-name="T123">icon</text:span></text:span><text:span text:style-name="HTML_20_Code">= <text:s text:c="10"/>”</text:span><text:span text:style-name="HTML_20_Code"><text:span text:style-name="T56">action-</text:span></text:span><text:span text:style-name="HTML_20_Code"><text:span text:style-name="T57">icon</text:span></text:span><text:span text:style-name="HTML_20_Code">”</text:span><text:span text:style-name="HTML_20_Code"><text:span text:style-name="T82">]</text:span></text:span><text:span text:style-name="HTML_20_Code"> /&gt;</text:span></text:p>
      <text:p text:style-name="P19"><text:span text:style-name="T84">Actions</text:span><text:span text:style-name="T82">-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19"><text:soft-page-break/><text:span text:style-name="T27"><text:s/></text:span><text:span text:style-name="T124">Label</text:span><text:span text:style-name="T27"> specifies the text that appears in the context menu (or as a tool-tip for the toolbar icons), if absent </text:span><text:span text:style-name="T124">label</text:span><text:span text:style-name="T27"> defaults to “Run for”.</text:span><text:span text:style-name="T30">|</text:span></text:p>
      <text:p text:style-name="P19"><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12">specifies the resource to apply the tool to, it can use generators (such as %%SelectedFile) or be a value of a configurable parameter. </text:span></text:span><text:span text:style-name="HTML_20_Code"><text:span text:style-name="T113">The name (last segment of the file path) <text:s/>of the <text:s/></text:span></text:span><text:span text:style-name="HTML_20_Code"><text:span text:style-name="T26">resource </text:span></text:span><text:span text:style-name="HTML_20_Code"><text:span text:style-name="T113">appears after the </text:span></text:span><text:span text:style-name="HTML_20_Code"><text:span text:style-name="T125">label</text:span></text:span><text:span text:style-name="HTML_20_Code"><text:span text:style-name="T113"> in the context menu, it can be empty string for some options that do not require target file to be specified (for example – remove all simulation results).</text:span></text:span></text:p>
      <text:p text:style-name="P19"><text:span text:style-name="HTML_20_Code"><text:span text:style-name="T113">Boolean parameter </text:span></text:span><text:span text:style-name="HTML_20_Code"><text:span text:style-name="T26">check-extension </text:span></text:span><text:span text:style-name="HTML_20_Code"><text:span text:style-name="T113">specifies if the </text:span></text:span><text:span text:style-name="HTML_20_Code"><text:span text:style-name="T26">resource</text:span></text:span><text:span text:style-name="HTML_20_Code"><text:span text:style-name="T113"> should be checked to match specified extensions for the tool set up in the <text:s/></text:span></text:span><text:span text:style-name="HTML_20_Code"><text:span text:style-name="T85">extensions-section</text:span></text:span><text:span text:style-name="HTML_20_Code"><text:span text:style-name="T113">. If the resolved value of the <text:s/></text:span></text:span><text:span text:style-name="HTML_20_Code"><text:span text:style-name="T26">resource </text:span></text:span><text:span text:style-name="HTML_20_Code"><text:span text:style-name="T113">path does not match any of the extensions this action <text:s/>item is disabled in the menus.</text:span></text:span></text:p>
      <text:p text:style-name="P19"><text:span text:style-name="HTML_20_Code"><text:span text:style-name="T113">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13">specifies if the </text:span></text:span><text:span text:style-name="HTML_20_Code"><text:span text:style-name="T26">resource</text:span></text:span><text:span text:style-name="HTML_20_Code"><text:span text:style-name="T113"> should be verified to exist in the file system. If the resolved value of the <text:s/></text:span></text:span><text:span text:style-name="HTML_20_Code"><text:span text:style-name="T26">resource </text:span></text:span><text:span text:style-name="HTML_20_Code"><text:span text:style-name="T113">path does not exist this action <text:s/>item is disabled in the menus.</text:span></text:span></text:p>
      <text:p text:style-name="P20"><text:span text:style-name="HTML_20_Code"><text:span text:style-name="T26">Icon <text:s/></text:span></text:span><text:span text:style-name="HTML_20_Code"><text:span text:style-name="T114">specifies</text:span></text:span><text:span text:style-name="HTML_20_Code"><text:span text:style-name="T113"> </text:span></text:span><text:span text:style-name="HTML_20_Code"><text:span text:style-name="T114">name/path of the icon used for the selected action, by default the system icon is used.</text:span></text:span></text:p>
      <text:p text:style-name="P20"><text:span text:style-name="HTML_20_Code"><text:span text:style-name="T114">If the whole </text:span></text:span><text:span text:style-name="HTML_20_Code"><text:span text:style-name="T84">actions</text:span></text:span><text:span text:style-name="HTML_20_Code"><text:span text:style-name="T86">-section </text:span></text:span><text:span text:style-name="HTML_20_Code"><text:span text:style-name="T114">is missing it defaults to a single action compatible with the </text:span></text:span><text:span text:style-name="HTML_20_Code"><text:span text:style-name="T115">previous</text:span></text:span><text:span text:style-name="HTML_20_Code"><text:span text:style-name="T114"> VDT version:</text:span></text:span></text:p>
      <text:p text:style-name="P20"><text:span text:style-name="HTML_20_Code"><text:span text:style-name="T29">&lt;</text:span></text:span><text:span text:style-name="HTML_20_Code"><text:span text:style-name="T26">action</text:span></text:span><text:span text:style-name="HTML_20_Code"><text:span text:style-name="T29">-menu&gt;</text:span></text:span></text:p>
      <text:p text:style-name="P20"><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1"><text:span text:style-name="HTML_20_Code"><text:span text:style-name="T123"><text:s text:c="15"/></text:span></text:span><text:span text:style-name="HTML_20_Code"><text:span text:style-name="T84"><text:s/></text:span></text:span><text:span text:style-name="HTML_20_Code"><text:span text:style-name="T123">resource</text:span></text:span><text:span text:style-name="HTML_20_Code">= <text:s text:c="6"/>”%%</text:span><text:span text:style-name="HTML_20_Code"><text:span text:style-name="T127">SelectedFile</text:span></text:span><text:span text:style-name="HTML_20_Code">”</text:span></text:p>
      <text:p text:style-name="P11"><text:span text:style-name="HTML_20_Code"><text:span text:style-name="T123"><text:s text:c="15"/></text:span></text:span><text:span text:style-name="HTML_20_Code"><text:span text:style-name="T84"><text:s/></text:span></text:span><text:span text:style-name="HTML_20_Code"><text:span text:style-name="T123">check-extension</text:span></text:span><text:span text:style-name="HTML_20_Code">=”</text:span><text:span text:style-name="HTML_20_Code"><text:span text:style-name="T127">true</text:span></text:span><text:span text:style-name="HTML_20_Code">”</text:span></text:p>
      <text:p text:style-name="P11"><text:span text:style-name="HTML_20_Code"><text:span text:style-name="T123"><text:s text:c="15"/></text:span></text:span><text:span text:style-name="HTML_20_Code"><text:span text:style-name="T84"><text:s/></text:span></text:span><text:span text:style-name="HTML_20_Code"><text:span text:style-name="T123">check-existence</text:span></text:span><text:span text:style-name="HTML_20_Code">=”</text:span><text:span text:style-name="HTML_20_Code"><text:span text:style-name="T127">false</text:span></text:span><text:span text:style-name="HTML_20_Code">”</text:span></text:p>
      <text:p text:style-name="P11"><text:span text:style-name="HTML_20_Code"><text:span text:style-name="T123"><text:s text:c="15"/></text:span></text:span><text:span text:style-name="HTML_20_Code"><text:span text:style-name="T84"><text:s/></text:span></text:span><text:span text:style-name="HTML_20_Code"><text:span text:style-name="T123">icon</text:span></text:span><text:span text:style-name="HTML_20_Code">= <text:s text:c="10"/>”</text:span><text:span text:style-name="HTML_20_Code"><text:span text:style-name="T58">System default “run” icon (triangle)</text:span></text:span><text:span text:style-name="HTML_20_Code">” /&gt;</text:span></text:p>
      <text:h text:style-name="Heading_20_7" text:outline-level="7"><text:span text:style-name="T46">4.1.2. </text:span><text:span text:style-name="T16">Special Attributes And Sections Of <text:s/>Context </text:span><text:span text:style-name="T103">project</text:span></text:h>
      <text:p text:style-name="P4"/>
      <text:p text:style-name="Standard"><text:span text:style-name="T82">special-attributes </text:span><text:span text:style-name="T96"></text:span></text:p>
      <text:p text:style-name="Standard"><text:span text:style-name="HTML_20_Code"><text:span text:style-name="T1"><text:s text:c="5"/>label="</text:span></text:span><text:span text:style-name="HTML_20_Code"><text:span text:style-name="T49">explanation</text:span></text:span><text:span text:style-name="HTML_20_Code"><text:span text:style-name="T1">"</text:span></text:span></text:p>
      <text:p text:style-name="Standard"><text:span text:style-name="T98"><text:s text:c="4"/></text:span><text:span text:style-name="T82">[ </text:span><text:span text:style-name="HTML_20_Code"><text:span text:style-name="T1">package=”</text:span></text:span><text:span text:style-name="HTML_20_Code"><text:span text:style-name="T66">context-package-name</text:span></text:span><text:span text:style-name="HTML_20_Code"><text:span text:style-name="T1">”</text:span></text:span><text:span text:style-name="T82"> ]</text:span></text:p>
      <text:p text:style-name="Standard"><text:span text:style-name="HTML_20_Code"><text:span text:style-name="T1"/></text:span></text:p>
      <text:p text:style-name="P16"><text:span text:style-name="T1">Mandatory attribute</text:span><text:span text:style-name="HTML_20_Code"><text:span text:style-name="T1"> label</text:span></text:span><text:span text:style-name="T1"> specifies </text:span><text:span text:style-name="T47">the text of explanation</text:span><text:span text:style-name="T1">, which identifies this context in the drop-down list of projects in the design menu of Eclipse/ExDT.</text:span></text:p>
      <text:p text:style-name="P16"><text:span text:style-name="T1">Optional attribute</text:span><text:span text:style-name="HTML_20_Code"><text:span text:style-name="T1"> package</text:span></text:span><text:span text:style-name="T1"> specifie</text:span><text:span text:style-name="T30">s</text:span><text:span text:style-name="T1"> </text:span><text:span text:style-name="T64">the name of the </text:span><text:span text:style-name="T69">package</text:span><text:span text:style-name="T64">-context name</text:span><text:span text:style-name="T1">, which settings are used by the utility (following visibility rules).</text:span></text:p>
      <text:p text:style-name="P4"/>
      <text:p text:style-name="Standard"><text:span text:style-name="T81">special-attributes </text:span><text:span text:style-name="T96"></text:span></text:p>
      <text:p text:style-name="Standard"><text:span text:style-name="HTML_20_Code"><text:s text:c="3"/></text:span><text:span text:style-name="T90">none</text:span></text:p>
      <text:h text:style-name="P57" text:outline-level="7"><text:span text:style-name="T46">4.1.3. </text:span><text:span text:style-name="T16">Special Attributes And Sections Of <text:s/>Context </text:span><text:span text:style-name="T103">package</text:span></text:h>
      <text:p text:style-name="P40"/>
      <text:p text:style-name="P39"><text:span text:style-name="T82">special-attributes </text:span><text:span text:style-name="T96"></text:span></text:p>
      <text:p text:style-name="P39"><text:span text:style-name="HTML_20_Code"><text:span text:style-name="T1"><text:s text:c="5"/>label="</text:span></text:span><text:span text:style-name="HTML_20_Code"><text:span text:style-name="T49">explanation</text:span></text:span><text:span text:style-name="HTML_20_Code"><text:span text:style-name="T1">"</text:span></text:span></text:p>
      <text:p text:style-name="P7"><text:s/></text:p>
      <text:p text:style-name="P16"><text:span text:style-name="T1">Mandatory attribute</text:span><text:span text:style-name="HTML_20_Code"><text:span text:style-name="T1"> label</text:span></text:span><text:span text:style-name="T1"> specifies </text:span><text:span text:style-name="T47">the text of explanation</text:span><text:span text:style-name="T1">, which identifies this context in the drop-down list of packages in the design menu of Eclipse/ExDT.</text:span></text:p>
      <text:p text:style-name="P4"/>
      <text:p text:style-name="Standard"><text:span text:style-name="T81">special-sections </text:span><text:span text:style-name="T96"></text:span></text:p>
      <text:p text:style-name="Standard"><text:span text:style-name="HTML_20_Code"><text:s text:c="3"/></text:span><text:span text:style-name="T90">none</text:span></text:p>
      <text:h text:style-name="P57" text:outline-level="7"><text:span text:style-name="T46">4.1.4. </text:span><text:span text:style-name="T16">Special Attributes And Sections Of <text:s/>Context </text:span><text:span text:style-name="T103">installation</text:span></text:h>
      <text:p text:style-name="P40"/>
      <text:p text:style-name="P39"><text:span text:style-name="T82">special-attributes </text:span><text:span text:style-name="T96"></text:span></text:p>
      <text:p text:style-name="P39"><text:span text:style-name="HTML_20_Code"><text:span text:style-name="T1"><text:s text:c="5"/>label="</text:span></text:span><text:span text:style-name="HTML_20_Code"><text:span text:style-name="T49">explanation</text:span></text:span><text:span text:style-name="HTML_20_Code"><text:span text:style-name="T1">"</text:span></text:span></text:p>
      <text:p text:style-name="Standard"><text:span text:style-name="T98"><text:s text:c="5"/></text:span><text:span text:style-name="HTML_20_Code"><text:span text:style-name="T1">menu=”</text:span></text:span><text:span text:style-name="HTML_20_Code"><text:span text:style-name="T66">menu-name</text:span></text:span><text:span text:style-name="HTML_20_Code"><text:span text:style-name="T1">”</text:span></text:span></text:p>
      <text:p text:style-name="P7"><text:s/></text:p>
      <text:p text:style-name="P16"><text:soft-page-break/><text:span text:style-name="T1">Mandatory attribute</text:span><text:span text:style-name="HTML_20_Code"><text:span text:style-name="T1"> label</text:span></text:span><text:span text:style-name="T1"> specifies </text:span><text:span text:style-name="T47">the text of explanation</text:span><text:span text:style-name="T1">, which identifies this context in the list of installation settings in the design menu of Eclipse/ExDT.</text:span></text:p>
      <text:p text:style-name="P16"><text:span text:style-name="T1">Mandatory attribute</text:span><text:span text:style-name="HTML_20_Code"><text:span text:style-name="T1"> menu</text:span></text:span><text:span text:style-name="T1"> specifies </text:span><text:span text:style-name="T64">the name of the menu</text:span><text:span text:style-name="T1">,</text:span><text:span text:style-name="T105"> which is displayed by <text:s/>Eclipse/ExDT, when none of user projects is opened yet.</text:span><text:span text:style-name="T121"> Now it must be specified, but is not used, and the menu window is empty in this case.</text:span></text:p>
      <text:p text:style-name="P4"/>
      <text:p text:style-name="Standard"><text:span text:style-name="T82">special-sections </text:span><text:span text:style-name="T96"></text:span></text:p>
      <text:p text:style-name="Standard"><text:span text:style-name="HTML_20_Code"><text:span text:style-name="T1"><text:s text:c="3"/></text:span></text:span><text:span text:style-name="T90">none</text:span></text:p>
      <text:h text:style-name="P50" text:outline-level="5">4.2. Parameters Section</text:h>
      <text:p text:style-name="P16"><text:span text:style-name="T1">Specification of a </text:span><text:span text:style-name="T8">parameter</text:span><text:span text:style-name="T1"> completely defines its </text:span><text:span text:style-name="T47">input</text:span><text:span text:style-name="T1">, </text:span><text:span text:style-name="T64">internal</text:span><text:span text:style-name="T1"> and </text:span><text:span text:style-name="T53">output</text:span><text:span text:style-name="T1"> representations.</text:span></text:p>
      <text:p text:style-name="P25"/>
      <text:p text:style-name="Standard"><text:span text:style-name="T82">parameters-section </text:span><text:span text:style-name="T96"></text:span></text:p>
      <text:p text:style-name="Standard"><text:span text:style-name="HTML_20_Code"><text:span text:style-name="T1"><text:s text:c="3"/></text:span></text:span><text:span text:style-name="T82">{ parameter }</text:span></text:p>
      <text:p text:style-name="P4"/>
      <text:p text:style-name="Standard"><text:span text:style-name="T82">parameter </text:span><text:span text:style-name="T96"></text:span></text:p>
      <text:p text:style-name="Standard"><text:span text:style-name="HTML_20_Code"><text:span text:style-name="T1"><text:s text:c="3"/>&lt;parameter id=”</text:span></text:span><text:span text:style-name="HTML_20_Code"><text:span text:style-name="T66">parameter-name</text:span></text:span><text:span text:style-name="HTML_20_Code"><text:span text:style-name="T1">”</text:span></text:span></text:p>
      <text:p text:style-name="Standard"><text:span text:style-name="HTML_20_Code"><text:span text:style-name="T1"><text:s text:c="13"/></text:span></text:span><text:span text:style-name="T82">[ </text:span><text:span text:style-name="HTML_20_Code"><text:span text:style-name="T1">outid="</text:span></text:span><text:span text:style-name="HTML_20_Code"><text:span text:style-name="T55">option-name</text:span></text:span><text:span text:style-name="HTML_20_Code"><text:span text:style-name="T1">"</text:span></text:span><text:span text:style-name="T82"> ]</text:span></text:p>
      <text:p text:style-name="Standard"><text:span text:style-name="HTML_20_Code"><text:span text:style-name="T1"><text:s text:c="13"/></text:span></text:span><text:span text:style-name="T82">[ </text:span><text:span text:style-name="HTML_20_Code"><text:span text:style-name="T1">label=”</text:span></text:span><text:span text:style-name="HTML_20_Code"><text:span text:style-name="T49">input-field-explanation</text:span></text:span><text:span text:style-name="HTML_20_Code"><text:span text:style-name="T1">"</text:span></text:span><text:span text:style-name="T82"> ]</text:span></text:p>
      <text:p text:style-name="Standard"><text:span text:style-name="HTML_20_Code"><text:span text:style-name="T1"><text:s text:c="14"/>type="</text:span></text:span><text:span text:style-name="HTML_20_Code"><text:span text:style-name="T66">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66">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66">value</text:span></text:span><text:span text:style-name="HTML_20_Code"><text:span text:style-name="T1">"</text:span></text:span></text:p>
      <text:p text:style-name="Standard"><text:span text:style-name="HTML_20_Code"><text:span text:style-name="T1"><text:s text:c="13"/></text:span></text:span><text:span text:style-name="T82">[ </text:span><text:span text:style-name="HTML_20_Code"><text:span text:style-name="T1">readonly=</text:span></text:span><text:span text:style-name="T82">(</text:span><text:span text:style-name="HTML_20_Code"><text:span text:style-name="T1">"true"</text:span></text:span><text:span text:style-name="T82">|</text:span><text:span text:style-name="HTML_20_Code"><text:span text:style-name="T1">"false"</text:span></text:span><text:span text:style-name="T82">) ]</text:span></text:p>
      <text:p text:style-name="Standard"><text:span text:style-name="HTML_20_Code"><text:span text:style-name="T1"><text:s text:c="13"/></text:span></text:span><text:span text:style-name="T82">[ </text:span><text:span text:style-name="HTML_20_Code"><text:span text:style-name="T1">visible=</text:span></text:span><text:span text:style-name="T82">(</text:span><text:span text:style-name="HTML_20_Code"><text:span text:style-name="T1">"true"</text:span></text:span><text:span text:style-name="T82">|</text:span><text:span text:style-name="HTML_20_Code"><text:span text:style-name="T1">"false"</text:span></text:span><text:span text:style-name="T82">) ]</text:span></text:p>
      <text:p text:style-name="Standard"><text:span text:style-name="HTML_20_Code"><text:span text:style-name="T1"><text:s text:c="13"/></text:span></text:span><text:span text:style-name="T82">[ </text:span><text:span text:style-name="HTML_20_Code"><text:span text:style-name="T1">omit="</text:span></text:span><text:span text:style-name="HTML_20_Code"><text:span text:style-name="T66">value</text:span></text:span><text:span text:style-name="HTML_20_Code"><text:span text:style-name="T1">"</text:span></text:span><text:span text:style-name="T82"> ]</text:span></text:p>
      <text:p text:style-name="Standard"><text:span text:style-name="HTML_20_Code"><text:span text:style-name="T1"><text:s text:c="3"/></text:span></text:span><text:span text:style-name="HTML_20_Code">/&gt;</text:span></text:p>
      <text:p text:style-name="P16"/>
      <text:p text:style-name="P16"><text:span text:style-name="T1">Mandatory attribute </text:span><text:span text:style-name="HTML_20_Code"><text:span text:style-name="T1">id</text:span></text:span><text:span text:style-name="T1"> specifies </text:span><text:span text:style-name="T64">the name of the parameter</text:span><text:span text:style-name="T1"> used for references from </text:span><text:span text:style-name="T82">input-section(4.3)</text:span><text:span text:style-name="T1"> and</text:span><text:span text:style-name="T82"> output-section(4.4)</text:span><text:span text:style-name="T1">. Usually it is also </text:span><text:span text:style-name="T53">the output option name</text:span><text:span text:style-name="T1">.</text:span></text:p>
      <text:p text:style-name="P16"><text:span text:style-name="T1">Optional attribute </text:span><text:span text:style-name="HTML_20_Code"><text:span text:style-name="T1">outid</text:span></text:span><text:span text:style-name="T1"> specifies </text:span><text:span text:style-name="T53">the output option name</text:span><text:span text:style-name="T1">, if it differs from </text:span><text:span text:style-name="T64">the parameter name</text:span><text:span text:style-name="T1">. </text:span><text:span text:style-name="T71">(It is necessary in case of multi-functional options, when it is worthwhile to separate it into multiple parameters differing by sense, type and/or attributes).</text:span></text:p>
      <text:p text:style-name="P16"><text:span text:style-name="T1">Optional attribute </text:span><text:span text:style-name="HTML_20_Code"><text:span text:style-name="T1">label</text:span></text:span><text:span text:style-name="T1"> specifies </text:span><text:span text:style-name="T47">the explanatory text for the input field of the parameter <text:s/>in the setup dialog</text:span><text:span text:style-name="T1">. This attribute may be omitted for invisible parameters (</text:span><text:span text:style-name="T102">visible=”false”</text:span><text:span text:style-name="T1">).</text:span></text:p>
      <text:p text:style-name="P16"><text:span text:style-name="T1">Mandatory attribute</text:span><text:span text:style-name="HTML_20_Code"><text:span text:style-name="T1"> type</text:span></text:span><text:span text:style-name="T1"> specifies </text:span><text:span text:style-name="T64">the type name</text:span><text:span text:style-name="T1"> used for reference to parameter’s </text:span><text:span text:style-name="T82">type-definition (2.1)</text:span><text:span text:style-name="T1">, which sets its domain and formats.</text:span></text:p>
      <text:p text:style-name="P16"><text:span text:style-name="T1">Mandatory attribute </text:span><text:span text:style-name="HTML_20_Code"><text:span text:style-name="T1">default</text:span></text:span><text:span text:style-name="T1"> specifies the parameter’s</text:span><text:span text:style-name="T64"> default value in internal representation</text:span><text:span text:style-name="T1">, compatible with its type. </text:span></text:p>
      <text:p text:style-name="P16"><text:span text:style-name="T1">Optional attribute </text:span><text:span text:style-name="HTML_20_Code"><text:span text:style-name="T1">readonly=”true”</text:span></text:span><text:span text:style-name="T1"> </text:span><text:span text:style-name="T47">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6"><text:span text:style-name="T1">Optional attribute </text:span><text:span text:style-name="HTML_20_Code"><text:span text:style-name="T1">visible=”false”</text:span></text:span><text:span text:style-name="T1"> </text:span><text:span text:style-name="T47">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46">The attribute of visibility allows to introduce parameters with constant values, whose input is not necessary, and also parameters with conditional values, that are defined automatically depdending on other parameters values. </text:p>
      <text:p text:style-name="P16"><text:span text:style-name="T1">Optional attribute </text:span><text:span text:style-name="HTML_20_Code"><text:span text:style-name="T1">omit</text:span></text:span><text:span text:style-name="T1"> specifies </text:span><text:span text:style-name="T64">the value</text:span><text:span text:style-name="T1"> </text:span><text:span text:style-name="T53">with which the parameter is not passes into an output line at all</text:span><text:span text:style-name="T1">. </text:span><text:span text:style-name="T71">(This is necessary in case when passing no option to a utility has other sense than passing it any definite parameter, including the default one).</text:span><text:span text:style-name="T1"> In this case, </text:span><text:span text:style-name="T53">the output representation of the parameter is an empty string</text:span><text:span text:style-name="T1">.</text:span></text:p>
      <text:p text:style-name="P16"><text:span text:style-name="T1">Joint fragments of the list of </text:span><text:span text:style-name="T82">parameters </text:span><text:span text:style-name="T1">may be enclosed into </text:span><text:span text:style-name="T82">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82">conditional expressions (6)</text:span><text:span text:style-name="T1">.</text:span></text:p>
      <text:h text:style-name="Heading_20_5" text:outline-level="5"><text:span text:style-name="T116">4.3. </text:span><text:span text:style-name="T18">Input Section</text:span></text:h>
      <text:p text:style-name="P16"><text:soft-page-break/><text:span text:style-name="T1">The </text:span><text:span text:style-name="T8">input section</text:span><text:span text:style-name="T1"> specifies </text:span><text:span text:style-name="T47">what parameters must be configurable in the input dialog</text:span><text:span text:style-name="T1">. Parameters in the section may be arbitrarily joined in semantic groups.</text:span></text:p>
      <text:p text:style-name="P4"/>
      <text:p text:style-name="Standard"><text:span text:style-name="T82">input-section </text:span><text:span text:style-name="T96"></text:span></text:p>
      <text:p text:style-name="Standard"><text:span text:style-name="HTML_20_Code"><text:span text:style-name="T1"><text:s text:c="3"/>&lt;input </text:span></text:span><text:span text:style-name="T82">[ </text:span><text:span text:style-name="HTML_20_Code"><text:span text:style-name="T1">label="</text:span></text:span><text:span text:style-name="HTML_20_Code"><text:span text:style-name="T49">dialog-title</text:span></text:span><text:span text:style-name="HTML_20_Code"><text:span text:style-name="T1">"</text:span></text:span><text:span text:style-name="T82"> ] </text:span><text:span text:style-name="HTML_20_Code"><text:span text:style-name="T1">&gt;</text:span></text:span></text:p>
      <text:p text:style-name="Standard"><text:span text:style-name="HTML_20_Code"><text:span text:style-name="T1"><text:s text:c="4"/></text:span></text:span><text:span text:style-name="T81">{ </text:span><text:span text:style-name="T82">input-group</text:span><text:span text:style-name="T81"> }</text:span></text:p>
      <text:p text:style-name="Standard"><text:span text:style-name="HTML_20_Code"><text:s text:c="3"/>&lt;/</text:span><text:span text:style-name="HTML_20_Code"><text:span text:style-name="T1">input</text:span></text:span><text:span text:style-name="HTML_20_Code">&gt;</text:span></text:p>
      <text:p text:style-name="P8"/>
      <text:p text:style-name="Standard"><text:span text:style-name="T82">input-group </text:span><text:span text:style-name="T96"></text:span></text:p>
      <text:p text:style-name="Standard"><text:span text:style-name="HTML_20_Code"><text:span text:style-name="T1"><text:s text:c="3"/>&lt;group </text:span></text:span><text:span text:style-name="T82">[ </text:span><text:span text:style-name="HTML_20_Code"><text:span text:style-name="T1">name="</text:span></text:span><text:span text:style-name="HTML_20_Code"><text:span text:style-name="T66">group-name</text:span></text:span><text:span text:style-name="HTML_20_Code"><text:span text:style-name="T1">"</text:span></text:span><text:span text:style-name="T82"> ] </text:span></text:p>
      <text:p text:style-name="Standard"><text:span text:style-name="HTML_20_Code"><text:span text:style-name="T1"><text:s text:c="10"/></text:span></text:span><text:span text:style-name="T82">[ </text:span><text:span text:style-name="HTML_20_Code"><text:span text:style-name="T1">label="</text:span></text:span><text:span text:style-name="HTML_20_Code"><text:span text:style-name="T49">tab-title</text:span></text:span><text:span text:style-name="HTML_20_Code"><text:span text:style-name="T1">"</text:span></text:span><text:span text:style-name="T82"> ] </text:span><text:span text:style-name="HTML_20_Code"><text:span text:style-name="T1">&gt;</text:span></text:span></text:p>
      <text:p text:style-name="Standard"><text:span text:style-name="HTML_20_Code"><text:span text:style-name="T1"><text:s text:c="10"/></text:span></text:span><text:span text:style-name="T82">[ </text:span><text:span text:style-name="HTML_20_Code"><text:span text:style-name="T1">visible=</text:span></text:span><text:span text:style-name="T82">(</text:span><text:span text:style-name="HTML_20_Code"><text:span text:style-name="T1">"true"</text:span></text:span><text:span text:style-name="T82">|</text:span><text:span text:style-name="HTML_20_Code"><text:span text:style-name="T1">"false"</text:span></text:span><text:span text:style-name="T82">) ]</text:span></text:p>
      <text:p text:style-name="Standard"><text:span text:style-name="HTML_20_Code"><text:span text:style-name="T1"><text:s text:c="4"/></text:span></text:span><text:span text:style-name="T82">{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5"/>
      <text:p text:style-name="Standard"><text:span text:style-name="T82">input-element </text:span><text:span text:style-name="T96"></text:span></text:p>
      <text:p text:style-name="Standard"><text:span text:style-name="HTML_20_Code"><text:span text:style-name="T1"><text:s text:c="3"/>”</text:span></text:span><text:span text:style-name="HTML_20_Code"><text:span text:style-name="T66">parameter name</text:span></text:span><text:span text:style-name="HTML_20_Code"><text:span text:style-name="T1">”</text:span></text:span></text:p>
      <text:p text:style-name="P4"/>
      <text:p text:style-name="Standard"><text:span text:style-name="T82">insert-section </text:span><text:span text:style-name="T96"></text:span></text:p>
      <text:p text:style-name="Standard"><text:span text:style-name="HTML_20_Code"><text:span text:style-name="T1"><text:s text:c="3"/>&lt;insert after="</text:span></text:span><text:span text:style-name="HTML_20_Code"><text:span text:style-name="T49">parameter-name</text:span></text:span><text:span text:style-name="HTML_20_Code"><text:span text:style-name="T1">"</text:span></text:span><text:span text:style-name="T82"> ] </text:span><text:span text:style-name="HTML_20_Code"><text:span text:style-name="T1">&gt;</text:span></text:span></text:p>
      <text:p text:style-name="Standard"><text:span text:style-name="HTML_20_Code"><text:span text:style-name="T1"><text:s text:c="4"/></text:span></text:span><text:span text:style-name="T81">{ </text:span><text:span text:style-name="T82">input-element</text:span><text:span text:style-name="T81"> }</text:span></text:p>
      <text:p text:style-name="Standard"><text:span text:style-name="HTML_20_Code"><text:s text:c="3"/>&lt;/</text:span><text:span text:style-name="HTML_20_Code"><text:span text:style-name="T1">insert</text:span></text:span><text:span text:style-name="HTML_20_Code">&gt;</text:span></text:p>
      <text:p text:style-name="P16"/>
      <text:p text:style-name="Standard"><text:span text:style-name="T82">delete-section </text:span><text:span text:style-name="T96"></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2">{ input-element }</text:span></text:p>
      <text:p text:style-name="Standard"><text:span text:style-name="HTML_20_Code"><text:span text:style-name="T1"><text:s text:c="3"/>&lt;/delete&gt;</text:span></text:span></text:p>
      <text:p text:style-name="P25"/>
      <text:p text:style-name="P16"><text:span text:style-name="T1">Optional attribute </text:span><text:span text:style-name="HTML_20_Code"><text:span text:style-name="T1">label</text:span></text:span><text:span text:style-name="T1"> of the</text:span><text:span text:style-name="T82"> input-section</text:span><text:span text:style-name="T1"> specifies </text:span><text:span text:style-name="T47">the title of the input dialog</text:span><text:span text:style-name="T1">. Default value is </text:span><text:span text:style-name="T47">“</text:span><text:span text:style-name="T49">context </text:span><text:span text:style-name="T47">Preferences”</text:span><text:span text:style-name="T1">, where </text:span><text:span text:style-name="T2">context</text:span><text:span text:style-name="T1"> is a context kind.</text:span></text:p>
      <text:p text:style-name="P25">Parameters, united in one group, are displayed in one tab of the input dialog, in the order of their definition. The order of tabs in the dialog is the order of groups definitions in the input section.</text:p>
      <text:p text:style-name="P16"><text:span text:style-name="T1">Group’s attribute </text:span><text:span text:style-name="HTML_20_Code"><text:span text:style-name="T1">label</text:span></text:span><text:span text:style-name="T1"> specifies </text:span><text:span text:style-name="T47">the tab's title</text:span><text:span text:style-name="T1">; it is mandatory for all contexts, except </text:span><text:span text:style-name="HTML_20_Code"><text:span text:style-name="T1">tool</text:span></text:span><text:span text:style-name="T1">. </text:span></text:p>
      <text:p text:style-name="P16"><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64">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6"><text:span text:style-name="T1">Group’s attribute </text:span><text:span text:style-name="HTML_20_Code"><text:span text:style-name="T1">visible</text:span></text:span><text:span text:style-name="T1"> specifies </text:span><text:span text:style-name="T47">the tab’s visibility mode</text:span><text:span text:style-name="T1"> and thus </text:span><text:span text:style-name="T47">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6"><text:span text:style-name="T1">Joint fragments of the list of </text:span><text:span text:style-name="T82">input-groups</text:span><text:span text:style-name="T1"> and </text:span><text:span text:style-name="T82">input-elements </text:span><text:span text:style-name="T1">may be enclosed into </text:span><text:span text:style-name="T82">structural conditional clauses (6)</text:span><text:span text:style-name="T1">. String values of attribute </text:span><text:span text:style-name="HTML_20_Code"><text:span text:style-name="T1">visible </text:span></text:span><text:span text:style-name="T1">may be a </text:span><text:span text:style-name="T82">conditional expression (6)</text:span><text:span text:style-name="T1">.</text:span></text:p>
      <text:p text:style-name="P16"><text:span text:style-name="T1">Semantics of </text:span><text:span text:style-name="T82">insert-section</text:span><text:span text:style-name="T1"> and </text:span><text:span text:style-name="T82">delete-section</text:span><text:span text:style-name="T1"> is described in 4.5.</text:span></text:p>
      <text:h text:style-name="P50" text:outline-level="5">4.4. Output Section</text:h>
      <text:p text:style-name="P21"><text:span text:style-name="T1">The </text:span><text:span text:style-name="T8">output section</text:span><text:span text:style-name="T1"> specifies </text:span><text:span text:style-name="T53">what control lines are passed to the utility from this context and which parameters participate in building options for each of these lines</text:span><text:span text:style-name="T1">. </text:span><text:span text:style-name="T31">In the current implementation when shell program is used, the first <text:s/></text:span><text:span text:style-name="T87">control-format</text:span><text:span text:style-name="T31"> line is used for the shell parameters (like “-c” in “/bin/bash -c &lt;command&gt;”), all other </text:span><text:span text:style-name="T87">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2309675054790449658" text:style-name="L1">
        <text:list-item>
          <text:p text:style-name="P103"><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3"><text:soft-page-break/><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4"><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05"><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4"><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99">All executable blocks but the very last one (external programs and terminal scripts) wait for completion of the preceeding one.</text:p>
      <text:p text:style-name="P4"/>
      <text:p text:style-name="Standard"><text:span text:style-name="T82">output-section</text:span><text:span text:style-name="T81"> </text:span><text:span text:style-name="T96"></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81">{ </text:span><text:span text:style-name="T82">control-line</text:span><text:span text:style-name="T81"> }</text:span></text:p>
      <text:p text:style-name="Standard"><text:span text:style-name="HTML_20_Code"><text:s text:c="3"/>&lt;/</text:span><text:span text:style-name="HTML_20_Code"><text:span text:style-name="T1">output</text:span></text:span><text:span text:style-name="HTML_20_Code">&gt;</text:span></text:p>
      <text:p text:style-name="P8"/>
      <text:p text:style-name="Standard"><text:span text:style-name="T82">control-line </text:span><text:span text:style-name="T96"></text:span></text:p>
      <text:p text:style-name="Standard"><text:span text:style-name="HTML_20_Code"><text:span text:style-name="T1"><text:s text:c="3"/>&lt;line </text:span></text:span><text:span text:style-name="T82">[ </text:span><text:span text:style-name="HTML_20_Code"><text:span text:style-name="T1">name=”</text:span></text:span><text:span text:style-name="HTML_20_Code"><text:span text:style-name="T66">line-name</text:span></text:span><text:span text:style-name="HTML_20_Code"><text:span text:style-name="T1">”</text:span></text:span><text:span text:style-name="T82"> ]</text:span></text:p>
      <text:p text:style-name="Standard"><text:span text:style-name="HTML_20_Code"><text:span text:style-name="T1"><text:s text:c="9"/></text:span></text:span><text:span text:style-name="T82">[ </text:span><text:span text:style-name="HTML_20_Code"><text:span text:style-name="T1">dest=”</text:span></text:span><text:span text:style-name="HTML_20_Code"><text:span text:style-name="T66">destination-parameter-name</text:span></text:span><text:span text:style-name="HTML_20_Code"><text:span text:style-name="T1">”</text:span></text:span><text:span text:style-name="T82"> ]</text:span></text:p>
      <text:p text:style-name="P13"><text:span text:style-name="HTML_20_Code"><text:span text:style-name="T1"><text:s text:c="9"/></text:span></text:span><text:span text:style-name="T82">[ </text:span><text:span text:style-name="HTML_20_Code"><text:span text:style-name="T1">sep=”</text:span></text:span><text:span text:style-name="HTML_20_Code"><text:span text:style-name="T55">options-separator-string</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32">mark</text:span></text:span><text:span text:style-name="HTML_20_Code"><text:span text:style-name="T1">=”</text:span></text:span><text:span text:style-name="HTML_20_Code"><text:span text:style-name="T60">mark</text:span></text:span><text:span text:style-name="HTML_20_Code"><text:span text:style-name="T55">-string</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32">prompt</text:span></text:span><text:span text:style-name="HTML_20_Code"><text:span text:style-name="T1">=”</text:span></text:span><text:span text:style-name="HTML_20_Code"><text:span text:style-name="T60">finish</text:span></text:span><text:span text:style-name="HTML_20_Code"><text:span text:style-name="T55">-string</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32">timeout</text:span></text:span><text:span text:style-name="HTML_20_Code"><text:span text:style-name="T1">=”</text:span></text:span><text:span text:style-name="HTML_20_Code"><text:span text:style-name="T60">timeout-in-sec</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60">name-of-error-parser-control-line</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60">name-of-output-parser-control-line</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32">errors</text:span></text:span><text:span text:style-name="HTML_20_Code"><text:span text:style-name="T1">=”</text:span></text:span><text:span text:style-name="HTML_20_Code"><text:span text:style-name="T60">eclipse-errors-pattern-string</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32">warnings</text:span></text:span><text:span text:style-name="HTML_20_Code"><text:span text:style-name="T1">=”</text:span></text:span><text:span text:style-name="HTML_20_Code"><text:span text:style-name="T60">eclipse-warnings-pattern-string</text:span></text:span><text:span text:style-name="HTML_20_Code"><text:span text:style-name="T1">”</text:span></text:span><text:span text:style-name="T82"> ] </text:span></text:p>
      <text:p text:style-name="P13"><text:span text:style-name="HTML_20_Code"><text:span text:style-name="T1"><text:s text:c="9"/></text:span></text:span><text:span text:style-name="T82">[ </text:span><text:span text:style-name="HTML_20_Code"><text:span text:style-name="T32">info</text:span></text:span><text:span text:style-name="HTML_20_Code"><text:span text:style-name="T1">=”</text:span></text:span><text:span text:style-name="HTML_20_Code"><text:span text:style-name="T60">eclipse-info-pattern-string</text:span></text:span><text:span text:style-name="HTML_20_Code"><text:span text:style-name="T1">”</text:span></text:span><text:span text:style-name="T82"> ] <text:s/></text:span><text:span text:style-name="HTML_20_Code"><text:span text:style-name="T1">&gt;</text:span></text:span></text:p>
      <text:p text:style-name="Standard"><text:span text:style-name="T79"><text:s text:c="9"/></text:span><text:span text:style-name="T82">{</text:span><text:span text:style-name="T91"> </text:span><text:span text:style-name="T82">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4"/>
      <text:p text:style-name="Standard"><text:span text:style-name="T82">insert-section </text:span><text:span text:style-name="T96"></text:span></text:p>
      <text:p text:style-name="Standard"><text:span text:style-name="HTML_20_Code"><text:span text:style-name="T1"><text:s text:c="3"/>&lt;insert after=</text:span></text:span><text:span text:style-name="T82">control-format ] </text:span><text:span text:style-name="HTML_20_Code"><text:span text:style-name="T1">&gt;</text:span></text:span></text:p>
      <text:p text:style-name="Standard"><text:span text:style-name="HTML_20_Code"><text:span text:style-name="T1"><text:s text:c="4"/></text:span></text:span><text:span text:style-name="T81">{ control-format }</text:span></text:p>
      <text:p text:style-name="Standard"><text:span text:style-name="HTML_20_Code"><text:s text:c="3"/>&lt;/</text:span><text:span text:style-name="HTML_20_Code"><text:span text:style-name="T1">insert</text:span></text:span><text:span text:style-name="HTML_20_Code">&gt;</text:span></text:p>
      <text:p text:style-name="P16"/>
      <text:p text:style-name="Standard"><text:span text:style-name="T82">delete-section </text:span><text:span text:style-name="T96"></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2">{ control-format }</text:span></text:p>
      <text:p text:style-name="Standard"><text:span text:style-name="HTML_20_Code"><text:span text:style-name="T1"><text:s text:c="3"/>&lt;/delete&gt;</text:span></text:span></text:p>
      <text:p text:style-name="Standard"><text:span text:style-name="HTML_20_Code"><text:span text:style-name="T1"/></text:span></text:p>
      <text:p text:style-name="P16"><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64">the internal name of the line</text:span><text:span text:style-name="T1"> used in a derivative context to edit lists of options and lines (see 4.5). </text:span><text:span text:style-name="T36">Terminal scripts use name of the parser they use.</text:span></text:p>
      <text:p text:style-name="P22"><text:span text:style-name="T1">Optional attribute </text:span><text:span text:style-name="HTML_20_Code"><text:span text:style-name="T1">dest</text:span></text:span><text:span text:style-name="T1"> specifies </text:span><text:span text:style-name="T64">the name of the destination parameter</text:span><text:span text:style-name="T100">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span></text:span><text:soft-page-break/><text:span text:style-name="HTML_20_Code"><text:span text:style-name="T36">textkind=”text”</text:span></text:span><text:span text:style-name="T36">) specifying the name (beginning of the full name) of the console where the referenced program is opened.</text:span></text:p>
      <text:p text:style-name="P23"><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6"><text:span text:style-name="T53">The control line is composed by concatenation of strings resulting from </text:span><text:span text:style-name="T82">control-formats(4.4.1)</text:span><text:span text:style-name="T1">. </text:span><text:span text:style-name="T53">If attribute </text:span><text:span text:style-name="HTML_20_Code"><text:span text:style-name="T53">sep </text:span></text:span><text:span text:style-name="T53">is present, the separator string is inserted between each two adjacent strings.</text:span></text:p>
      <text:p text:style-name="P31"><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2"><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2"><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3"><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3"><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34"><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115"/>
      <text:p text:style-name="P16"><text:span text:style-name="T1">Joint fragments of the list of </text:span><text:span text:style-name="T82">control-formats </text:span><text:span text:style-name="T1">may be enclosed into </text:span><text:span text:style-name="T82">structural conditional clauses (6)</text:span><text:span text:style-name="T1">.</text:span></text:p>
      <text:h text:style-name="Heading_20_9" text:outline-level="9">4.4.1. <text:span text:style-name="T1">Formatting</text:span> <text:span text:style-name="T1">Of</text:span> <text:span text:style-name="T1">A</text:span> <text:span text:style-name="T1">Control</text:span> <text:span text:style-name="T1">Line</text:span></text:h>
      <text:p text:style-name="P5"/>
      <text:p text:style-name="Standard"><text:span text:style-name="T82">control-format </text:span><text:span text:style-name="T96"></text:span></text:p>
      <text:p text:style-name="Standard"><text:span text:style-name="T79"><text:s text:c="8"/></text:span><text:span text:style-name="T102">"</text:span><text:span text:style-name="T79"> </text:span><text:span text:style-name="T82">{</text:span><text:span text:style-name="T91"> </text:span><text:span text:style-name="HTML_20_Code"><text:span text:style-name="T55">fixed-text</text:span></text:span><text:span text:style-name="T82"> <text:s/>| pattern } </text:span><text:span text:style-name="T102">"</text:span></text:p>
      <text:p text:style-name="P4"/>
      <text:p text:style-name="Standard"><text:span text:style-name="T82">pattern </text:span><text:span text:style-name="T96"></text:span></text:p>
      <text:p text:style-name="Standard"><text:span text:style-name="HTML_20_Code"><text:span text:style-name="T1"><text:s text:c="3"/></text:span></text:span><text:span text:style-name="T82">pattern-option <text:s text:c="2"/>|</text:span></text:p>
      <text:p text:style-name="Standard"><text:span text:style-name="HTML_20_Code"><text:span text:style-name="T1"><text:s text:c="3"/></text:span></text:span><text:span text:style-name="T82">pattern-generator <text:s/>|</text:span></text:p>
      <text:p text:style-name="Standard"><text:span text:style-name="HTML_20_Code"><text:span text:style-name="T1"><text:s text:c="3"/></text:span></text:span><text:span text:style-name="T82">pattern-repetitor</text:span></text:p>
      <text:p text:style-name="P4"/>
      <text:p text:style-name="Standard"><text:span text:style-name="T82">pattern-option </text:span><text:span text:style-name="T96"></text:span></text:p>
      <text:p text:style-name="Standard"><text:span text:style-name="HTML_20_Code"><text:span text:style-name="T1"><text:s text:c="3"/></text:span></text:span><text:span text:style-name="HTML_20_Code">%</text:span><text:span text:style-name="HTML_20_Code"><text:span text:style-name="T66">parameter-name</text:span></text:span></text:p>
      <text:p text:style-name="P5"/>
      <text:p text:style-name="Standard"><text:span text:style-name="T82">pattern-generator </text:span><text:span text:style-name="T96"></text:span></text:p>
      <text:p text:style-name="Standard"><text:span text:style-name="HTML_20_Code"><text:span text:style-name="T1"><text:s text:c="3"/>%%</text:span></text:span><text:span text:style-name="HTML_20_Code"><text:span text:style-name="T66">generator-name</text:span></text:span></text:p>
      <text:p text:style-name="P4"><text:soft-page-break/></text:p>
      <text:p text:style-name="Standard"><text:span text:style-name="T82">pattern-repetitor </text:span><text:span text:style-name="T96"></text:span></text:p>
      <text:p text:style-name="Standard"><text:span text:style-name="HTML_20_Code"><text:span text:style-name="T1"><text:s text:c="3"/>%( </text:span></text:span><text:span text:style-name="HTML_20_Code"><text:span text:style-name="T55">text-repetitor</text:span></text:span><text:span text:style-name="HTML_20_Code"><text:span text:style-name="T1"> %| </text:span></text:span><text:span text:style-name="HTML_20_Code"><text:span text:style-name="T55">text-separator</text:span></text:span><text:span text:style-name="HTML_20_Code"><text:span text:style-name="T1"> %)</text:span></text:span></text:p>
      <text:p text:style-name="P4"/>
      <text:p text:style-name="P25">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pan text:style-name="T18">4.5. Specification of Derivative Context </text:span><text:span text:style-name="T104">tool</text:span></text:h>
      <text:p text:style-name="P16"><text:span text:style-name="T1">The mechanism of edition, that helps to create a derivative context from the base context indicated by attribute </text:span><text:span text:style-name="T102">inherits</text:span><text:span text:style-name="T1">, works as follows:</text:span></text:p>
      <text:list xml:id="list234209946920324" text:continue-list="list6729995918199002661" text:style-name="WW8Num4">
        <text:list-item>
          <text:p text:style-name="P79"><text:span text:style-name="T1">For header attributes of <text:s/>the derivative </text:span><text:span text:style-name="T82">context(4)</text:span><text:span text:style-name="T1">:</text:span></text:p>
        </text:list-item>
      </text:list>
      <text:list xml:id="list4291159176905746872" text:style-name="WW8Num1">
        <text:list-item>
          <text:list>
            <text:list-item>
              <text:p text:style-name="P82"><text:span text:style-name="T1">attribute </text:span><text:span text:style-name="T102">name</text:span><text:span text:style-name="T1"> must specify a unique name;</text:span></text:p>
            </text:list-item>
            <text:list-item>
              <text:p text:style-name="P82"><text:span text:style-name="T1">attribute </text:span><text:span text:style-name="T102">interface</text:span><text:span text:style-name="T1"> must refer either to the interface of the base contex, or to an interface derived from it;</text:span></text:p>
            </text:list-item>
            <text:list-item>
              <text:p text:style-name="P82"><text:span text:style-name="T1">attribute </text:span><text:span text:style-name="T102">exe</text:span><text:span text:style-name="T1"> may be either omitted (then it is inherited), or contain the same utility name, or some other name. </text:span><text:span text:style-name="T71">(The last may have sense, if the derived context refers to other version of the same utility installed in another directory).</text:span></text:p>
            </text:list-item>
          </text:list>
        </text:list-item>
      </text:list>
      <text:list xml:id="list234210399292356" text:continue-list="list234209946920324" text:style-name="WW8Num4">
        <text:list-item>
          <text:p text:style-name="P79"><text:span text:style-name="T1">In the </text:span><text:span text:style-name="T82">parameters-section(4.2)</text:span><text:span text:style-name="T1"> of the derivative context it is possible:</text:span></text:p>
        </text:list-item>
      </text:list>
      <text:list xml:id="list3516913613375070137" text:style-name="WW8Num25">
        <text:list-item>
          <text:p text:style-name="P98">to define a new parameter with a unique identifier;</text:p>
        </text:list-item>
        <text:list-item>
          <text:p text:style-name="P98">to modify any attributes of an existing parameter by their redefinition;</text:p>
        </text:list-item>
      </text:list>
      <text:list xml:id="list234209470971298" text:continue-list="list234210399292356" text:style-name="WW8Num4">
        <text:list-item>
          <text:p text:style-name="P79"><text:span text:style-name="T1">In the </text:span><text:span text:style-name="T82">input-section(4.3)</text:span><text:span text:style-name="T1"> of the derivative context it is possible:</text:span></text:p>
        </text:list-item>
      </text:list>
      <text:list xml:id="list234210919046550" text:continue-list="list3516913613375070137" text:style-name="WW8Num25">
        <text:list-item>
          <text:p text:style-name="P83"><text:span text:style-name="T1">to redefine the dialog’s title – section’s attribute </text:span><text:span text:style-name="T102">label</text:span><text:span text:style-name="T1">;</text:span></text:p>
        </text:list-item>
        <text:list-item>
          <text:p text:style-name="P98">to define a new group with a unique name and arbitrary contents;</text:p>
        </text:list-item>
        <text:list-item>
          <text:p text:style-name="P83"><text:span text:style-name="T1">to alter visibility of an existing group (exclude from input or to include again) – group’s attribute </text:span><text:span text:style-name="T102">visible</text:span><text:span text:style-name="T1">.</text:span></text:p>
        </text:list-item>
        <text:list-item>
          <text:p text:style-name="P83"><text:span text:style-name="T1">to add new </text:span><text:span text:style-name="T82">input-elements </text:span><text:span text:style-name="T1">to a group.</text:span></text:p>
        </text:list-item>
      </text:list>
      <text:p text:style-name="P41">The mechanism of editions for an input section works as follows:</text:p>
      <text:list xml:id="list234209674887073" text:continue-numbering="true" text:style-name="WW8Num25">
        <text:list-item>
          <text:p text:style-name="P98">First, all groups (elements) from the base context are included into the section (group) in the order of their definition; the contents of an already existing group is filled with base elements similarly.</text:p>
        </text:list-item>
        <text:list-item>
          <text:p text:style-name="P98">Then all new groups (elements) are included into the section (group) in the order of their definition in the derivative context.</text:p>
        </text:list-item>
        <text:list-item>
          <text:p text:style-name="P83"><text:span text:style-name="T1">Then, if an </text:span><text:span text:style-name="T82">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02">”</text:span><text:span text:style-name="HTML_20_Code"><text:span text:style-name="T1">first</text:span></text:span><text:span text:style-name="T102">”</text:span><text:span text:style-name="T1">, elements are inserted in the beginning of the group.</text:span></text:p>
        </text:list-item>
        <text:list-item>
          <text:p text:style-name="P83"><text:span text:style-name="T1">Then, if a </text:span><text:span text:style-name="T82">delete-section</text:span><text:span text:style-name="T1"> is present in the group, all elements from it are removed from this group.</text:span></text:p>
        </text:list-item>
      </text:list>
      <text:list xml:id="list234209486090519" text:continue-list="list234209470971298" text:style-name="WW8Num4">
        <text:list-item>
          <text:p text:style-name="P79"><text:span text:style-name="T1">In the </text:span><text:span text:style-name="T82">output-section(4.4)</text:span><text:span text:style-name="T1"> of the derivative context it is possible:</text:span></text:p>
        </text:list-item>
      </text:list>
      <text:list xml:id="list234210299416491" text:continue-list="list234209674887073" text:style-name="WW8Num25">
        <text:list-item>
          <text:p text:style-name="P98">to define a new control line with a unique name;</text:p>
        </text:list-item>
        <text:list-item>
          <text:p text:style-name="P83"><text:span text:style-name="T1">to delete a line by its redefinition with </text:span><text:span text:style-name="T102">dest=””</text:span><text:span text:style-name="T1">;</text:span></text:p>
        </text:list-item>
        <text:list-item>
          <text:p text:style-name="P83"><text:span text:style-name="T1">to add new </text:span><text:span text:style-name="T82">control formats(4.4)</text:span><text:span text:style-name="T1"> in a line.</text:span></text:p>
        </text:list-item>
      </text:list>
      <text:p text:style-name="P41">The mechanism of edition for the output section works similar to that of input section.</text:p>
      <text:list xml:id="list234209569921069" text:continue-list="list234209486090519" text:style-name="WW8Num4">
        <text:list-item>
          <text:p text:style-name="P79"><text:span text:style-name="T1">In the </text:span><text:span text:style-name="T82">extensions-section(4.1.1)</text:span><text:span text:style-name="T1"> of the derivative context it is possible:</text:span></text:p>
        </text:list-item>
      </text:list>
      <text:list xml:id="list234210933610136" text:continue-list="list234210299416491" text:style-name="WW8Num25">
        <text:list-item>
          <text:p text:style-name="P106">nothing right now.</text:p>
        </text:list-item>
      </text:list>
      <text:h text:style-name="Heading_20_5" text:outline-level="5"><text:span text:style-name="T116">5. Pattern</text:span><text:span text:style-name="T18">s</text:span><text:span text:style-name="T116">-generator</text:span><text:span text:style-name="T18">s</text:span></text:h>
      <text:p text:style-name="P16"><text:span text:style-name="T8">Patterns-generators</text:span><text:span text:style-name="T1"> are “pseudo-parameters” predefined in TSL that do not need definitions or input. Their values come from the Eclipse/ExDT environment.</text:span></text:p>
      <text:p text:style-name="P25">In strings, patterns-generators are marked with double percent signs to distinguish them from parameters.</text:p>
      <text:p text:style-name="P25"><text:soft-page-break/>The following generators are available in Eclipse/ExDT version 1.1.0 (colored are generators of parameters, which are not available in formats of control lines):</text:p>
      <text:list xml:id="list5823159217589844403" text:style-name="WW8Num21">
        <text:list-item>
          <text:p text:style-name="P84"><text:span text:style-name="T1">Single value</text:span>:</text:p>
        </text:list-item>
      </text:list>
      <text:p text:style-name="P16"><text:span text:style-name="HTML_20_Code"><text:span text:style-name="T122">ParamName</text:span></text:span><text:span text:style-name="T1"><text:tab/> – this parameter’s name;</text:span></text:p>
      <text:p text:style-name="P16"><text:span text:style-name="HTML_20_Code"><text:span text:style-name="T122">ParamValue</text:span></text:span><text:span text:style-name="T1"><text:tab/> – this parameter’s value in output representation;</text:span></text:p>
      <text:p text:style-name="P16"><text:span text:style-name="HTML_20_Code"><text:span text:style-name="T1">ProjectName</text:span></text:span><text:span text:style-name="T1"><text:tab/> – current project name;</text:span></text:p>
      <text:p text:style-name="P16"><text:span text:style-name="HTML_20_Code"><text:span text:style-name="T1">TopModule</text:span></text:span><text:span text:style-name="T1"><text:tab/><text:tab/> – main module name (for which the utility is called);</text:span></text:p>
      <text:p text:style-name="P21"><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1"><text:span text:style-name="HTML_20_Code"><text:span text:style-name="T1">CurrentFile</text:span></text:span><text:span text:style-name="T1"><text:tab/> – current file name (for which the utility is called);</text:span></text:p>
      <text:p text:style-name="P21"><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1"><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1"><text:span text:style-name="HTML_20_Code"><text:span text:style-name="T1">CurrentFile</text:span></text:span><text:span text:style-name="T1"><text:tab/> – current file name (for which the utility is called);</text:span></text:p>
      <text:p text:style-name="P21"><text:span text:style-name="HTML_20_Code"><text:span text:style-name="T31">ChosenActionIndex</text:span></text:span><text:span text:style-name="T1"> – </text:span><text:span text:style-name="T31">index of the chosen action variant (starting from 0)</text:span><text:span text:style-name="T1">;</text:span></text:p>
      <text:p text:style-name="P21"><text:span text:style-name="HTML_20_Code"><text:span text:style-name="T1">OS<text:tab/><text:tab/></text:span></text:span><text:span text:style-name="T1"><text:tab/> – OS name (</text:span><text:span text:style-name="T71">“Windows”</text:span><text:span text:style-name="T1">, </text:span><text:span text:style-name="T71">“Linux”</text:span><text:span text:style-name="T1">, etc.);</text:span></text:p>
      <text:list xml:id="list234210255082961" text:continue-numbering="true" text:style-name="WW8Num21">
        <text:list-item>
          <text:p text:style-name="P84"><text:span text:style-name="T1">List values</text:span>:</text:p>
        </text:list-item>
      </text:list>
      <text:p text:style-name="P16"><text:span text:style-name="HTML_20_Code"><text:span text:style-name="T122">ParamValue</text:span></text:span><text:span text:style-name="T1"><text:tab/>– list-value parameter in output representation;</text:span></text:p>
      <text:p text:style-name="P16"><text:span text:style-name="HTML_20_Code"><text:span text:style-name="T1">SourceList<text:tab/></text:span></text:span><text:span text:style-name="T1">– files list, containing the closure of the main module’s imports;</text:span></text:p>
      <text:p text:style-name="P117"><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117"><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1"><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51" text:outline-level="5"><text:span text:style-name="T116">6. </text:span><text:span text:style-name="T18">Conditional Clauses</text:span></text:h>
      <text:p text:style-name="P16"><text:span text:style-name="T1">The syntax and usage of structural conditional clauses and conditional expressions are described in a separate document </text:span><text:span text:style-name="T80">“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228in" fo:min-width="0.0161in"><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1-29T23:42:08.827846179</dc:date>
    <meta:print-date>2006-07-20T16:01:00</meta:print-date>
    <meta:editing-cycles>76</meta:editing-cycles>
    <meta:editing-duration>P5DT2H34M3S</meta:editing-duration>
    <meta:generator>LibreOffice/4.1.3.2$Linux_X86_64 LibreOffice_project/410m0$Build-2</meta:generator>
    <meta:document-statistic meta:table-count="0" meta:image-count="0" meta:object-count="0" meta:page-count="24" meta:paragraph-count="627" meta:word-count="9497" meta:character-count="62905" meta:non-whitespace-character-count="52867"/>
  </office:meta>
</office:document-meta>
</file>